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Title" style:master-page-name="Standard">
      <style:paragraph-properties fo:break-before="auto" fo:line-height="115%" fo:keep-with-next="always" fo:keep-together="always" style:writing-mode="lr-tb"/>
    </style:style>
    <style:style style:name="T1_1" style:family="text">
      <style:text-properties style:font-name="Arial" style:font-name-asian="Arial" style:font-name-complex="Arial"/>
    </style:style>
    <style:style style:name="T1_2" style:family="text">
      <style:text-properties style:font-name="Arial" style:font-name-asian="Arial" style:font-name-complex="Arial"/>
    </style:style>
    <style:style style:name="T1_3" style:family="text">
      <style:text-properties style:font-name="Arial" style:font-name-asian="Arial" style:font-name-complex="Arial"/>
    </style:style>
    <style:style style:name="T1_4" style:family="text">
      <style:text-properties style:font-name="Arial" style:font-name-asian="Arial" style:font-name-complex="Arial"/>
    </style:style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>
      <style:text-properties fo:background-color="#ffffff"/>
    </style:style>
    <style:style style:name="T3_2" style:family="text">
      <style:text-properties fo:background-color="#ffffff"/>
    </style:style>
    <style:style style:name="T3_3" style:family="text">
      <style:text-properties fo:background-color="#ffffff"/>
    </style:style>
    <style:style style:name="T3_4" style:family="text">
      <style:text-properties fo:background-color="#ffffff"/>
    </style:style>
    <style:style style:name="T3_5" style:family="text">
      <style:text-properties fo:background-color="#ffffff"/>
    </style:style>
    <style:style style:name="T3_6" style:family="text">
      <style:text-properties fo:background-color="#ffffff"/>
    </style:style>
    <style:style style:name="T3_7" style:family="text">
      <style:text-properties fo:background-color="#ffffff"/>
    </style:style>
    <style:style style:name="T3_8" style:family="text">
      <style:text-properties fo:background-color="#ffffff"/>
    </style:style>
    <style:style style:name="T3_9" style:family="text">
      <style:text-properties fo:background-color="#ffffff"/>
    </style:style>
    <style:style style:name="T3_10" style:family="text">
      <style:text-properties fo:background-color="#ffffff"/>
    </style:style>
    <style:style style:name="T3_11" style:family="text">
      <style:text-properties fo:background-color="#ffffff"/>
    </style:style>
    <style:style style:name="T3_12" style:family="text">
      <style:text-properties fo:background-color="#ffffff"/>
    </style:style>
    <style:style style:name="T3_13" style:family="text">
      <style:text-properties fo:background-color="#ffffff"/>
    </style:style>
    <style:style style:name="T3_14" style:family="text">
      <style:text-properties fo:background-color="#ffffff"/>
    </style:style>
    <style:style style:name="T3_15" style:family="text">
      <style:text-properties fo:background-color="#ffffff"/>
    </style:style>
    <style:style style:name="T3_16" style:family="text">
      <style:text-properties fo:background-color="#ffffff"/>
    </style:style>
    <style:style style:name="T3_17" style:family="text">
      <style:text-properties fo:background-color="#ffffff"/>
    </style:style>
    <style:style style:name="T3_18" style:family="text">
      <style:text-properties fo:background-color="#ffffff"/>
    </style:style>
    <style:style style:name="T3_19" style:family="text">
      <style:text-properties fo:background-color="#ffffff"/>
    </style:style>
    <style:style style:name="T3_20" style:family="text">
      <style:text-properties fo:background-color="#ffffff"/>
    </style:style>
    <style:style style:name="T3_21" style:family="text">
      <style:text-properties fo:background-color="#ffffff"/>
    </style:style>
    <style:style style:name="T3_22" style:family="text">
      <style:text-properties fo:background-color="#ffffff"/>
    </style:style>
    <style:style style:name="T3_23" style:family="text">
      <style:text-properties fo:background-color="#ffffff"/>
    </style:style>
    <style:style style:name="T3_24" style:family="text">
      <style:text-properties fo:background-color="#ffffff"/>
    </style:style>
    <style:style style:name="T3_25" style:family="text">
      <style:text-properties fo:background-color="#ffffff"/>
    </style:style>
    <style:style style:name="T3_26" style:family="text">
      <style:text-properties fo:background-color="#ffffff"/>
    </style:style>
    <style:style style:name="T3_27" style:family="text">
      <style:text-properties fo:background-color="#ffffff"/>
    </style:style>
    <style:style style:name="T3_28" style:family="text">
      <style:text-properties fo:background-color="#ffffff"/>
    </style:style>
    <style:style style:name="T3_29" style:family="text">
      <style:text-properties fo:background-color="#ffffff"/>
    </style:style>
    <style:style style:name="T3_30" style:family="text">
      <style:text-properties fo:background-color="#ffffff"/>
    </style:style>
    <style:style style:name="T3_31" style:family="text">
      <style:text-properties fo:background-color="#ffffff"/>
    </style:style>
    <style:style style:name="T3_32" style:family="text">
      <style:text-properties fo:background-color="#ffffff"/>
    </style:style>
    <style:style style:name="T3_33" style:family="text">
      <style:text-properties fo:background-color="#ffffff"/>
    </style:style>
    <style:style style:name="T3_34" style:family="text">
      <style:text-properties fo:background-color="#ffffff"/>
    </style:style>
    <style:style style:name="T3_35" style:family="text">
      <style:text-properties fo:background-color="#ffffff"/>
    </style:style>
    <style:style style:name="T3_36" style:family="text">
      <style:text-properties fo:background-color="#ffffff"/>
    </style:style>
    <style:style style:name="T3_37" style:family="text">
      <style:text-properties fo:background-color="#ffffff"/>
    </style:style>
    <style:style style:name="T3_38" style:family="text">
      <style:text-properties fo:background-color="#ffffff"/>
    </style:style>
    <style:style style:name="T3_39" style:family="text">
      <style:text-properties fo:background-color="#ffffff"/>
    </style:style>
    <style:style style:name="T3_40" style:family="text">
      <style:text-properties fo:background-color="#ffffff"/>
    </style:style>
    <style:style style:name="T3_41" style:family="text">
      <style:text-properties fo:background-color="#ffffff"/>
    </style:style>
    <style:style style:name="T3_42" style:family="text">
      <style:text-properties fo:background-color="#ffffff"/>
    </style:style>
    <style:style style:name="T3_43" style:family="text">
      <style:text-properties fo:background-color="#ffffff"/>
    </style:style>
    <style:style style:name="T3_44" style:family="text">
      <style:text-properties fo:background-color="#ffffff"/>
    </style:style>
    <style:style style:name="T3_45" style:family="text">
      <style:text-properties fo:background-color="#ffffff"/>
    </style:style>
    <style:style style:name="T3_46" style:family="text">
      <style:text-properties fo:background-color="#ffffff"/>
    </style:style>
    <style:style style:name="T3_47" style:family="text">
      <style:text-properties fo:background-color="#ffffff"/>
    </style:style>
    <style:style style:name="T3_48" style:family="text">
      <style:text-properties fo:background-color="#ffffff"/>
    </style:style>
    <style:style style:name="T3_49" style:family="text">
      <style:text-properties fo:background-color="#ffffff"/>
    </style:style>
    <style:style style:name="T3_50" style:family="text">
      <style:text-properties fo:background-color="#ffffff"/>
    </style:style>
    <style:style style:name="T3_51" style:family="text">
      <style:text-properties fo:background-color="#ffffff"/>
    </style:style>
    <style:style style:name="T3_52" style:family="text">
      <style:text-properties fo:background-color="#ffffff"/>
    </style:style>
    <style:style style:name="T3_53" style:family="text">
      <style:text-properties fo:background-color="#ffffff"/>
    </style:style>
    <style:style style:name="T3_54" style:family="text">
      <style:text-properties fo:background-color="#ffffff"/>
    </style:style>
    <style:style style:name="T3_55" style:family="text">
      <style:text-properties fo:background-color="#ffffff"/>
    </style:style>
    <style:style style:name="T3_56" style:family="text">
      <style:text-properties fo:background-color="#ffffff"/>
    </style:style>
    <style:style style:name="T3_57" style:family="text">
      <style:text-properties fo:background-color="#ffffff"/>
    </style:style>
    <style:style style:name="T3_58" style:family="text">
      <style:text-properties fo:background-color="#ffffff"/>
    </style:style>
    <style:style style:name="T3_59" style:family="text">
      <style:text-properties fo:background-color="#ffffff"/>
    </style:style>
    <style:style style:name="T3_60" style:family="text">
      <style:text-properties fo:background-color="#ffffff"/>
    </style:style>
    <style:style style:name="T3_61" style:family="text">
      <style:text-properties fo:background-color="#ffffff"/>
    </style:style>
    <style:style style:name="T3_62" style:family="text">
      <style:text-properties fo:background-color="#ffffff"/>
    </style:style>
    <style:style style:name="T3_63" style:family="text">
      <style:text-properties fo:background-color="#ffffff"/>
    </style:style>
    <style:style style:name="T3_64" style:family="text">
      <style:text-properties fo:background-color="#ffffff"/>
    </style:style>
    <style:style style:name="T3_65" style:family="text">
      <style:text-properties fo:background-color="#ffffff"/>
    </style:style>
    <style:style style:name="T3_66" style:family="text">
      <style:text-properties fo:background-color="#ffffff"/>
    </style:style>
    <style:style style:name="T3_67" style:family="text">
      <style:text-properties fo:background-color="#ffffff"/>
    </style:style>
    <style:style style:name="T3_68" style:family="text">
      <style:text-properties fo:background-color="#ffffff"/>
    </style:style>
    <style:style style:name="T3_69" style:family="text">
      <style:text-properties fo:background-color="#ffffff"/>
    </style:style>
    <style:style style:name="T3_70" style:family="text">
      <style:text-properties fo:background-color="#ffffff"/>
    </style:style>
    <style:style style:name="T3_71" style:family="text">
      <style:text-properties fo:background-color="#ffffff"/>
    </style:style>
    <style:style style:name="T3_72" style:family="text">
      <style:text-properties fo:background-color="#ffffff"/>
    </style:style>
    <style:style style:name="T3_73" style:family="text">
      <style:text-properties fo:background-color="#ffffff"/>
    </style:style>
    <style:style style:name="T3_74" style:family="text">
      <style:text-properties fo:background-color="#ffffff"/>
    </style:style>
    <style:style style:name="T3_75" style:family="text">
      <style:text-properties fo:background-color="#ffffff"/>
    </style:style>
    <style:style style:name="T3_76" style:family="text">
      <style:text-properties fo:background-color="#ffffff"/>
    </style:style>
    <style:style style:name="T3_77" style:family="text">
      <style:text-properties fo:background-color="#ffffff"/>
    </style:style>
    <style:style style:name="T3_78" style:family="text">
      <style:text-properties fo:background-color="#ffffff"/>
    </style:style>
    <style:style style:name="T3_79" style:family="text">
      <style:text-properties fo:background-color="#ffffff"/>
    </style:style>
    <style:style style:name="T3_80" style:family="text">
      <style:text-properties fo:background-color="#ffffff"/>
    </style:style>
    <style:style style:name="T3_81" style:family="text">
      <style:text-properties fo:background-color="#ffffff"/>
    </style:style>
    <style:style style:name="T3_82" style:family="text">
      <style:text-properties fo:background-color="#ffffff"/>
    </style:style>
    <style:style style:name="T3_83" style:family="text">
      <style:text-properties fo:background-color="#ffffff"/>
    </style:style>
    <style:style style:name="T3_84" style:family="text">
      <style:text-properties fo:background-color="#ffffff"/>
    </style:style>
    <style:style style:name="T3_85" style:family="text">
      <style:text-properties fo:background-color="#ffffff"/>
    </style:style>
    <style:style style:name="T3_86" style:family="text">
      <style:text-properties fo:background-color="#ffffff"/>
    </style:style>
    <style:style style:name="T3_87" style:family="text">
      <style:text-properties fo:background-color="#ffffff"/>
    </style:style>
    <style:style style:name="T3_88" style:family="text">
      <style:text-properties fo:background-color="#ffffff"/>
    </style:style>
    <style:style style:name="T3_89" style:family="text">
      <style:text-properties fo:background-color="#ffffff"/>
    </style:style>
    <style:style style:name="T3_90" style:family="text">
      <style:text-properties fo:background-color="#ffffff"/>
    </style:style>
    <style:style style:name="T3_91" style:family="text">
      <style:text-properties fo:background-color="#ffffff"/>
    </style:style>
    <style:style style:name="T3_92" style:family="text">
      <style:text-properties fo:background-color="#ffffff"/>
    </style:style>
    <style:style style:name="T3_93" style:family="text">
      <style:text-properties fo:background-color="#ffffff"/>
    </style:style>
    <style:style style:name="T3_94" style:family="text">
      <style:text-properties fo:background-color="#ffffff"/>
    </style:style>
    <style:style style:name="T3_95" style:family="text">
      <style:text-properties fo:background-color="#ffffff"/>
    </style:style>
    <style:style style:name="T3_96" style:family="text">
      <style:text-properties fo:background-color="#ffffff"/>
    </style:style>
    <style:style style:name="T3_97" style:family="text">
      <style:text-properties fo:background-color="#ffffff"/>
    </style:style>
    <style:style style:name="T3_98" style:family="text">
      <style:text-properties fo:background-color="#ffffff"/>
    </style:style>
    <style:style style:name="T3_99" style:family="text">
      <style:text-properties fo:background-color="#ffffff"/>
    </style:style>
    <style:style style:name="T3_100" style:family="text">
      <style:text-properties fo:background-color="#ffffff"/>
    </style:style>
    <style:style style:name="T3_101" style:family="text">
      <style:text-properties fo:background-color="#ffffff"/>
    </style:style>
    <style:style style:name="T3_102" style:family="text">
      <style:text-properties fo:background-color="#ffffff"/>
    </style:style>
    <style:style style:name="T3_103" style:family="text">
      <style:text-properties fo:background-color="#ffffff"/>
    </style:style>
    <style:style style:name="T3_104" style:family="text">
      <style:text-properties fo:background-color="#ffffff"/>
    </style:style>
    <style:style style:name="T3_105" style:family="text">
      <style:text-properties fo:background-color="#ffffff"/>
    </style:style>
    <style:style style:name="T3_106" style:family="text">
      <style:text-properties fo:background-color="#ffffff"/>
    </style:style>
    <style:style style:name="T3_107" style:family="text">
      <style:text-properties fo:background-color="#ffffff"/>
    </style:style>
    <style:style style:name="T3_108" style:family="text">
      <style:text-properties fo:background-color="#ffffff"/>
    </style:style>
    <style:style style:name="T3_109" style:family="text">
      <style:text-properties fo:background-color="#ffffff"/>
    </style:style>
    <style:style style:name="T3_110" style:family="text">
      <style:text-properties fo:background-color="#ffffff"/>
    </style:style>
    <style:style style:name="T3_111" style:family="text">
      <style:text-properties fo:background-color="#ffffff"/>
    </style:style>
    <style:style style:name="T3_112" style:family="text">
      <style:text-properties fo:background-color="#ffffff"/>
    </style:style>
    <style:style style:name="T3_113" style:family="text">
      <style:text-properties fo:background-color="#ffffff"/>
    </style:style>
    <style:style style:name="T3_114" style:family="text">
      <style:text-properties fo:background-color="#ffffff"/>
    </style:style>
    <style:style style:name="T3_115" style:family="text">
      <style:text-properties fo:background-color="#ffffff"/>
    </style:style>
    <style:style style:name="T3_116" style:family="text">
      <style:text-properties fo:background-color="#ffffff"/>
    </style:style>
    <style:style style:name="T3_117" style:family="text">
      <style:text-properties fo:background-color="#ffffff"/>
    </style:style>
    <style:style style:name="T3_118" style:family="text">
      <style:text-properties fo:background-color="#ffffff"/>
    </style:style>
    <style:style style:name="P4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>
      <style:text-properties fo:background-color="#ffffff"/>
    </style:style>
    <style:style style:name="T5_2" style:family="text">
      <style:text-properties fo:background-color="#ffffff"/>
    </style:style>
    <style:style style:name="T5_3" style:family="text">
      <style:text-properties fo:background-color="#ffffff"/>
    </style:style>
    <style:style style:name="T5_4" style:family="text">
      <style:text-properties fo:background-color="#ffffff"/>
    </style:style>
    <style:style style:name="T5_5" style:family="text">
      <style:text-properties fo:background-color="#ffffff"/>
    </style:style>
    <style:style style:name="T5_6" style:family="text">
      <style:text-properties fo:background-color="#ffffff"/>
    </style:style>
    <style:style style:name="T5_7" style:family="text">
      <style:text-properties fo:background-color="#ffffff"/>
    </style:style>
    <style:style style:name="T5_8" style:family="text">
      <style:text-properties fo:background-color="#ffffff"/>
    </style:style>
    <style:style style:name="T5_9" style:family="text">
      <style:text-properties fo:background-color="#ffffff"/>
    </style:style>
    <style:style style:name="T5_10" style:family="text">
      <style:text-properties fo:background-color="#ffffff"/>
    </style:style>
    <style:style style:name="T5_11" style:family="text">
      <style:text-properties fo:background-color="#ffffff"/>
    </style:style>
    <style:style style:name="T5_12" style:family="text">
      <style:text-properties fo:background-color="#ffffff"/>
    </style:style>
    <style:style style:name="T5_13" style:family="text">
      <style:text-properties fo:background-color="#ffffff"/>
    </style:style>
    <style:style style:name="T5_14" style:family="text">
      <style:text-properties fo:background-color="#ffffff"/>
    </style:style>
    <style:style style:name="T5_15" style:family="text">
      <style:text-properties fo:background-color="#ffffff"/>
    </style:style>
    <style:style style:name="T5_16" style:family="text">
      <style:text-properties fo:background-color="#ffffff"/>
    </style:style>
    <style:style style:name="T5_17" style:family="text">
      <style:text-properties fo:background-color="#ffffff"/>
    </style:style>
    <style:style style:name="T5_18" style:family="text">
      <style:text-properties fo:background-color="#ffffff"/>
    </style:style>
    <style:style style:name="T5_19" style:family="text">
      <style:text-properties fo:background-color="#ffffff"/>
    </style:style>
    <style:style style:name="T5_20" style:family="text">
      <style:text-properties fo:background-color="#ffffff"/>
    </style:style>
    <style:style style:name="T5_21" style:family="text">
      <style:text-properties fo:background-color="#ffffff"/>
    </style:style>
    <style:style style:name="T5_22" style:family="text">
      <style:text-properties fo:background-color="#ffffff"/>
    </style:style>
    <style:style style:name="T5_23" style:family="text">
      <style:text-properties fo:background-color="#ffffff"/>
    </style:style>
    <style:style style:name="T5_24" style:family="text">
      <style:text-properties fo:background-color="#ffffff"/>
    </style:style>
    <style:style style:name="T5_25" style:family="text">
      <style:text-properties fo:background-color="#ffffff"/>
    </style:style>
    <style:style style:name="T5_26" style:family="text">
      <style:text-properties fo:background-color="#ffffff"/>
    </style:style>
    <style:style style:name="T5_27" style:family="text">
      <style:text-properties fo:background-color="#ffffff"/>
    </style:style>
    <style:style style:name="T5_28" style:family="text">
      <style:text-properties fo:background-color="#ffffff"/>
    </style:style>
    <style:style style:name="T5_29" style:family="text">
      <style:text-properties fo:background-color="#ffffff"/>
    </style:style>
    <style:style style:name="T5_30" style:family="text">
      <style:text-properties fo:background-color="#ffffff"/>
    </style:style>
    <style:style style:name="T5_31" style:family="text">
      <style:text-properties fo:background-color="#ffffff"/>
    </style:style>
    <style:style style:name="T5_32" style:family="text">
      <style:text-properties fo:background-color="#ffffff"/>
    </style:style>
    <style:style style:name="T5_33" style:family="text">
      <style:text-properties fo:background-color="#ffffff"/>
    </style:style>
    <style:style style:name="T5_34" style:family="text">
      <style:text-properties fo:background-color="#ffffff"/>
    </style:style>
    <style:style style:name="T5_35" style:family="text">
      <style:text-properties fo:background-color="#ffffff"/>
    </style:style>
    <style:style style:name="T5_36" style:family="text">
      <style:text-properties fo:background-color="#ffffff"/>
    </style:style>
    <style:style style:name="T5_37" style:family="text">
      <style:text-properties fo:background-color="#ffffff"/>
    </style:style>
    <style:style style:name="T5_38" style:family="text">
      <style:text-properties fo:background-color="#ffffff"/>
    </style:style>
    <style:style style:name="T5_39" style:family="text">
      <style:text-properties fo:background-color="#ffffff"/>
    </style:style>
    <style:style style:name="T5_40" style:family="text">
      <style:text-properties fo:background-color="#ffffff"/>
    </style:style>
    <style:style style:name="T5_41" style:family="text">
      <style:text-properties fo:background-color="#ffffff"/>
    </style:style>
    <style:style style:name="T5_42" style:family="text">
      <style:text-properties fo:background-color="#ffffff"/>
    </style:style>
    <style:style style:name="T5_43" style:family="text">
      <style:text-properties fo:background-color="#ffffff"/>
    </style:style>
    <style:style style:name="T5_44" style:family="text">
      <style:text-properties fo:background-color="#ffffff"/>
    </style:style>
    <style:style style:name="T5_45" style:family="text">
      <style:text-properties fo:background-color="#ffffff"/>
    </style:style>
    <style:style style:name="T5_46" style:family="text">
      <style:text-properties fo:background-color="#ffffff"/>
    </style:style>
    <style:style style:name="T5_47" style:family="text">
      <style:text-properties fo:background-color="#ffffff"/>
    </style:style>
    <style:style style:name="T5_48" style:family="text">
      <style:text-properties fo:background-color="#ffffff"/>
    </style:style>
    <style:style style:name="T5_49" style:family="text">
      <style:text-properties fo:background-color="#ffffff"/>
    </style:style>
    <style:style style:name="T5_50" style:family="text">
      <style:text-properties fo:background-color="#ffffff"/>
    </style:style>
    <style:style style:name="T5_51" style:family="text">
      <style:text-properties fo:background-color="#ffffff"/>
    </style:style>
    <style:style style:name="T5_52" style:family="text">
      <style:text-properties fo:background-color="#ffffff"/>
    </style:style>
    <style:style style:name="T5_53" style:family="text">
      <style:text-properties fo:background-color="#ffffff"/>
    </style:style>
    <style:style style:name="T5_54" style:family="text">
      <style:text-properties fo:background-color="#ffffff"/>
    </style:style>
    <style:style style:name="T5_55" style:family="text">
      <style:text-properties fo:background-color="#ffffff"/>
    </style:style>
    <style:style style:name="T5_56" style:family="text">
      <style:text-properties fo:background-color="#ffffff"/>
    </style:style>
    <style:style style:name="T5_57" style:family="text">
      <style:text-properties fo:background-color="#ffffff"/>
    </style:style>
    <style:style style:name="T5_58" style:family="text">
      <style:text-properties fo:background-color="#ffffff"/>
    </style:style>
    <style:style style:name="T5_59" style:family="text">
      <style:text-properties fo:background-color="#ffffff"/>
    </style:style>
    <style:style style:name="T5_60" style:family="text">
      <style:text-properties fo:background-color="#ffffff"/>
    </style:style>
    <style:style style:name="T5_61" style:family="text">
      <style:text-properties fo:background-color="#ffffff"/>
    </style:style>
    <style:style style:name="T5_62" style:family="text">
      <style:text-properties fo:background-color="#ffffff"/>
    </style:style>
    <style:style style:name="T5_63" style:family="text">
      <style:text-properties fo:background-color="#ffffff"/>
    </style:style>
    <style:style style:name="T5_64" style:family="text">
      <style:text-properties fo:background-color="#ffffff"/>
    </style:style>
    <style:style style:name="T5_65" style:family="text">
      <style:text-properties fo:background-color="#ffffff"/>
    </style:style>
    <style:style style:name="T5_66" style:family="text">
      <style:text-properties fo:background-color="#ffffff"/>
    </style:style>
    <style:style style:name="T5_67" style:family="text">
      <style:text-properties fo:background-color="#ffffff"/>
    </style:style>
    <style:style style:name="T5_68" style:family="text">
      <style:text-properties fo:background-color="#ffffff"/>
    </style:style>
    <style:style style:name="T5_69" style:family="text">
      <style:text-properties fo:background-color="#ffffff"/>
    </style:style>
    <style:style style:name="T5_70" style:family="text">
      <style:text-properties fo:background-color="#ffffff"/>
    </style:style>
    <style:style style:name="T5_71" style:family="text">
      <style:text-properties fo:background-color="#ffffff"/>
    </style:style>
    <style:style style:name="T5_72" style:family="text">
      <style:text-properties fo:background-color="#ffffff"/>
    </style:style>
    <style:style style:name="T5_73" style:family="text">
      <style:text-properties fo:background-color="#ffffff"/>
    </style:style>
    <style:style style:name="T5_74" style:family="text">
      <style:text-properties fo:background-color="#ffffff"/>
    </style:style>
    <style:style style:name="T5_75" style:family="text">
      <style:text-properties fo:background-color="#ffffff"/>
    </style:style>
    <style:style style:name="T5_76" style:family="text">
      <style:text-properties fo:background-color="#ffffff"/>
    </style:style>
    <style:style style:name="T5_77" style:family="text">
      <style:text-properties fo:background-color="#ffffff"/>
    </style:style>
    <style:style style:name="T5_78" style:family="text">
      <style:text-properties fo:background-color="#ffffff"/>
    </style:style>
    <style:style style:name="T5_79" style:family="text">
      <style:text-properties fo:background-color="#ffffff"/>
    </style:style>
    <style:style style:name="T5_80" style:family="text">
      <style:text-properties fo:background-color="#ffffff"/>
    </style:style>
    <style:style style:name="T5_81" style:family="text">
      <style:text-properties fo:background-color="#ffffff"/>
    </style:style>
    <style:style style:name="T5_82" style:family="text">
      <style:text-properties fo:background-color="#ffffff"/>
    </style:style>
    <style:style style:name="T5_83" style:family="text">
      <style:text-properties fo:background-color="#ffffff"/>
    </style:style>
    <style:style style:name="T5_84" style:family="text">
      <style:text-properties fo:background-color="#ffffff"/>
    </style:style>
    <style:style style:name="P6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>
      <style:text-properties fo:background-color="#ffffff"/>
    </style:style>
    <style:style style:name="T7_2" style:family="text">
      <style:text-properties fo:background-color="#ffffff"/>
    </style:style>
    <style:style style:name="T7_3" style:family="text">
      <style:text-properties fo:background-color="#ffffff"/>
    </style:style>
    <style:style style:name="T7_4" style:family="text">
      <style:text-properties fo:background-color="#ffffff"/>
    </style:style>
    <style:style style:name="T7_5" style:family="text">
      <style:text-properties fo:background-color="#ffffff"/>
    </style:style>
    <style:style style:name="T7_6" style:family="text">
      <style:text-properties fo:background-color="#ffffff"/>
    </style:style>
    <style:style style:name="T7_7" style:family="text">
      <style:text-properties fo:background-color="#ffffff"/>
    </style:style>
    <style:style style:name="T7_8" style:family="text">
      <style:text-properties fo:background-color="#ffffff"/>
    </style:style>
    <style:style style:name="T7_9" style:family="text">
      <style:text-properties fo:background-color="#ffffff"/>
    </style:style>
    <style:style style:name="T7_10" style:family="text">
      <style:text-properties fo:background-color="#ffffff"/>
    </style:style>
    <style:style style:name="T7_11" style:family="text">
      <style:text-properties fo:background-color="#ffffff"/>
    </style:style>
    <style:style style:name="T7_12" style:family="text">
      <style:text-properties fo:background-color="#ffffff"/>
    </style:style>
    <style:style style:name="T7_13" style:family="text">
      <style:text-properties fo:background-color="#ffffff"/>
    </style:style>
    <style:style style:name="T7_14" style:family="text">
      <style:text-properties fo:background-color="#ffffff"/>
    </style:style>
    <style:style style:name="T7_15" style:family="text">
      <style:text-properties fo:background-color="#ffffff"/>
    </style:style>
    <style:style style:name="T7_16" style:family="text">
      <style:text-properties fo:background-color="#ffffff"/>
    </style:style>
    <style:style style:name="T7_17" style:family="text">
      <style:text-properties fo:background-color="#ffffff"/>
    </style:style>
    <style:style style:name="T7_18" style:family="text">
      <style:text-properties fo:background-color="#ffffff"/>
    </style:style>
    <style:style style:name="T7_19" style:family="text">
      <style:text-properties fo:background-color="#ffffff"/>
    </style:style>
    <style:style style:name="T7_20" style:family="text">
      <style:text-properties fo:background-color="#ffffff"/>
    </style:style>
    <style:style style:name="T7_21" style:family="text">
      <style:text-properties fo:background-color="#ffffff"/>
    </style:style>
    <style:style style:name="T7_22" style:family="text">
      <style:text-properties fo:background-color="#ffffff"/>
    </style:style>
    <style:style style:name="T7_23" style:family="text">
      <style:text-properties fo:background-color="#ffffff"/>
    </style:style>
    <style:style style:name="T7_24" style:family="text">
      <style:text-properties fo:background-color="#ffffff"/>
    </style:style>
    <style:style style:name="T7_25" style:family="text">
      <style:text-properties fo:background-color="#ffffff"/>
    </style:style>
    <style:style style:name="T7_26" style:family="text">
      <style:text-properties fo:background-color="#ffffff"/>
    </style:style>
    <style:style style:name="T7_27" style:family="text">
      <style:text-properties fo:background-color="#ffffff"/>
    </style:style>
    <style:style style:name="T7_28" style:family="text">
      <style:text-properties fo:background-color="#ffffff"/>
    </style:style>
    <style:style style:name="T7_29" style:family="text">
      <style:text-properties fo:background-color="#ffffff"/>
    </style:style>
    <style:style style:name="T7_30" style:family="text">
      <style:text-properties fo:background-color="#ffffff"/>
    </style:style>
    <style:style style:name="T7_31" style:family="text">
      <style:text-properties fo:background-color="#ffffff"/>
    </style:style>
    <style:style style:name="T7_32" style:family="text">
      <style:text-properties fo:background-color="#ffffff"/>
    </style:style>
    <style:style style:name="T7_33" style:family="text">
      <style:text-properties fo:background-color="#ffffff"/>
    </style:style>
    <style:style style:name="T7_34" style:family="text">
      <style:text-properties fo:background-color="#ffffff"/>
    </style:style>
    <style:style style:name="T7_35" style:family="text">
      <style:text-properties fo:background-color="#ffffff"/>
    </style:style>
    <style:style style:name="T7_36" style:family="text">
      <style:text-properties fo:background-color="#ffffff"/>
    </style:style>
    <style:style style:name="T7_37" style:family="text">
      <style:text-properties fo:background-color="#ffffff"/>
    </style:style>
    <style:style style:name="T7_38" style:family="text">
      <style:text-properties fo:background-color="#ffffff"/>
    </style:style>
    <style:style style:name="T7_39" style:family="text">
      <style:text-properties fo:background-color="#ffffff"/>
    </style:style>
    <style:style style:name="T7_40" style:family="text">
      <style:text-properties fo:background-color="#ffffff"/>
    </style:style>
    <style:style style:name="T7_41" style:family="text">
      <style:text-properties fo:background-color="#ffffff"/>
    </style:style>
    <style:style style:name="T7_42" style:family="text">
      <style:text-properties fo:background-color="#ffffff"/>
    </style:style>
    <style:style style:name="T7_43" style:family="text">
      <style:text-properties fo:background-color="#ffffff"/>
    </style:style>
    <style:style style:name="T7_44" style:family="text">
      <style:text-properties fo:background-color="#ffffff"/>
    </style:style>
    <style:style style:name="T7_45" style:family="text">
      <style:text-properties fo:background-color="#ffffff"/>
    </style:style>
    <style:style style:name="T7_46" style:family="text">
      <style:text-properties fo:background-color="#ffffff"/>
    </style:style>
    <style:style style:name="T7_47" style:family="text">
      <style:text-properties fo:background-color="#ffffff"/>
    </style:style>
    <style:style style:name="T7_48" style:family="text">
      <style:text-properties fo:background-color="#ffffff"/>
    </style:style>
    <style:style style:name="T7_49" style:family="text">
      <style:text-properties fo:background-color="#ffffff"/>
    </style:style>
    <style:style style:name="T7_50" style:family="text">
      <style:text-properties fo:background-color="#ffffff"/>
    </style:style>
    <style:style style:name="T7_51" style:family="text">
      <style:text-properties fo:background-color="#ffffff"/>
    </style:style>
    <style:style style:name="T7_52" style:family="text">
      <style:text-properties fo:background-color="#ffffff"/>
    </style:style>
    <style:style style:name="T7_53" style:family="text">
      <style:text-properties fo:background-color="#ffffff"/>
    </style:style>
    <style:style style:name="T7_54" style:family="text">
      <style:text-properties fo:background-color="#ffffff"/>
    </style:style>
    <style:style style:name="T7_55" style:family="text">
      <style:text-properties fo:background-color="#ffffff"/>
    </style:style>
    <style:style style:name="T7_56" style:family="text">
      <style:text-properties fo:background-color="#ffffff"/>
    </style:style>
    <style:style style:name="T7_57" style:family="text">
      <style:text-properties fo:background-color="#ffffff"/>
    </style:style>
    <style:style style:name="T7_58" style:family="text">
      <style:text-properties fo:background-color="#ffffff"/>
    </style:style>
    <style:style style:name="T7_59" style:family="text">
      <style:text-properties fo:background-color="#ffffff"/>
    </style:style>
    <style:style style:name="T7_60" style:family="text">
      <style:text-properties fo:background-color="#ffffff"/>
    </style:style>
    <style:style style:name="T7_61" style:family="text">
      <style:text-properties fo:background-color="#ffffff"/>
    </style:style>
    <style:style style:name="T7_62" style:family="text">
      <style:text-properties fo:background-color="#ffffff"/>
    </style:style>
    <style:style style:name="T7_63" style:family="text">
      <style:text-properties fo:background-color="#ffffff"/>
    </style:style>
    <style:style style:name="T7_64" style:family="text">
      <style:text-properties fo:background-color="#ffffff"/>
    </style:style>
    <style:style style:name="T7_65" style:family="text">
      <style:text-properties fo:background-color="#ffffff"/>
    </style:style>
    <style:style style:name="T7_66" style:family="text">
      <style:text-properties fo:background-color="#ffffff"/>
    </style:style>
    <style:style style:name="T7_67" style:family="text">
      <style:text-properties fo:background-color="#ffffff"/>
    </style:style>
    <style:style style:name="T7_68" style:family="text">
      <style:text-properties fo:background-color="#ffffff"/>
    </style:style>
    <style:style style:name="P8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9" style:family="paragraph" style:parent-style-name="Standard">
      <style:paragraph-properties fo:break-before="auto" fo:line-height="115%" style:writing-mode="lr-tb"/>
    </style:style>
    <style:style style:name="T9_1" style:family="text">
      <style:text-properties fo:background-color="#ffffff"/>
    </style:style>
    <style:style style:name="T9_2" style:family="text">
      <style:text-properties fo:background-color="#ffffff"/>
    </style:style>
    <style:style style:name="T9_3" style:family="text">
      <style:text-properties fo:background-color="#ffffff"/>
    </style:style>
    <style:style style:name="T9_4" style:family="text">
      <style:text-properties fo:background-color="#ffffff"/>
    </style:style>
    <style:style style:name="T9_5" style:family="text">
      <style:text-properties fo:background-color="#ffffff"/>
    </style:style>
    <style:style style:name="T9_6" style:family="text">
      <style:text-properties fo:background-color="#ffffff"/>
    </style:style>
    <style:style style:name="T9_7" style:family="text">
      <style:text-properties fo:background-color="#ffffff"/>
    </style:style>
    <style:style style:name="T9_8" style:family="text">
      <style:text-properties fo:background-color="#ffffff"/>
    </style:style>
    <style:style style:name="T9_9" style:family="text">
      <style:text-properties fo:background-color="#ffffff"/>
    </style:style>
    <style:style style:name="T9_10" style:family="text">
      <style:text-properties fo:background-color="#ffffff"/>
    </style:style>
    <style:style style:name="T9_11" style:family="text">
      <style:text-properties fo:background-color="#ffffff"/>
    </style:style>
    <style:style style:name="T9_12" style:family="text">
      <style:text-properties fo:background-color="#ffffff"/>
    </style:style>
    <style:style style:name="T9_13" style:family="text">
      <style:text-properties fo:background-color="#ffffff"/>
    </style:style>
    <style:style style:name="T9_14" style:family="text">
      <style:text-properties fo:background-color="#ffffff"/>
    </style:style>
    <style:style style:name="T9_15" style:family="text">
      <style:text-properties fo:background-color="#ffffff"/>
    </style:style>
    <style:style style:name="T9_16" style:family="text">
      <style:text-properties fo:background-color="#ffffff"/>
    </style:style>
    <style:style style:name="T9_17" style:family="text">
      <style:text-properties fo:background-color="#ffffff"/>
    </style:style>
    <style:style style:name="T9_18" style:family="text">
      <style:text-properties fo:background-color="#ffffff"/>
    </style:style>
    <style:style style:name="T9_19" style:family="text">
      <style:text-properties fo:background-color="#ffffff"/>
    </style:style>
    <style:style style:name="T9_20" style:family="text">
      <style:text-properties fo:background-color="#ffffff"/>
    </style:style>
    <style:style style:name="T9_21" style:family="text">
      <style:text-properties fo:background-color="#ffffff"/>
    </style:style>
    <style:style style:name="T9_22" style:family="text">
      <style:text-properties fo:background-color="#ffffff"/>
    </style:style>
    <style:style style:name="T9_23" style:family="text">
      <style:text-properties fo:background-color="#ffffff"/>
    </style:style>
    <style:style style:name="T9_24" style:family="text">
      <style:text-properties fo:background-color="#ffffff"/>
    </style:style>
    <style:style style:name="T9_25" style:family="text">
      <style:text-properties fo:background-color="#ffffff"/>
    </style:style>
    <style:style style:name="T9_26" style:family="text">
      <style:text-properties fo:background-color="#ffffff"/>
    </style:style>
    <style:style style:name="T9_27" style:family="text">
      <style:text-properties fo:background-color="#ffffff"/>
    </style:style>
    <style:style style:name="T9_28" style:family="text">
      <style:text-properties fo:background-color="#ffffff"/>
    </style:style>
    <style:style style:name="T9_29" style:family="text">
      <style:text-properties fo:background-color="#ffffff"/>
    </style:style>
    <style:style style:name="T9_30" style:family="text">
      <style:text-properties fo:background-color="#ffffff"/>
    </style:style>
    <style:style style:name="T9_31" style:family="text">
      <style:text-properties fo:background-color="#ffffff"/>
    </style:style>
    <style:style style:name="T9_32" style:family="text">
      <style:text-properties fo:background-color="#ffffff"/>
    </style:style>
    <style:style style:name="T9_33" style:family="text">
      <style:text-properties fo:background-color="#ffffff"/>
    </style:style>
    <style:style style:name="T9_34" style:family="text">
      <style:text-properties fo:background-color="#ffffff"/>
    </style:style>
    <style:style style:name="T9_35" style:family="text">
      <style:text-properties fo:background-color="#ffffff"/>
    </style:style>
    <style:style style:name="T9_36" style:family="text">
      <style:text-properties fo:background-color="#ffffff"/>
    </style:style>
    <style:style style:name="T9_37" style:family="text">
      <style:text-properties fo:background-color="#ffffff"/>
    </style:style>
    <style:style style:name="T9_38" style:family="text">
      <style:text-properties fo:background-color="#ffffff"/>
    </style:style>
    <style:style style:name="T9_39" style:family="text">
      <style:text-properties fo:background-color="#ffffff"/>
    </style:style>
    <style:style style:name="T9_40" style:family="text">
      <style:text-properties fo:background-color="#ffffff"/>
    </style:style>
    <style:style style:name="T9_41" style:family="text">
      <style:text-properties fo:background-color="#ffffff"/>
    </style:style>
    <style:style style:name="T9_42" style:family="text">
      <style:text-properties fo:background-color="#ffffff"/>
    </style:style>
    <style:style style:name="T9_43" style:family="text">
      <style:text-properties fo:background-color="#ffffff"/>
    </style:style>
    <style:style style:name="T9_44" style:family="text">
      <style:text-properties fo:background-color="#ffffff"/>
    </style:style>
    <style:style style:name="T9_45" style:family="text">
      <style:text-properties fo:background-color="#ffffff"/>
    </style:style>
    <style:style style:name="T9_46" style:family="text">
      <style:text-properties fo:background-color="#ffffff"/>
    </style:style>
    <style:style style:name="T9_47" style:family="text">
      <style:text-properties fo:background-color="#ffffff"/>
    </style:style>
    <style:style style:name="T9_48" style:family="text">
      <style:text-properties fo:background-color="#ffffff"/>
    </style:style>
    <style:style style:name="T9_49" style:family="text">
      <style:text-properties fo:background-color="#ffffff"/>
    </style:style>
    <style:style style:name="T9_50" style:family="text">
      <style:text-properties fo:background-color="#ffffff"/>
    </style:style>
    <style:style style:name="T9_51" style:family="text">
      <style:text-properties fo:background-color="#ffffff"/>
    </style:style>
    <style:style style:name="T9_52" style:family="text">
      <style:text-properties fo:background-color="#ffffff"/>
    </style:style>
    <style:style style:name="T9_53" style:family="text">
      <style:text-properties fo:background-color="#ffffff"/>
    </style:style>
    <style:style style:name="T9_54" style:family="text">
      <style:text-properties fo:background-color="#ffffff"/>
    </style:style>
    <style:style style:name="T9_55" style:family="text">
      <style:text-properties fo:background-color="#ffffff"/>
    </style:style>
    <style:style style:name="T9_56" style:family="text">
      <style:text-properties fo:background-color="#ffffff"/>
    </style:style>
    <style:style style:name="T9_57" style:family="text">
      <style:text-properties fo:background-color="#ffffff"/>
    </style:style>
    <style:style style:name="T9_58" style:family="text">
      <style:text-properties fo:background-color="#ffffff"/>
    </style:style>
    <style:style style:name="T9_59" style:family="text">
      <style:text-properties fo:background-color="#ffffff"/>
    </style:style>
    <style:style style:name="T9_60" style:family="text">
      <style:text-properties fo:background-color="#ffffff"/>
    </style:style>
    <style:style style:name="T9_61" style:family="text">
      <style:text-properties fo:background-color="#ffffff"/>
    </style:style>
    <style:style style:name="T9_62" style:family="text">
      <style:text-properties fo:background-color="#ffffff"/>
    </style:style>
    <style:style style:name="T9_63" style:family="text">
      <style:text-properties fo:background-color="#ffffff"/>
    </style:style>
    <style:style style:name="T9_64" style:family="text">
      <style:text-properties fo:background-color="#ffffff"/>
    </style:style>
    <style:style style:name="T9_65" style:family="text">
      <style:text-properties fo:background-color="#ffffff"/>
    </style:style>
    <style:style style:name="T9_66" style:family="text">
      <style:text-properties fo:background-color="#ffffff"/>
    </style:style>
    <style:style style:name="T9_67" style:family="text">
      <style:text-properties fo:background-color="#ffffff"/>
    </style:style>
    <style:style style:name="T9_68" style:family="text">
      <style:text-properties fo:background-color="#ffffff"/>
    </style:style>
    <style:style style:name="T9_69" style:family="text">
      <style:text-properties fo:background-color="#ffffff"/>
    </style:style>
    <style:style style:name="T9_70" style:family="text">
      <style:text-properties fo:background-color="#ffffff"/>
    </style:style>
    <style:style style:name="T9_71" style:family="text">
      <style:text-properties fo:background-color="#ffffff"/>
    </style:style>
    <style:style style:name="T9_72" style:family="text">
      <style:text-properties fo:background-color="#ffffff"/>
    </style:style>
    <style:style style:name="T9_73" style:family="text">
      <style:text-properties fo:background-color="#ffffff"/>
    </style:style>
    <style:style style:name="T9_74" style:family="text">
      <style:text-properties fo:background-color="#ffffff"/>
    </style:style>
    <style:style style:name="T9_75" style:family="text">
      <style:text-properties fo:background-color="#ffffff"/>
    </style:style>
    <style:style style:name="T9_76" style:family="text">
      <style:text-properties fo:background-color="#ffffff"/>
    </style:style>
    <style:style style:name="T9_77" style:family="text">
      <style:text-properties fo:background-color="#ffffff"/>
    </style:style>
    <style:style style:name="T9_78" style:family="text">
      <style:text-properties fo:background-color="#ffffff"/>
    </style:style>
    <style:style style:name="T9_79" style:family="text">
      <style:text-properties fo:background-color="#ffffff"/>
    </style:style>
    <style:style style:name="T9_80" style:family="text">
      <style:text-properties fo:background-color="#ffffff"/>
    </style:style>
    <style:style style:name="T9_81" style:family="text">
      <style:text-properties fo:background-color="#ffffff"/>
    </style:style>
    <style:style style:name="T9_82" style:family="text">
      <style:text-properties fo:background-color="#ffffff"/>
    </style:style>
    <style:style style:name="T9_83" style:family="text">
      <style:text-properties fo:background-color="#ffffff"/>
    </style:style>
    <style:style style:name="T9_84" style:family="text">
      <style:text-properties fo:background-color="#ffffff"/>
    </style:style>
    <style:style style:name="T9_85" style:family="text">
      <style:text-properties fo:background-color="#ffffff"/>
    </style:style>
    <style:style style:name="T9_86" style:family="text">
      <style:text-properties fo:background-color="#ffffff"/>
    </style:style>
    <style:style style:name="T9_87" style:family="text">
      <style:text-properties fo:background-color="#ffffff"/>
    </style:style>
    <style:style style:name="T9_88" style:family="text">
      <style:text-properties fo:background-color="#ffffff"/>
    </style:style>
    <style:style style:name="T9_89" style:family="text">
      <style:text-properties fo:background-color="#ffffff"/>
    </style:style>
    <style:style style:name="T9_90" style:family="text">
      <style:text-properties fo:background-color="#ffffff"/>
    </style:style>
    <style:style style:name="T9_91" style:family="text">
      <style:text-properties fo:background-color="#ffffff"/>
    </style:style>
    <style:style style:name="T9_92" style:family="text">
      <style:text-properties fo:background-color="#ffffff"/>
    </style:style>
    <style:style style:name="T9_93" style:family="text">
      <style:text-properties fo:background-color="#ffffff"/>
    </style:style>
    <style:style style:name="T9_94" style:family="text">
      <style:text-properties fo:background-color="#ffffff"/>
    </style:style>
    <style:style style:name="T9_95" style:family="text">
      <style:text-properties fo:background-color="#ffffff"/>
    </style:style>
    <style:style style:name="T9_96" style:family="text">
      <style:text-properties fo:background-color="#ffffff"/>
    </style:style>
    <style:style style:name="T9_97" style:family="text">
      <style:text-properties fo:background-color="#ffffff"/>
    </style:style>
    <style:style style:name="T9_98" style:family="text">
      <style:text-properties fo:background-color="#ffffff"/>
    </style:style>
    <style:style style:name="T9_99" style:family="text">
      <style:text-properties fo:background-color="#ffffff"/>
    </style:style>
    <style:style style:name="T9_100" style:family="text">
      <style:text-properties fo:background-color="#ffffff"/>
    </style:style>
    <style:style style:name="T9_101" style:family="text">
      <style:text-properties fo:background-color="#ffffff"/>
    </style:style>
    <style:style style:name="T9_102" style:family="text">
      <style:text-properties fo:background-color="#ffffff"/>
    </style:style>
    <style:style style:name="T9_103" style:family="text">
      <style:text-properties fo:background-color="#ffffff"/>
    </style:style>
    <style:style style:name="T9_104" style:family="text">
      <style:text-properties fo:background-color="#ffffff"/>
    </style:style>
    <style:style style:name="T9_105" style:family="text">
      <style:text-properties fo:background-color="#ffffff"/>
    </style:style>
    <style:style style:name="T9_106" style:family="text">
      <style:text-properties fo:background-color="#ffffff"/>
    </style:style>
    <style:style style:name="T9_107" style:family="text">
      <style:text-properties fo:background-color="#ffffff"/>
    </style:style>
    <style:style style:name="T9_108" style:family="text">
      <style:text-properties fo:background-color="#ffffff"/>
    </style:style>
    <style:style style:name="T9_109" style:family="text">
      <style:text-properties fo:background-color="#ffffff"/>
    </style:style>
    <style:style style:name="T9_110" style:family="text">
      <style:text-properties fo:background-color="#ffffff"/>
    </style:style>
    <style:style style:name="T9_111" style:family="text">
      <style:text-properties fo:background-color="#ffffff"/>
    </style:style>
    <style:style style:name="T9_112" style:family="text">
      <style:text-properties fo:background-color="#ffffff"/>
    </style:style>
    <style:style style:name="T9_113" style:family="text">
      <style:text-properties fo:background-color="#ffffff"/>
    </style:style>
    <style:style style:name="T9_114" style:family="text">
      <style:text-properties fo:background-color="#ffffff"/>
    </style:style>
    <style:style style:name="T9_115" style:family="text">
      <style:text-properties fo:background-color="#ffffff"/>
    </style:style>
    <style:style style:name="T9_116" style:family="text">
      <style:text-properties fo:background-color="#ffffff"/>
    </style:style>
    <style:style style:name="T9_117" style:family="text">
      <style:text-properties fo:background-color="#ffffff"/>
    </style:style>
    <style:style style:name="T9_118" style:family="text">
      <style:text-properties fo:background-color="#ffffff"/>
    </style:style>
    <style:style style:name="T9_119" style:family="text">
      <style:text-properties fo:background-color="#ffffff"/>
    </style:style>
    <style:style style:name="T9_120" style:family="text">
      <style:text-properties fo:background-color="#ffffff"/>
    </style:style>
    <style:style style:name="P10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11" style:family="paragraph" style:parent-style-name="Standard">
      <style:paragraph-properties fo:break-before="auto" fo:line-height="115%" style:writing-mode="lr-tb"/>
    </style:style>
    <style:style style:name="T11_1" style:family="text">
      <style:text-properties fo:background-color="#ffffff"/>
    </style:style>
    <style:style style:name="T11_2" style:family="text">
      <style:text-properties fo:background-color="#ffffff"/>
    </style:style>
    <style:style style:name="T11_3" style:family="text">
      <style:text-properties fo:background-color="#ffffff"/>
    </style:style>
    <style:style style:name="T11_4" style:family="text">
      <style:text-properties fo:background-color="#ffffff"/>
    </style:style>
    <style:style style:name="T11_5" style:family="text">
      <style:text-properties fo:background-color="#ffffff"/>
    </style:style>
    <style:style style:name="T11_6" style:family="text">
      <style:text-properties fo:background-color="#ffffff"/>
    </style:style>
    <style:style style:name="T11_7" style:family="text">
      <style:text-properties fo:background-color="#ffffff"/>
    </style:style>
    <style:style style:name="T11_8" style:family="text">
      <style:text-properties fo:background-color="#ffffff"/>
    </style:style>
    <style:style style:name="T11_9" style:family="text">
      <style:text-properties fo:background-color="#ffffff"/>
    </style:style>
    <style:style style:name="T11_10" style:family="text">
      <style:text-properties fo:background-color="#ffffff"/>
    </style:style>
    <style:style style:name="T11_11" style:family="text">
      <style:text-properties fo:background-color="#ffffff"/>
    </style:style>
    <style:style style:name="T11_12" style:family="text">
      <style:text-properties fo:background-color="#ffffff"/>
    </style:style>
    <style:style style:name="T11_13" style:family="text">
      <style:text-properties fo:background-color="#ffffff"/>
    </style:style>
    <style:style style:name="T11_14" style:family="text">
      <style:text-properties fo:background-color="#ffffff"/>
    </style:style>
    <style:style style:name="T11_15" style:family="text">
      <style:text-properties fo:background-color="#ffffff"/>
    </style:style>
    <style:style style:name="T11_16" style:family="text">
      <style:text-properties fo:background-color="#ffffff"/>
    </style:style>
    <style:style style:name="T11_17" style:family="text">
      <style:text-properties fo:background-color="#ffffff"/>
    </style:style>
    <style:style style:name="T11_18" style:family="text">
      <style:text-properties fo:background-color="#ffffff"/>
    </style:style>
    <style:style style:name="T11_19" style:family="text">
      <style:text-properties fo:background-color="#ffffff"/>
    </style:style>
    <style:style style:name="T11_20" style:family="text">
      <style:text-properties fo:background-color="#ffffff"/>
    </style:style>
    <style:style style:name="T11_21" style:family="text">
      <style:text-properties fo:background-color="#ffffff"/>
    </style:style>
    <style:style style:name="T11_22" style:family="text">
      <style:text-properties fo:background-color="#ffffff"/>
    </style:style>
    <style:style style:name="T11_23" style:family="text">
      <style:text-properties fo:background-color="#ffffff"/>
    </style:style>
    <style:style style:name="T11_24" style:family="text">
      <style:text-properties fo:background-color="#ffffff"/>
    </style:style>
    <style:style style:name="T11_25" style:family="text">
      <style:text-properties fo:background-color="#ffffff"/>
    </style:style>
    <style:style style:name="T11_26" style:family="text">
      <style:text-properties fo:background-color="#ffffff"/>
    </style:style>
    <style:style style:name="T11_27" style:family="text">
      <style:text-properties fo:background-color="#ffffff"/>
    </style:style>
    <style:style style:name="T11_28" style:family="text">
      <style:text-properties fo:background-color="#ffffff"/>
    </style:style>
    <style:style style:name="T11_29" style:family="text">
      <style:text-properties fo:background-color="#ffffff"/>
    </style:style>
    <style:style style:name="T11_30" style:family="text">
      <style:text-properties fo:background-color="#ffffff"/>
    </style:style>
    <style:style style:name="T11_31" style:family="text">
      <style:text-properties fo:background-color="#ffffff"/>
    </style:style>
    <style:style style:name="T11_32" style:family="text">
      <style:text-properties fo:background-color="#ffffff"/>
    </style:style>
    <style:style style:name="T11_33" style:family="text">
      <style:text-properties fo:background-color="#ffffff"/>
    </style:style>
    <style:style style:name="T11_34" style:family="text">
      <style:text-properties fo:background-color="#ffffff"/>
    </style:style>
    <style:style style:name="T11_35" style:family="text">
      <style:text-properties fo:background-color="#ffffff"/>
    </style:style>
    <style:style style:name="T11_36" style:family="text">
      <style:text-properties fo:background-color="#ffffff"/>
    </style:style>
    <style:style style:name="T11_37" style:family="text">
      <style:text-properties fo:background-color="#ffffff"/>
    </style:style>
    <style:style style:name="T11_38" style:family="text">
      <style:text-properties fo:background-color="#ffffff"/>
    </style:style>
    <style:style style:name="T11_39" style:family="text">
      <style:text-properties fo:background-color="#ffffff"/>
    </style:style>
    <style:style style:name="T11_40" style:family="text">
      <style:text-properties fo:background-color="#ffffff"/>
    </style:style>
    <style:style style:name="T11_41" style:family="text">
      <style:text-properties fo:background-color="#ffffff"/>
    </style:style>
    <style:style style:name="T11_42" style:family="text">
      <style:text-properties fo:background-color="#ffffff"/>
    </style:style>
    <style:style style:name="T11_43" style:family="text">
      <style:text-properties fo:background-color="#ffffff"/>
    </style:style>
    <style:style style:name="T11_44" style:family="text">
      <style:text-properties fo:background-color="#ffffff"/>
    </style:style>
    <style:style style:name="T11_45" style:family="text">
      <style:text-properties fo:background-color="#ffffff"/>
    </style:style>
    <style:style style:name="T11_46" style:family="text">
      <style:text-properties fo:background-color="#ffffff"/>
    </style:style>
    <style:style style:name="T11_47" style:family="text">
      <style:text-properties fo:background-color="#ffffff"/>
    </style:style>
    <style:style style:name="T11_48" style:family="text">
      <style:text-properties fo:background-color="#ffffff"/>
    </style:style>
    <style:style style:name="T11_49" style:family="text">
      <style:text-properties fo:background-color="#ffffff"/>
    </style:style>
    <style:style style:name="T11_50" style:family="text">
      <style:text-properties fo:background-color="#ffffff"/>
    </style:style>
    <style:style style:name="T11_51" style:family="text">
      <style:text-properties fo:background-color="#ffffff"/>
    </style:style>
    <style:style style:name="T11_52" style:family="text">
      <style:text-properties fo:background-color="#ffffff"/>
    </style:style>
    <style:style style:name="T11_53" style:family="text">
      <style:text-properties fo:background-color="#ffffff"/>
    </style:style>
    <style:style style:name="T11_54" style:family="text">
      <style:text-properties fo:background-color="#ffffff"/>
    </style:style>
    <style:style style:name="T11_55" style:family="text">
      <style:text-properties fo:background-color="#ffffff"/>
    </style:style>
    <style:style style:name="T11_56" style:family="text">
      <style:text-properties fo:background-color="#ffffff"/>
    </style:style>
    <style:style style:name="T11_57" style:family="text">
      <style:text-properties fo:background-color="#ffffff"/>
    </style:style>
    <style:style style:name="T11_58" style:family="text">
      <style:text-properties fo:background-color="#ffffff"/>
    </style:style>
    <style:style style:name="T11_59" style:family="text">
      <style:text-properties fo:background-color="#ffffff"/>
    </style:style>
    <style:style style:name="T11_60" style:family="text">
      <style:text-properties fo:background-color="#ffffff"/>
    </style:style>
    <style:style style:name="T11_61" style:family="text">
      <style:text-properties fo:background-color="#ffffff"/>
    </style:style>
    <style:style style:name="T11_62" style:family="text">
      <style:text-properties fo:background-color="#ffffff"/>
    </style:style>
    <style:style style:name="T11_63" style:family="text">
      <style:text-properties fo:background-color="#ffffff"/>
    </style:style>
    <style:style style:name="T11_64" style:family="text">
      <style:text-properties fo:background-color="#ffffff"/>
    </style:style>
    <style:style style:name="T11_65" style:family="text">
      <style:text-properties fo:background-color="#ffffff"/>
    </style:style>
    <style:style style:name="T11_66" style:family="text">
      <style:text-properties fo:background-color="#ffffff"/>
    </style:style>
    <style:style style:name="T11_67" style:family="text">
      <style:text-properties fo:background-color="#ffffff"/>
    </style:style>
    <style:style style:name="T11_68" style:family="text">
      <style:text-properties fo:background-color="#ffffff"/>
    </style:style>
    <style:style style:name="T11_69" style:family="text">
      <style:text-properties fo:background-color="#ffffff"/>
    </style:style>
    <style:style style:name="T11_70" style:family="text">
      <style:text-properties fo:background-color="#ffffff"/>
    </style:style>
    <style:style style:name="T11_71" style:family="text">
      <style:text-properties fo:background-color="#ffffff"/>
    </style:style>
    <style:style style:name="T11_72" style:family="text">
      <style:text-properties fo:background-color="#ffffff"/>
    </style:style>
    <style:style style:name="T11_73" style:family="text">
      <style:text-properties fo:background-color="#ffffff"/>
    </style:style>
    <style:style style:name="T11_74" style:family="text">
      <style:text-properties fo:background-color="#ffffff"/>
    </style:style>
    <style:style style:name="T11_75" style:family="text">
      <style:text-properties fo:background-color="#ffffff"/>
    </style:style>
    <style:style style:name="T11_76" style:family="text">
      <style:text-properties fo:background-color="#ffffff"/>
    </style:style>
    <style:style style:name="T11_77" style:family="text">
      <style:text-properties fo:background-color="#ffffff"/>
    </style:style>
    <style:style style:name="T11_78" style:family="text">
      <style:text-properties fo:background-color="#ffffff"/>
    </style:style>
    <style:style style:name="T11_79" style:family="text">
      <style:text-properties fo:background-color="#ffffff"/>
    </style:style>
    <style:style style:name="T11_80" style:family="text">
      <style:text-properties fo:background-color="#ffffff"/>
    </style:style>
    <style:style style:name="T11_81" style:family="text">
      <style:text-properties fo:background-color="#ffffff"/>
    </style:style>
    <style:style style:name="T11_82" style:family="text">
      <style:text-properties fo:background-color="#ffffff"/>
    </style:style>
    <style:style style:name="T11_83" style:family="text">
      <style:text-properties fo:background-color="#ffffff"/>
    </style:style>
    <style:style style:name="T11_84" style:family="text">
      <style:text-properties fo:background-color="#ffffff"/>
    </style:style>
    <style:style style:name="T11_85" style:family="text">
      <style:text-properties fo:background-color="#ffffff"/>
    </style:style>
    <style:style style:name="T11_86" style:family="text">
      <style:text-properties fo:background-color="#ffffff"/>
    </style:style>
    <style:style style:name="P12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13" style:family="paragraph" style:parent-style-name="Standard">
      <style:paragraph-properties fo:break-before="auto" fo:line-height="115%" style:writing-mode="lr-tb"/>
    </style:style>
    <style:style style:name="T13_1" style:family="text">
      <style:text-properties fo:background-color="#ffffff"/>
    </style:style>
    <style:style style:name="T13_2" style:family="text">
      <style:text-properties fo:background-color="#ffffff"/>
    </style:style>
    <style:style style:name="T13_3" style:family="text">
      <style:text-properties fo:background-color="#ffffff"/>
    </style:style>
    <style:style style:name="T13_4" style:family="text">
      <style:text-properties fo:background-color="#ffffff"/>
    </style:style>
    <style:style style:name="T13_5" style:family="text">
      <style:text-properties fo:background-color="#ffffff"/>
    </style:style>
    <style:style style:name="T13_6" style:family="text">
      <style:text-properties fo:background-color="#ffffff"/>
    </style:style>
    <style:style style:name="T13_7" style:family="text">
      <style:text-properties fo:background-color="#ffffff"/>
    </style:style>
    <style:style style:name="T13_8" style:family="text">
      <style:text-properties fo:background-color="#ffffff"/>
    </style:style>
    <style:style style:name="T13_9" style:family="text">
      <style:text-properties fo:background-color="#ffffff"/>
    </style:style>
    <style:style style:name="T13_10" style:family="text">
      <style:text-properties fo:background-color="#ffffff"/>
    </style:style>
    <style:style style:name="T13_11" style:family="text">
      <style:text-properties fo:background-color="#ffffff"/>
    </style:style>
    <style:style style:name="T13_12" style:family="text">
      <style:text-properties fo:background-color="#ffffff"/>
    </style:style>
    <style:style style:name="T13_13" style:family="text">
      <style:text-properties fo:background-color="#ffffff"/>
    </style:style>
    <style:style style:name="T13_14" style:family="text">
      <style:text-properties fo:background-color="#ffffff"/>
    </style:style>
    <style:style style:name="T13_15" style:family="text">
      <style:text-properties fo:background-color="#ffffff"/>
    </style:style>
    <style:style style:name="T13_16" style:family="text">
      <style:text-properties fo:background-color="#ffffff"/>
    </style:style>
    <style:style style:name="T13_17" style:family="text">
      <style:text-properties fo:background-color="#ffffff"/>
    </style:style>
    <style:style style:name="T13_18" style:family="text">
      <style:text-properties fo:background-color="#ffffff"/>
    </style:style>
    <style:style style:name="T13_19" style:family="text">
      <style:text-properties fo:background-color="#ffffff"/>
    </style:style>
    <style:style style:name="T13_20" style:family="text">
      <style:text-properties fo:background-color="#ffffff"/>
    </style:style>
    <style:style style:name="T13_21" style:family="text">
      <style:text-properties fo:background-color="#ffffff"/>
    </style:style>
    <style:style style:name="T13_22" style:family="text">
      <style:text-properties fo:background-color="#ffffff"/>
    </style:style>
    <style:style style:name="T13_23" style:family="text">
      <style:text-properties fo:background-color="#ffffff"/>
    </style:style>
    <style:style style:name="T13_24" style:family="text">
      <style:text-properties fo:background-color="#ffffff"/>
    </style:style>
    <style:style style:name="T13_25" style:family="text">
      <style:text-properties fo:background-color="#ffffff"/>
    </style:style>
    <style:style style:name="T13_26" style:family="text">
      <style:text-properties fo:background-color="#ffffff"/>
    </style:style>
    <style:style style:name="T13_27" style:family="text">
      <style:text-properties fo:background-color="#ffffff"/>
    </style:style>
    <style:style style:name="T13_28" style:family="text">
      <style:text-properties fo:background-color="#ffffff"/>
    </style:style>
    <style:style style:name="T13_29" style:family="text">
      <style:text-properties fo:background-color="#ffffff"/>
    </style:style>
    <style:style style:name="T13_30" style:family="text">
      <style:text-properties fo:background-color="#ffffff"/>
    </style:style>
    <style:style style:name="T13_31" style:family="text">
      <style:text-properties fo:background-color="#ffffff"/>
    </style:style>
    <style:style style:name="T13_32" style:family="text">
      <style:text-properties fo:background-color="#ffffff"/>
    </style:style>
    <style:style style:name="T13_33" style:family="text">
      <style:text-properties fo:background-color="#ffffff"/>
    </style:style>
    <style:style style:name="T13_34" style:family="text">
      <style:text-properties fo:background-color="#ffffff"/>
    </style:style>
    <style:style style:name="T13_35" style:family="text">
      <style:text-properties fo:background-color="#ffffff"/>
    </style:style>
    <style:style style:name="T13_36" style:family="text">
      <style:text-properties fo:background-color="#ffffff"/>
    </style:style>
    <style:style style:name="T13_37" style:family="text">
      <style:text-properties fo:background-color="#ffffff"/>
    </style:style>
    <style:style style:name="T13_38" style:family="text">
      <style:text-properties fo:background-color="#ffffff"/>
    </style:style>
    <style:style style:name="T13_39" style:family="text">
      <style:text-properties fo:background-color="#ffffff"/>
    </style:style>
    <style:style style:name="T13_40" style:family="text">
      <style:text-properties fo:background-color="#ffffff"/>
    </style:style>
    <style:style style:name="T13_41" style:family="text">
      <style:text-properties fo:background-color="#ffffff"/>
    </style:style>
    <style:style style:name="T13_42" style:family="text">
      <style:text-properties fo:background-color="#ffffff"/>
    </style:style>
    <style:style style:name="T13_43" style:family="text">
      <style:text-properties fo:background-color="#ffffff"/>
    </style:style>
    <style:style style:name="T13_44" style:family="text">
      <style:text-properties fo:background-color="#ffffff"/>
    </style:style>
    <style:style style:name="T13_45" style:family="text">
      <style:text-properties fo:background-color="#ffffff"/>
    </style:style>
    <style:style style:name="T13_46" style:family="text">
      <style:text-properties fo:background-color="#ffffff"/>
    </style:style>
    <style:style style:name="T13_47" style:family="text">
      <style:text-properties fo:background-color="#ffffff"/>
    </style:style>
    <style:style style:name="T13_48" style:family="text">
      <style:text-properties fo:background-color="#ffffff"/>
    </style:style>
    <style:style style:name="T13_49" style:family="text">
      <style:text-properties fo:background-color="#ffffff"/>
    </style:style>
    <style:style style:name="T13_50" style:family="text">
      <style:text-properties fo:background-color="#ffffff"/>
    </style:style>
    <style:style style:name="T13_51" style:family="text">
      <style:text-properties fo:background-color="#ffffff"/>
    </style:style>
    <style:style style:name="T13_52" style:family="text">
      <style:text-properties fo:background-color="#ffffff"/>
    </style:style>
    <style:style style:name="T13_53" style:family="text">
      <style:text-properties fo:background-color="#ffffff"/>
    </style:style>
    <style:style style:name="T13_54" style:family="text">
      <style:text-properties fo:background-color="#ffffff"/>
    </style:style>
    <style:style style:name="T13_55" style:family="text">
      <style:text-properties fo:background-color="#ffffff"/>
    </style:style>
    <style:style style:name="T13_56" style:family="text">
      <style:text-properties fo:background-color="#ffffff"/>
    </style:style>
    <style:style style:name="T13_57" style:family="text">
      <style:text-properties fo:background-color="#ffffff"/>
    </style:style>
    <style:style style:name="T13_58" style:family="text">
      <style:text-properties fo:background-color="#ffffff"/>
    </style:style>
    <style:style style:name="T13_59" style:family="text">
      <style:text-properties fo:background-color="#ffffff"/>
    </style:style>
    <style:style style:name="T13_60" style:family="text">
      <style:text-properties fo:background-color="#ffffff"/>
    </style:style>
    <style:style style:name="T13_61" style:family="text">
      <style:text-properties fo:background-color="#ffffff"/>
    </style:style>
    <style:style style:name="T13_62" style:family="text">
      <style:text-properties fo:background-color="#ffffff"/>
    </style:style>
    <style:style style:name="T13_63" style:family="text">
      <style:text-properties fo:background-color="#ffffff"/>
    </style:style>
    <style:style style:name="T13_64" style:family="text">
      <style:text-properties fo:background-color="#ffffff"/>
    </style:style>
    <style:style style:name="T13_65" style:family="text">
      <style:text-properties fo:background-color="#ffffff"/>
    </style:style>
    <style:style style:name="T13_66" style:family="text">
      <style:text-properties fo:background-color="#ffffff"/>
    </style:style>
    <style:style style:name="T13_67" style:family="text">
      <style:text-properties fo:background-color="#ffffff"/>
    </style:style>
    <style:style style:name="T13_68" style:family="text">
      <style:text-properties fo:background-color="#ffffff"/>
    </style:style>
    <style:style style:name="T13_69" style:family="text">
      <style:text-properties fo:background-color="#ffffff"/>
    </style:style>
    <style:style style:name="T13_70" style:family="text">
      <style:text-properties fo:background-color="#ffffff"/>
    </style:style>
    <style:style style:name="T13_71" style:family="text">
      <style:text-properties fo:background-color="#ffffff"/>
    </style:style>
    <style:style style:name="T13_72" style:family="text">
      <style:text-properties fo:background-color="#ffffff"/>
    </style:style>
    <style:style style:name="T13_73" style:family="text">
      <style:text-properties fo:background-color="#ffffff"/>
    </style:style>
    <style:style style:name="T13_74" style:family="text">
      <style:text-properties fo:background-color="#ffffff"/>
    </style:style>
    <style:style style:name="T13_75" style:family="text">
      <style:text-properties fo:background-color="#ffffff"/>
    </style:style>
    <style:style style:name="T13_76" style:family="text">
      <style:text-properties fo:background-color="#ffffff"/>
    </style:style>
    <style:style style:name="T13_77" style:family="text">
      <style:text-properties fo:background-color="#ffffff"/>
    </style:style>
    <style:style style:name="T13_78" style:family="text">
      <style:text-properties fo:background-color="#ffffff"/>
    </style:style>
    <style:style style:name="T13_79" style:family="text">
      <style:text-properties fo:background-color="#ffffff"/>
    </style:style>
    <style:style style:name="T13_80" style:family="text">
      <style:text-properties fo:background-color="#ffffff"/>
    </style:style>
    <style:style style:name="T13_81" style:family="text">
      <style:text-properties fo:background-color="#ffffff"/>
    </style:style>
    <style:style style:name="T13_82" style:family="text">
      <style:text-properties fo:background-color="#ffffff"/>
    </style:style>
    <style:style style:name="T13_83" style:family="text">
      <style:text-properties fo:background-color="#ffffff"/>
    </style:style>
    <style:style style:name="T13_84" style:family="text">
      <style:text-properties fo:background-color="#ffffff"/>
    </style:style>
    <style:style style:name="P14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15" style:family="paragraph" style:parent-style-name="Standard">
      <style:paragraph-properties fo:break-before="auto" fo:line-height="115%" style:writing-mode="lr-tb"/>
    </style:style>
    <style:style style:name="T15_1" style:family="text">
      <style:text-properties fo:background-color="#ffffff"/>
    </style:style>
    <style:style style:name="T15_2" style:family="text">
      <style:text-properties fo:background-color="#ffffff"/>
    </style:style>
    <style:style style:name="T15_3" style:family="text">
      <style:text-properties fo:background-color="#ffffff"/>
    </style:style>
    <style:style style:name="T15_4" style:family="text">
      <style:text-properties fo:background-color="#ffffff"/>
    </style:style>
    <style:style style:name="T15_5" style:family="text">
      <style:text-properties fo:background-color="#ffffff"/>
    </style:style>
    <style:style style:name="T15_6" style:family="text">
      <style:text-properties fo:background-color="#ffffff"/>
    </style:style>
    <style:style style:name="T15_7" style:family="text">
      <style:text-properties fo:background-color="#ffffff"/>
    </style:style>
    <style:style style:name="T15_8" style:family="text">
      <style:text-properties fo:background-color="#ffffff"/>
    </style:style>
    <style:style style:name="T15_9" style:family="text">
      <style:text-properties fo:background-color="#ffffff"/>
    </style:style>
    <style:style style:name="T15_10" style:family="text">
      <style:text-properties fo:background-color="#ffffff"/>
    </style:style>
    <style:style style:name="T15_11" style:family="text">
      <style:text-properties fo:background-color="#ffffff"/>
    </style:style>
    <style:style style:name="T15_12" style:family="text">
      <style:text-properties fo:background-color="#ffffff"/>
    </style:style>
    <style:style style:name="T15_13" style:family="text">
      <style:text-properties fo:background-color="#ffffff"/>
    </style:style>
    <style:style style:name="T15_14" style:family="text">
      <style:text-properties fo:background-color="#ffffff"/>
    </style:style>
    <style:style style:name="T15_15" style:family="text">
      <style:text-properties fo:background-color="#ffffff"/>
    </style:style>
    <style:style style:name="T15_16" style:family="text">
      <style:text-properties fo:background-color="#ffffff"/>
    </style:style>
    <style:style style:name="T15_17" style:family="text">
      <style:text-properties fo:background-color="#ffffff"/>
    </style:style>
    <style:style style:name="T15_18" style:family="text">
      <style:text-properties fo:background-color="#ffffff"/>
    </style:style>
    <style:style style:name="T15_19" style:family="text">
      <style:text-properties fo:background-color="#ffffff"/>
    </style:style>
    <style:style style:name="T15_20" style:family="text">
      <style:text-properties fo:background-color="#ffffff"/>
    </style:style>
    <style:style style:name="T15_21" style:family="text">
      <style:text-properties fo:background-color="#ffffff"/>
    </style:style>
    <style:style style:name="T15_22" style:family="text">
      <style:text-properties fo:background-color="#ffffff"/>
    </style:style>
    <style:style style:name="T15_23" style:family="text">
      <style:text-properties fo:background-color="#ffffff"/>
    </style:style>
    <style:style style:name="T15_24" style:family="text">
      <style:text-properties fo:background-color="#ffffff"/>
    </style:style>
    <style:style style:name="T15_25" style:family="text">
      <style:text-properties fo:background-color="#ffffff"/>
    </style:style>
    <style:style style:name="T15_26" style:family="text">
      <style:text-properties fo:background-color="#ffffff"/>
    </style:style>
    <style:style style:name="T15_27" style:family="text">
      <style:text-properties fo:background-color="#ffffff"/>
    </style:style>
    <style:style style:name="T15_28" style:family="text">
      <style:text-properties fo:background-color="#ffffff"/>
    </style:style>
    <style:style style:name="T15_29" style:family="text">
      <style:text-properties fo:background-color="#ffffff"/>
    </style:style>
    <style:style style:name="T15_30" style:family="text">
      <style:text-properties fo:background-color="#ffffff"/>
    </style:style>
    <style:style style:name="T15_31" style:family="text">
      <style:text-properties fo:background-color="#ffffff"/>
    </style:style>
    <style:style style:name="T15_32" style:family="text">
      <style:text-properties fo:background-color="#ffffff"/>
    </style:style>
    <style:style style:name="T15_33" style:family="text">
      <style:text-properties fo:background-color="#ffffff"/>
    </style:style>
    <style:style style:name="T15_34" style:family="text">
      <style:text-properties fo:background-color="#ffffff"/>
    </style:style>
    <style:style style:name="T15_35" style:family="text">
      <style:text-properties fo:background-color="#ffffff"/>
    </style:style>
    <style:style style:name="T15_36" style:family="text">
      <style:text-properties fo:background-color="#ffffff"/>
    </style:style>
    <style:style style:name="T15_37" style:family="text">
      <style:text-properties fo:background-color="#ffffff"/>
    </style:style>
    <style:style style:name="T15_38" style:family="text">
      <style:text-properties fo:background-color="#ffffff"/>
    </style:style>
    <style:style style:name="T15_39" style:family="text">
      <style:text-properties fo:background-color="#ffffff"/>
    </style:style>
    <style:style style:name="T15_40" style:family="text">
      <style:text-properties fo:background-color="#ffffff"/>
    </style:style>
    <style:style style:name="T15_41" style:family="text">
      <style:text-properties fo:background-color="#ffffff"/>
    </style:style>
    <style:style style:name="T15_42" style:family="text">
      <style:text-properties fo:background-color="#ffffff"/>
    </style:style>
    <style:style style:name="T15_43" style:family="text">
      <style:text-properties fo:background-color="#ffffff"/>
    </style:style>
    <style:style style:name="T15_44" style:family="text">
      <style:text-properties fo:background-color="#ffffff"/>
    </style:style>
    <style:style style:name="T15_45" style:family="text">
      <style:text-properties fo:background-color="#ffffff"/>
    </style:style>
    <style:style style:name="T15_46" style:family="text">
      <style:text-properties fo:background-color="#ffffff"/>
    </style:style>
    <style:style style:name="T15_47" style:family="text">
      <style:text-properties fo:background-color="#ffffff"/>
    </style:style>
    <style:style style:name="T15_48" style:family="text">
      <style:text-properties fo:background-color="#ffffff"/>
    </style:style>
    <style:style style:name="T15_49" style:family="text">
      <style:text-properties fo:background-color="#ffffff"/>
    </style:style>
    <style:style style:name="T15_50" style:family="text">
      <style:text-properties fo:background-color="#ffffff"/>
    </style:style>
    <style:style style:name="T15_51" style:family="text">
      <style:text-properties fo:background-color="#ffffff"/>
    </style:style>
    <style:style style:name="T15_52" style:family="text">
      <style:text-properties fo:background-color="#ffffff"/>
    </style:style>
    <style:style style:name="T15_53" style:family="text">
      <style:text-properties fo:background-color="#ffffff"/>
    </style:style>
    <style:style style:name="T15_54" style:family="text">
      <style:text-properties fo:background-color="#ffffff"/>
    </style:style>
    <style:style style:name="T15_55" style:family="text">
      <style:text-properties fo:background-color="#ffffff"/>
    </style:style>
    <style:style style:name="T15_56" style:family="text">
      <style:text-properties fo:background-color="#ffffff"/>
    </style:style>
    <style:style style:name="T15_57" style:family="text">
      <style:text-properties fo:background-color="#ffffff"/>
    </style:style>
    <style:style style:name="T15_58" style:family="text">
      <style:text-properties fo:background-color="#ffffff"/>
    </style:style>
    <style:style style:name="T15_59" style:family="text">
      <style:text-properties fo:background-color="#ffffff"/>
    </style:style>
    <style:style style:name="T15_60" style:family="text">
      <style:text-properties fo:background-color="#ffffff"/>
    </style:style>
    <style:style style:name="T15_61" style:family="text">
      <style:text-properties fo:background-color="#ffffff"/>
    </style:style>
    <style:style style:name="T15_62" style:family="text">
      <style:text-properties fo:background-color="#ffffff"/>
    </style:style>
    <style:style style:name="T15_63" style:family="text">
      <style:text-properties fo:background-color="#ffffff"/>
    </style:style>
    <style:style style:name="T15_64" style:family="text">
      <style:text-properties fo:background-color="#ffffff"/>
    </style:style>
    <style:style style:name="T15_65" style:family="text">
      <style:text-properties fo:background-color="#ffffff"/>
    </style:style>
    <style:style style:name="T15_66" style:family="text">
      <style:text-properties fo:background-color="#ffffff"/>
    </style:style>
    <style:style style:name="T15_67" style:family="text">
      <style:text-properties fo:background-color="#ffffff"/>
    </style:style>
    <style:style style:name="T15_68" style:family="text">
      <style:text-properties fo:background-color="#ffffff"/>
    </style:style>
    <style:style style:name="T15_69" style:family="text">
      <style:text-properties fo:background-color="#ffffff"/>
    </style:style>
    <style:style style:name="T15_70" style:family="text">
      <style:text-properties fo:background-color="#ffffff"/>
    </style:style>
    <style:style style:name="T15_71" style:family="text">
      <style:text-properties fo:background-color="#ffffff"/>
    </style:style>
    <style:style style:name="T15_72" style:family="text">
      <style:text-properties fo:background-color="#ffffff"/>
    </style:style>
    <style:style style:name="T15_73" style:family="text">
      <style:text-properties fo:background-color="#ffffff"/>
    </style:style>
    <style:style style:name="T15_74" style:family="text">
      <style:text-properties fo:background-color="#ffffff"/>
    </style:style>
    <style:style style:name="T15_75" style:family="text">
      <style:text-properties fo:background-color="#ffffff"/>
    </style:style>
    <style:style style:name="T15_76" style:family="text">
      <style:text-properties fo:background-color="#ffffff"/>
    </style:style>
    <style:style style:name="T15_77" style:family="text">
      <style:text-properties fo:background-color="#ffffff"/>
    </style:style>
    <style:style style:name="T15_78" style:family="text">
      <style:text-properties fo:background-color="#ffffff"/>
    </style:style>
    <style:style style:name="T15_79" style:family="text">
      <style:text-properties fo:background-color="#ffffff"/>
    </style:style>
    <style:style style:name="T15_80" style:family="text">
      <style:text-properties fo:background-color="#ffffff"/>
    </style:style>
    <style:style style:name="T15_81" style:family="text">
      <style:text-properties fo:background-color="#ffffff"/>
    </style:style>
    <style:style style:name="T15_82" style:family="text">
      <style:text-properties fo:background-color="#ffffff"/>
    </style:style>
    <style:style style:name="T15_83" style:family="text">
      <style:text-properties fo:background-color="#ffffff"/>
    </style:style>
    <style:style style:name="T15_84" style:family="text">
      <style:text-properties fo:background-color="#ffffff"/>
    </style:style>
    <style:style style:name="T15_85" style:family="text">
      <style:text-properties fo:background-color="#ffffff"/>
    </style:style>
    <style:style style:name="T15_86" style:family="text">
      <style:text-properties fo:background-color="#ffffff"/>
    </style:style>
    <style:style style:name="T15_87" style:family="text">
      <style:text-properties fo:background-color="#ffffff"/>
    </style:style>
    <style:style style:name="T15_88" style:family="text">
      <style:text-properties fo:background-color="#ffffff"/>
    </style:style>
    <style:style style:name="T15_89" style:family="text">
      <style:text-properties fo:background-color="#ffffff"/>
    </style:style>
    <style:style style:name="T15_90" style:family="text">
      <style:text-properties fo:background-color="#ffffff"/>
    </style:style>
    <style:style style:name="T15_91" style:family="text">
      <style:text-properties fo:background-color="#ffffff"/>
    </style:style>
    <style:style style:name="T15_92" style:family="text">
      <style:text-properties fo:background-color="#ffffff"/>
    </style:style>
    <style:style style:name="T15_93" style:family="text">
      <style:text-properties fo:background-color="#ffffff"/>
    </style:style>
    <style:style style:name="T15_94" style:family="text">
      <style:text-properties fo:background-color="#ffffff"/>
    </style:style>
    <style:style style:name="T15_95" style:family="text">
      <style:text-properties fo:background-color="#ffffff"/>
    </style:style>
    <style:style style:name="T15_96" style:family="text">
      <style:text-properties fo:background-color="#ffffff"/>
    </style:style>
    <style:style style:name="P16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17" style:family="paragraph" style:parent-style-name="Standard">
      <style:paragraph-properties fo:break-before="auto" fo:line-height="115%" style:writing-mode="lr-tb"/>
    </style:style>
    <style:style style:name="T17_1" style:family="text">
      <style:text-properties fo:background-color="#ffffff"/>
    </style:style>
    <style:style style:name="T17_2" style:family="text">
      <style:text-properties fo:background-color="#ffffff"/>
    </style:style>
    <style:style style:name="T17_3" style:family="text">
      <style:text-properties fo:background-color="#ffffff"/>
    </style:style>
    <style:style style:name="T17_4" style:family="text">
      <style:text-properties fo:background-color="#ffffff"/>
    </style:style>
    <style:style style:name="T17_5" style:family="text">
      <style:text-properties fo:background-color="#ffffff"/>
    </style:style>
    <style:style style:name="T17_6" style:family="text">
      <style:text-properties fo:background-color="#ffffff"/>
    </style:style>
    <style:style style:name="T17_7" style:family="text">
      <style:text-properties fo:background-color="#ffffff"/>
    </style:style>
    <style:style style:name="T17_8" style:family="text">
      <style:text-properties fo:background-color="#ffffff"/>
    </style:style>
    <style:style style:name="T17_9" style:family="text">
      <style:text-properties fo:background-color="#ffffff"/>
    </style:style>
    <style:style style:name="T17_10" style:family="text">
      <style:text-properties fo:background-color="#ffffff"/>
    </style:style>
    <style:style style:name="T17_11" style:family="text">
      <style:text-properties fo:background-color="#ffffff"/>
    </style:style>
    <style:style style:name="T17_12" style:family="text">
      <style:text-properties fo:background-color="#ffffff"/>
    </style:style>
    <style:style style:name="T17_13" style:family="text">
      <style:text-properties fo:background-color="#ffffff"/>
    </style:style>
    <style:style style:name="T17_14" style:family="text">
      <style:text-properties fo:background-color="#ffffff"/>
    </style:style>
    <style:style style:name="T17_15" style:family="text">
      <style:text-properties fo:background-color="#ffffff"/>
    </style:style>
    <style:style style:name="T17_16" style:family="text">
      <style:text-properties fo:background-color="#ffffff"/>
    </style:style>
    <style:style style:name="T17_17" style:family="text">
      <style:text-properties fo:background-color="#ffffff"/>
    </style:style>
    <style:style style:name="T17_18" style:family="text">
      <style:text-properties fo:background-color="#ffffff"/>
    </style:style>
    <style:style style:name="T17_19" style:family="text">
      <style:text-properties fo:background-color="#ffffff"/>
    </style:style>
    <style:style style:name="T17_20" style:family="text">
      <style:text-properties fo:background-color="#ffffff"/>
    </style:style>
    <style:style style:name="T17_21" style:family="text">
      <style:text-properties fo:background-color="#ffffff"/>
    </style:style>
    <style:style style:name="T17_22" style:family="text">
      <style:text-properties fo:background-color="#ffffff"/>
    </style:style>
    <style:style style:name="T17_23" style:family="text">
      <style:text-properties fo:background-color="#ffffff"/>
    </style:style>
    <style:style style:name="T17_24" style:family="text">
      <style:text-properties fo:background-color="#ffffff"/>
    </style:style>
    <style:style style:name="T17_25" style:family="text">
      <style:text-properties fo:background-color="#ffffff"/>
    </style:style>
    <style:style style:name="T17_26" style:family="text">
      <style:text-properties fo:background-color="#ffffff"/>
    </style:style>
    <style:style style:name="T17_27" style:family="text">
      <style:text-properties fo:background-color="#ffffff"/>
    </style:style>
    <style:style style:name="T17_28" style:family="text">
      <style:text-properties fo:background-color="#ffffff"/>
    </style:style>
    <style:style style:name="T17_29" style:family="text">
      <style:text-properties fo:background-color="#ffffff"/>
    </style:style>
    <style:style style:name="T17_30" style:family="text">
      <style:text-properties fo:background-color="#ffffff"/>
    </style:style>
    <style:style style:name="T17_31" style:family="text">
      <style:text-properties fo:background-color="#ffffff"/>
    </style:style>
    <style:style style:name="T17_32" style:family="text">
      <style:text-properties fo:background-color="#ffffff"/>
    </style:style>
    <style:style style:name="T17_33" style:family="text">
      <style:text-properties fo:background-color="#ffffff"/>
    </style:style>
    <style:style style:name="T17_34" style:family="text">
      <style:text-properties fo:background-color="#ffffff"/>
    </style:style>
    <style:style style:name="T17_35" style:family="text">
      <style:text-properties fo:background-color="#ffffff"/>
    </style:style>
    <style:style style:name="T17_36" style:family="text">
      <style:text-properties fo:background-color="#ffffff"/>
    </style:style>
    <style:style style:name="T17_37" style:family="text">
      <style:text-properties fo:background-color="#ffffff"/>
    </style:style>
    <style:style style:name="T17_38" style:family="text">
      <style:text-properties fo:background-color="#ffffff"/>
    </style:style>
    <style:style style:name="T17_39" style:family="text">
      <style:text-properties fo:background-color="#ffffff"/>
    </style:style>
    <style:style style:name="T17_40" style:family="text">
      <style:text-properties fo:background-color="#ffffff"/>
    </style:style>
    <style:style style:name="T17_41" style:family="text">
      <style:text-properties fo:background-color="#ffffff"/>
    </style:style>
    <style:style style:name="T17_42" style:family="text">
      <style:text-properties fo:background-color="#ffffff"/>
    </style:style>
    <style:style style:name="T17_43" style:family="text">
      <style:text-properties fo:background-color="#ffffff"/>
    </style:style>
    <style:style style:name="T17_44" style:family="text">
      <style:text-properties fo:background-color="#ffffff"/>
    </style:style>
    <style:style style:name="T17_45" style:family="text">
      <style:text-properties fo:background-color="#ffffff"/>
    </style:style>
    <style:style style:name="T17_46" style:family="text">
      <style:text-properties fo:background-color="#ffffff"/>
    </style:style>
    <style:style style:name="T17_47" style:family="text">
      <style:text-properties fo:background-color="#ffffff"/>
    </style:style>
    <style:style style:name="T17_48" style:family="text">
      <style:text-properties fo:background-color="#ffffff"/>
    </style:style>
    <style:style style:name="T17_49" style:family="text">
      <style:text-properties fo:background-color="#ffffff"/>
    </style:style>
    <style:style style:name="T17_50" style:family="text">
      <style:text-properties fo:background-color="#ffffff"/>
    </style:style>
    <style:style style:name="T17_51" style:family="text">
      <style:text-properties fo:background-color="#ffffff"/>
    </style:style>
    <style:style style:name="T17_52" style:family="text">
      <style:text-properties fo:background-color="#ffffff"/>
    </style:style>
    <style:style style:name="T17_53" style:family="text">
      <style:text-properties fo:background-color="#ffffff"/>
    </style:style>
    <style:style style:name="T17_54" style:family="text">
      <style:text-properties fo:background-color="#ffffff"/>
    </style:style>
    <style:style style:name="T17_55" style:family="text">
      <style:text-properties fo:background-color="#ffffff"/>
    </style:style>
    <style:style style:name="T17_56" style:family="text">
      <style:text-properties fo:background-color="#ffffff"/>
    </style:style>
    <style:style style:name="T17_57" style:family="text">
      <style:text-properties fo:background-color="#ffffff"/>
    </style:style>
    <style:style style:name="T17_58" style:family="text">
      <style:text-properties fo:background-color="#ffffff"/>
    </style:style>
    <style:style style:name="T17_59" style:family="text">
      <style:text-properties fo:background-color="#ffffff"/>
    </style:style>
    <style:style style:name="T17_60" style:family="text">
      <style:text-properties fo:background-color="#ffffff"/>
    </style:style>
    <style:style style:name="T17_61" style:family="text">
      <style:text-properties fo:background-color="#ffffff"/>
    </style:style>
    <style:style style:name="T17_62" style:family="text">
      <style:text-properties fo:background-color="#ffffff"/>
    </style:style>
    <style:style style:name="T17_63" style:family="text">
      <style:text-properties fo:background-color="#ffffff"/>
    </style:style>
    <style:style style:name="T17_64" style:family="text">
      <style:text-properties fo:background-color="#ffffff"/>
    </style:style>
    <style:style style:name="T17_65" style:family="text">
      <style:text-properties fo:background-color="#ffffff"/>
    </style:style>
    <style:style style:name="T17_66" style:family="text">
      <style:text-properties fo:background-color="#ffffff"/>
    </style:style>
    <style:style style:name="T17_67" style:family="text">
      <style:text-properties fo:background-color="#ffffff"/>
    </style:style>
    <style:style style:name="T17_68" style:family="text">
      <style:text-properties fo:background-color="#ffffff"/>
    </style:style>
    <style:style style:name="P18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19" style:family="paragraph" style:parent-style-name="Standard">
      <style:paragraph-properties fo:break-before="auto" fo:line-height="115%" style:writing-mode="lr-tb"/>
    </style:style>
    <style:style style:name="T19_1" style:family="text">
      <style:text-properties fo:background-color="#ffffff"/>
    </style:style>
    <style:style style:name="T19_2" style:family="text">
      <style:text-properties fo:background-color="#ffffff"/>
    </style:style>
    <style:style style:name="T19_3" style:family="text">
      <style:text-properties fo:background-color="#ffffff"/>
    </style:style>
    <style:style style:name="T19_4" style:family="text">
      <style:text-properties fo:background-color="#ffffff"/>
    </style:style>
    <style:style style:name="T19_5" style:family="text">
      <style:text-properties fo:background-color="#ffffff"/>
    </style:style>
    <style:style style:name="T19_6" style:family="text">
      <style:text-properties fo:background-color="#ffffff"/>
    </style:style>
    <style:style style:name="T19_7" style:family="text">
      <style:text-properties fo:background-color="#ffffff"/>
    </style:style>
    <style:style style:name="T19_8" style:family="text">
      <style:text-properties fo:background-color="#ffffff"/>
    </style:style>
    <style:style style:name="P20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21" style:family="paragraph" style:parent-style-name="Standard">
      <style:paragraph-properties fo:break-before="auto" fo:line-height="115%" fo:margin-top="0cm" style:writing-mode="lr-tb"/>
    </style:style>
    <style:style style:name="T21_1" style:family="text">
      <style:text-properties fo:background-color="#ffffff"/>
    </style:style>
    <style:style style:name="T21_2" style:family="text">
      <style:text-properties fo:background-color="#ffffff"/>
    </style:style>
    <style:style style:name="T21_3" style:family="text">
      <style:text-properties fo:background-color="#ffffff"/>
    </style:style>
    <style:style style:name="T21_4" style:family="text">
      <style:text-properties fo:background-color="#ffffff"/>
    </style:style>
    <style:style style:name="T21_5" style:family="text">
      <style:text-properties fo:background-color="#ffffff"/>
    </style:style>
    <style:style style:name="T21_6" style:family="text">
      <style:text-properties fo:background-color="#ffffff"/>
    </style:style>
    <style:style style:name="T21_7" style:family="text">
      <style:text-properties fo:background-color="#ffffff"/>
    </style:style>
    <style:style style:name="T21_8" style:family="text">
      <style:text-properties fo:background-color="#ffffff"/>
    </style:style>
    <style:style style:name="T21_9" style:family="text">
      <style:text-properties fo:background-color="#ffffff"/>
    </style:style>
    <style:style style:name="T21_10" style:family="text">
      <style:text-properties fo:background-color="#ffffff"/>
    </style:style>
    <style:style style:name="T21_11" style:family="text">
      <style:text-properties fo:background-color="#ffffff"/>
    </style:style>
    <style:style style:name="T21_12" style:family="text">
      <style:text-properties fo:background-color="#ffffff"/>
    </style:style>
    <style:style style:name="T21_13" style:family="text">
      <style:text-properties fo:background-color="#ffffff"/>
    </style:style>
    <style:style style:name="T21_14" style:family="text">
      <style:text-properties fo:background-color="#ffffff"/>
    </style:style>
    <style:style style:name="T21_15" style:family="text">
      <style:text-properties fo:background-color="#ffffff"/>
    </style:style>
    <style:style style:name="T21_16" style:family="text">
      <style:text-properties fo:background-color="#ffffff"/>
    </style:style>
    <style:style style:name="T21_17" style:family="text">
      <style:text-properties fo:background-color="#ffffff"/>
    </style:style>
    <style:style style:name="T21_18" style:family="text">
      <style:text-properties fo:background-color="#ffffff"/>
    </style:style>
    <style:style style:name="T21_19" style:family="text">
      <style:text-properties fo:background-color="#ffffff"/>
    </style:style>
    <style:style style:name="T21_20" style:family="text">
      <style:text-properties fo:background-color="#ffffff"/>
    </style:style>
    <style:style style:name="T21_21" style:family="text">
      <style:text-properties fo:background-color="#ffffff"/>
    </style:style>
    <style:style style:name="T21_22" style:family="text">
      <style:text-properties fo:background-color="#ffffff"/>
    </style:style>
    <style:style style:name="T21_23" style:family="text">
      <style:text-properties fo:background-color="#ffffff"/>
    </style:style>
    <style:style style:name="T21_24" style:family="text">
      <style:text-properties fo:background-color="#ffffff"/>
    </style:style>
    <style:style style:name="T21_25" style:family="text">
      <style:text-properties fo:background-color="#ffffff"/>
    </style:style>
    <style:style style:name="T21_26" style:family="text">
      <style:text-properties fo:background-color="#ffffff"/>
    </style:style>
    <style:style style:name="T21_27" style:family="text">
      <style:text-properties fo:background-color="#ffffff"/>
    </style:style>
    <style:style style:name="T21_28" style:family="text">
      <style:text-properties fo:background-color="#ffffff"/>
    </style:style>
    <style:style style:name="T21_29" style:family="text">
      <style:text-properties fo:background-color="#ffffff"/>
    </style:style>
    <style:style style:name="T21_30" style:family="text">
      <style:text-properties fo:background-color="#ffffff"/>
    </style:style>
    <style:style style:name="T21_31" style:family="text">
      <style:text-properties fo:background-color="#ffffff"/>
    </style:style>
    <style:style style:name="T21_32" style:family="text">
      <style:text-properties fo:background-color="#ffffff"/>
    </style:style>
    <style:style style:name="T21_33" style:family="text">
      <style:text-properties fo:background-color="#ffffff"/>
    </style:style>
    <style:style style:name="T21_34" style:family="text">
      <style:text-properties fo:background-color="#ffffff"/>
    </style:style>
    <style:style style:name="T21_35" style:family="text">
      <style:text-properties fo:background-color="#ffffff"/>
    </style:style>
    <style:style style:name="T21_36" style:family="text">
      <style:text-properties fo:background-color="#ffffff"/>
    </style:style>
    <style:style style:name="T21_37" style:family="text">
      <style:text-properties fo:background-color="#ffffff"/>
    </style:style>
    <style:style style:name="T21_38" style:family="text">
      <style:text-properties fo:background-color="#ffffff"/>
    </style:style>
    <style:style style:name="T21_39" style:family="text">
      <style:text-properties fo:background-color="#ffffff"/>
    </style:style>
    <style:style style:name="T21_40" style:family="text">
      <style:text-properties fo:background-color="#ffffff"/>
    </style:style>
    <style:style style:name="T21_41" style:family="text">
      <style:text-properties fo:background-color="#ffffff"/>
    </style:style>
    <style:style style:name="T21_42" style:family="text">
      <style:text-properties fo:background-color="#ffffff"/>
    </style:style>
    <style:style style:name="T21_43" style:family="text">
      <style:text-properties fo:background-color="#ffffff"/>
    </style:style>
    <style:style style:name="T21_44" style:family="text">
      <style:text-properties fo:background-color="#ffffff"/>
    </style:style>
    <style:style style:name="T21_45" style:family="text">
      <style:text-properties fo:background-color="#ffffff"/>
    </style:style>
    <style:style style:name="T21_46" style:family="text">
      <style:text-properties fo:background-color="#ffffff"/>
    </style:style>
    <style:style style:name="T21_47" style:family="text">
      <style:text-properties fo:background-color="#ffffff"/>
    </style:style>
    <style:style style:name="T21_48" style:family="text">
      <style:text-properties fo:background-color="#ffffff"/>
    </style:style>
    <style:style style:name="P22" style:family="paragraph" style:parent-style-name="Standard">
      <style:paragraph-properties fo:break-before="auto" fo:line-height="115%" fo:margin-top="0cm" style:writing-mode="lr-tb"/>
    </style:style>
    <style:style style:name="T22_1" style:family="text">
      <style:text-properties fo:background-color="#ffffff"/>
    </style:style>
    <style:style style:name="T22_2" style:family="text">
      <style:text-properties fo:background-color="#ffffff"/>
    </style:style>
    <style:style style:name="T22_3" style:family="text">
      <style:text-properties fo:background-color="#ffffff"/>
    </style:style>
    <style:style style:name="T22_4" style:family="text">
      <style:text-properties fo:background-color="#ffffff"/>
    </style:style>
    <style:style style:name="T22_5" style:family="text">
      <style:text-properties fo:background-color="#ffffff"/>
    </style:style>
    <style:style style:name="T22_6" style:family="text">
      <style:text-properties fo:background-color="#ffffff"/>
    </style:style>
    <style:style style:name="T22_7" style:family="text">
      <style:text-properties fo:background-color="#ffffff"/>
    </style:style>
    <style:style style:name="T22_8" style:family="text">
      <style:text-properties fo:background-color="#ffffff"/>
    </style:style>
    <style:style style:name="T22_9" style:family="text">
      <style:text-properties fo:background-color="#ffffff"/>
    </style:style>
    <style:style style:name="T22_10" style:family="text">
      <style:text-properties fo:background-color="#ffffff"/>
    </style:style>
    <style:style style:name="T22_11" style:family="text">
      <style:text-properties fo:background-color="#ffffff"/>
    </style:style>
    <style:style style:name="T22_12" style:family="text">
      <style:text-properties fo:background-color="#ffffff"/>
    </style:style>
    <style:style style:name="T22_13" style:family="text">
      <style:text-properties fo:background-color="#ffffff"/>
    </style:style>
    <style:style style:name="T22_14" style:family="text">
      <style:text-properties fo:background-color="#ffffff"/>
    </style:style>
    <style:style style:name="T22_15" style:family="text">
      <style:text-properties fo:background-color="#ffffff"/>
    </style:style>
    <style:style style:name="T22_16" style:family="text">
      <style:text-properties fo:background-color="#ffffff"/>
    </style:style>
    <style:style style:name="T22_17" style:family="text">
      <style:text-properties fo:background-color="#ffffff"/>
    </style:style>
    <style:style style:name="T22_18" style:family="text">
      <style:text-properties fo:background-color="#ffffff"/>
    </style:style>
    <style:style style:name="T22_19" style:family="text">
      <style:text-properties fo:background-color="#ffffff"/>
    </style:style>
    <style:style style:name="T22_20" style:family="text">
      <style:text-properties fo:background-color="#ffffff"/>
    </style:style>
    <style:style style:name="T22_21" style:family="text">
      <style:text-properties fo:background-color="#ffffff"/>
    </style:style>
    <style:style style:name="T22_22" style:family="text">
      <style:text-properties fo:background-color="#ffffff"/>
    </style:style>
    <style:style style:name="T22_23" style:family="text">
      <style:text-properties fo:background-color="#ffffff"/>
    </style:style>
    <style:style style:name="T22_24" style:family="text">
      <style:text-properties fo:background-color="#ffffff"/>
    </style:style>
    <style:style style:name="T22_25" style:family="text">
      <style:text-properties fo:background-color="#ffffff"/>
    </style:style>
    <style:style style:name="T22_26" style:family="text">
      <style:text-properties fo:background-color="#ffffff"/>
    </style:style>
    <style:style style:name="T22_27" style:family="text">
      <style:text-properties fo:background-color="#ffffff"/>
    </style:style>
    <style:style style:name="T22_28" style:family="text">
      <style:text-properties fo:background-color="#ffffff"/>
    </style:style>
    <style:style style:name="T22_29" style:family="text">
      <style:text-properties fo:background-color="#ffffff"/>
    </style:style>
    <style:style style:name="T22_30" style:family="text">
      <style:text-properties fo:background-color="#ffffff"/>
    </style:style>
    <style:style style:name="T22_31" style:family="text">
      <style:text-properties fo:background-color="#ffffff"/>
    </style:style>
    <style:style style:name="T22_32" style:family="text">
      <style:text-properties fo:background-color="#ffffff"/>
    </style:style>
    <style:style style:name="T22_33" style:family="text">
      <style:text-properties fo:background-color="#ffffff"/>
    </style:style>
    <style:style style:name="T22_34" style:family="text">
      <style:text-properties fo:background-color="#ffffff"/>
    </style:style>
    <style:style style:name="T22_35" style:family="text">
      <style:text-properties fo:background-color="#ffffff"/>
    </style:style>
    <style:style style:name="T22_36" style:family="text">
      <style:text-properties fo:background-color="#ffffff"/>
    </style:style>
    <style:style style:name="T22_37" style:family="text">
      <style:text-properties fo:background-color="#ffffff"/>
    </style:style>
    <style:style style:name="T22_38" style:family="text">
      <style:text-properties fo:background-color="#ffffff"/>
    </style:style>
    <style:style style:name="T22_39" style:family="text">
      <style:text-properties fo:background-color="#ffffff"/>
    </style:style>
    <style:style style:name="T22_40" style:family="text">
      <style:text-properties fo:background-color="#ffffff"/>
    </style:style>
    <style:style style:name="T22_41" style:family="text">
      <style:text-properties fo:background-color="#ffffff"/>
    </style:style>
    <style:style style:name="T22_42" style:family="text">
      <style:text-properties fo:background-color="#ffffff"/>
    </style:style>
    <style:style style:name="T22_43" style:family="text">
      <style:text-properties fo:background-color="#ffffff"/>
    </style:style>
    <style:style style:name="T22_44" style:family="text">
      <style:text-properties fo:background-color="#ffffff"/>
    </style:style>
    <style:style style:name="T22_45" style:family="text">
      <style:text-properties fo:background-color="#ffffff"/>
    </style:style>
    <style:style style:name="T22_46" style:family="text">
      <style:text-properties fo:background-color="#ffffff"/>
    </style:style>
    <style:style style:name="T22_47" style:family="text">
      <style:text-properties fo:background-color="#ffffff"/>
    </style:style>
    <style:style style:name="T22_48" style:family="text">
      <style:text-properties fo:background-color="#ffffff"/>
    </style:style>
    <style:style style:name="T22_49" style:family="text">
      <style:text-properties fo:background-color="#ffffff"/>
    </style:style>
    <style:style style:name="T22_50" style:family="text">
      <style:text-properties fo:background-color="#ffffff"/>
    </style:style>
    <style:style style:name="T22_51" style:family="text">
      <style:text-properties fo:background-color="#ffffff"/>
    </style:style>
    <style:style style:name="T22_52" style:family="text">
      <style:text-properties fo:background-color="#ffffff"/>
    </style:style>
    <style:style style:name="T22_53" style:family="text">
      <style:text-properties fo:background-color="#ffffff"/>
    </style:style>
    <style:style style:name="T22_54" style:family="text">
      <style:text-properties fo:background-color="#ffffff"/>
    </style:style>
    <style:style style:name="T22_55" style:family="text">
      <style:text-properties fo:background-color="#ffffff"/>
    </style:style>
    <style:style style:name="T22_56" style:family="text">
      <style:text-properties fo:background-color="#ffffff"/>
    </style:style>
    <style:style style:name="P23" style:family="paragraph" style:parent-style-name="Standard">
      <style:paragraph-properties fo:break-before="auto" fo:line-height="115%" fo:margin-top="0cm" style:writing-mode="lr-tb"/>
    </style:style>
    <style:style style:name="T23_1" style:family="text">
      <style:text-properties fo:background-color="#ffffff"/>
    </style:style>
    <style:style style:name="T23_2" style:family="text">
      <style:text-properties fo:background-color="#ffffff"/>
    </style:style>
    <style:style style:name="T23_3" style:family="text">
      <style:text-properties fo:background-color="#ffffff"/>
    </style:style>
    <style:style style:name="T23_4" style:family="text">
      <style:text-properties fo:background-color="#ffffff"/>
    </style:style>
    <style:style style:name="T23_5" style:family="text">
      <style:text-properties fo:background-color="#ffffff"/>
    </style:style>
    <style:style style:name="T23_6" style:family="text">
      <style:text-properties fo:background-color="#ffffff"/>
    </style:style>
    <style:style style:name="T23_7" style:family="text">
      <style:text-properties fo:background-color="#ffffff"/>
    </style:style>
    <style:style style:name="T23_8" style:family="text">
      <style:text-properties fo:background-color="#ffffff"/>
    </style:style>
    <style:style style:name="T23_9" style:family="text">
      <style:text-properties fo:background-color="#ffffff"/>
    </style:style>
    <style:style style:name="T23_10" style:family="text">
      <style:text-properties fo:background-color="#ffffff"/>
    </style:style>
    <style:style style:name="T23_11" style:family="text">
      <style:text-properties fo:background-color="#ffffff"/>
    </style:style>
    <style:style style:name="T23_12" style:family="text">
      <style:text-properties fo:background-color="#ffffff"/>
    </style:style>
    <style:style style:name="T23_13" style:family="text">
      <style:text-properties fo:background-color="#ffffff"/>
    </style:style>
    <style:style style:name="T23_14" style:family="text">
      <style:text-properties fo:background-color="#ffffff"/>
    </style:style>
    <style:style style:name="T23_15" style:family="text">
      <style:text-properties fo:background-color="#ffffff"/>
    </style:style>
    <style:style style:name="T23_16" style:family="text">
      <style:text-properties fo:background-color="#ffffff"/>
    </style:style>
    <style:style style:name="T23_17" style:family="text">
      <style:text-properties fo:background-color="#ffffff"/>
    </style:style>
    <style:style style:name="T23_18" style:family="text">
      <style:text-properties fo:background-color="#ffffff"/>
    </style:style>
    <style:style style:name="T23_19" style:family="text">
      <style:text-properties fo:background-color="#ffffff"/>
    </style:style>
    <style:style style:name="T23_20" style:family="text">
      <style:text-properties fo:background-color="#ffffff"/>
    </style:style>
    <style:style style:name="T23_21" style:family="text">
      <style:text-properties fo:background-color="#ffffff"/>
    </style:style>
    <style:style style:name="T23_22" style:family="text">
      <style:text-properties fo:background-color="#ffffff"/>
    </style:style>
    <style:style style:name="T23_23" style:family="text">
      <style:text-properties fo:background-color="#ffffff"/>
    </style:style>
    <style:style style:name="T23_24" style:family="text">
      <style:text-properties fo:background-color="#ffffff"/>
    </style:style>
    <style:style style:name="T23_25" style:family="text">
      <style:text-properties fo:background-color="#ffffff"/>
    </style:style>
    <style:style style:name="T23_26" style:family="text">
      <style:text-properties fo:background-color="#ffffff"/>
    </style:style>
    <style:style style:name="T23_27" style:family="text">
      <style:text-properties fo:background-color="#ffffff"/>
    </style:style>
    <style:style style:name="T23_28" style:family="text">
      <style:text-properties fo:background-color="#ffffff"/>
    </style:style>
    <style:style style:name="T23_29" style:family="text">
      <style:text-properties fo:background-color="#ffffff"/>
    </style:style>
    <style:style style:name="T23_30" style:family="text">
      <style:text-properties fo:background-color="#ffffff"/>
    </style:style>
    <style:style style:name="T23_31" style:family="text">
      <style:text-properties fo:background-color="#ffffff"/>
    </style:style>
    <style:style style:name="T23_32" style:family="text">
      <style:text-properties fo:background-color="#ffffff"/>
    </style:style>
    <style:style style:name="T23_33" style:family="text">
      <style:text-properties fo:background-color="#ffffff"/>
    </style:style>
    <style:style style:name="T23_34" style:family="text">
      <style:text-properties fo:background-color="#ffffff"/>
    </style:style>
    <style:style style:name="T23_35" style:family="text">
      <style:text-properties fo:background-color="#ffffff"/>
    </style:style>
    <style:style style:name="T23_36" style:family="text">
      <style:text-properties fo:background-color="#ffffff"/>
    </style:style>
    <style:style style:name="T23_37" style:family="text">
      <style:text-properties fo:background-color="#ffffff"/>
    </style:style>
    <style:style style:name="T23_38" style:family="text">
      <style:text-properties fo:background-color="#ffffff"/>
    </style:style>
    <style:style style:name="T23_39" style:family="text">
      <style:text-properties fo:background-color="#ffffff"/>
    </style:style>
    <style:style style:name="T23_40" style:family="text">
      <style:text-properties fo:background-color="#ffffff"/>
    </style:style>
    <style:style style:name="T23_41" style:family="text">
      <style:text-properties fo:background-color="#ffffff"/>
    </style:style>
    <style:style style:name="T23_42" style:family="text">
      <style:text-properties fo:background-color="#ffffff"/>
    </style:style>
    <style:style style:name="T23_43" style:family="text">
      <style:text-properties fo:background-color="#ffffff"/>
    </style:style>
    <style:style style:name="T23_44" style:family="text">
      <style:text-properties fo:background-color="#ffffff"/>
    </style:style>
    <style:style style:name="T23_45" style:family="text">
      <style:text-properties fo:background-color="#ffffff"/>
    </style:style>
    <style:style style:name="T23_46" style:family="text">
      <style:text-properties fo:background-color="#ffffff"/>
    </style:style>
    <style:style style:name="T23_47" style:family="text">
      <style:text-properties fo:background-color="#ffffff"/>
    </style:style>
    <style:style style:name="T23_48" style:family="text">
      <style:text-properties fo:background-color="#ffffff"/>
    </style:style>
    <style:style style:name="T23_49" style:family="text">
      <style:text-properties fo:background-color="#ffffff"/>
    </style:style>
    <style:style style:name="T23_50" style:family="text">
      <style:text-properties fo:background-color="#ffffff"/>
    </style:style>
    <style:style style:name="T23_51" style:family="text">
      <style:text-properties fo:background-color="#ffffff"/>
    </style:style>
    <style:style style:name="T23_52" style:family="text">
      <style:text-properties fo:background-color="#ffffff"/>
    </style:style>
    <style:style style:name="T23_53" style:family="text">
      <style:text-properties fo:background-color="#ffffff"/>
    </style:style>
    <style:style style:name="T23_54" style:family="text">
      <style:text-properties fo:background-color="#ffffff"/>
    </style:style>
    <style:style style:name="T23_55" style:family="text">
      <style:text-properties fo:background-color="#ffffff"/>
    </style:style>
    <style:style style:name="T23_56" style:family="text">
      <style:text-properties fo:background-color="#ffffff"/>
    </style:style>
    <style:style style:name="T23_57" style:family="text">
      <style:text-properties fo:background-color="#ffffff"/>
    </style:style>
    <style:style style:name="T23_58" style:family="text">
      <style:text-properties fo:background-color="#ffffff"/>
    </style:style>
    <style:style style:name="T23_59" style:family="text">
      <style:text-properties fo:background-color="#ffffff"/>
    </style:style>
    <style:style style:name="T23_60" style:family="text">
      <style:text-properties fo:background-color="#ffffff"/>
    </style:style>
    <style:style style:name="T23_61" style:family="text">
      <style:text-properties fo:background-color="#ffffff"/>
    </style:style>
    <style:style style:name="T23_62" style:family="text">
      <style:text-properties fo:background-color="#ffffff"/>
    </style:style>
    <style:style style:name="T23_63" style:family="text">
      <style:text-properties fo:background-color="#ffffff"/>
    </style:style>
    <style:style style:name="T23_64" style:family="text">
      <style:text-properties fo:background-color="#ffffff"/>
    </style:style>
    <style:style style:name="T23_65" style:family="text">
      <style:text-properties fo:background-color="#ffffff"/>
    </style:style>
    <style:style style:name="T23_66" style:family="text">
      <style:text-properties fo:background-color="#ffffff"/>
    </style:style>
    <style:style style:name="T23_67" style:family="text">
      <style:text-properties fo:background-color="#ffffff"/>
    </style:style>
    <style:style style:name="T23_68" style:family="text">
      <style:text-properties fo:background-color="#ffffff"/>
    </style:style>
    <style:style style:name="T23_69" style:family="text">
      <style:text-properties fo:background-color="#ffffff"/>
    </style:style>
    <style:style style:name="T23_70" style:family="text">
      <style:text-properties fo:background-color="#ffffff"/>
    </style:style>
    <style:style style:name="T23_71" style:family="text">
      <style:text-properties fo:background-color="#ffffff"/>
    </style:style>
    <style:style style:name="T23_72" style:family="text">
      <style:text-properties fo:background-color="#ffffff"/>
    </style:style>
    <style:style style:name="T23_73" style:family="text">
      <style:text-properties fo:background-color="#ffffff"/>
    </style:style>
    <style:style style:name="T23_74" style:family="text">
      <style:text-properties fo:background-color="#ffffff"/>
    </style:style>
    <style:style style:name="T23_75" style:family="text">
      <style:text-properties fo:background-color="#ffffff"/>
    </style:style>
    <style:style style:name="T23_76" style:family="text">
      <style:text-properties fo:background-color="#ffffff"/>
    </style:style>
    <style:style style:name="T23_77" style:family="text">
      <style:text-properties fo:background-color="#ffffff"/>
    </style:style>
    <style:style style:name="T23_78" style:family="text">
      <style:text-properties fo:background-color="#ffffff"/>
    </style:style>
    <style:style style:name="T23_79" style:family="text">
      <style:text-properties fo:background-color="#ffffff"/>
    </style:style>
    <style:style style:name="T23_80" style:family="text">
      <style:text-properties fo:background-color="#ffffff"/>
    </style:style>
    <style:style style:name="T23_81" style:family="text">
      <style:text-properties fo:background-color="#ffffff"/>
    </style:style>
    <style:style style:name="T23_82" style:family="text">
      <style:text-properties fo:background-color="#ffffff"/>
    </style:style>
    <style:style style:name="P24" style:family="paragraph" style:parent-style-name="Standard">
      <style:paragraph-properties fo:break-before="auto" fo:line-height="115%" fo:margin-top="0cm" style:writing-mode="lr-tb"/>
    </style:style>
    <style:style style:name="T24_1" style:family="text">
      <style:text-properties fo:background-color="#ffffff"/>
    </style:style>
    <style:style style:name="T24_2" style:family="text">
      <style:text-properties fo:background-color="#ffffff"/>
    </style:style>
    <style:style style:name="T24_3" style:family="text">
      <style:text-properties fo:background-color="#ffffff"/>
    </style:style>
    <style:style style:name="T24_4" style:family="text">
      <style:text-properties fo:background-color="#ffffff"/>
    </style:style>
    <style:style style:name="T24_5" style:family="text">
      <style:text-properties fo:background-color="#ffffff"/>
    </style:style>
    <style:style style:name="T24_6" style:family="text">
      <style:text-properties fo:background-color="#ffffff"/>
    </style:style>
    <style:style style:name="T24_7" style:family="text">
      <style:text-properties fo:background-color="#ffffff"/>
    </style:style>
    <style:style style:name="T24_8" style:family="text">
      <style:text-properties fo:background-color="#ffffff"/>
    </style:style>
    <style:style style:name="T24_9" style:family="text">
      <style:text-properties fo:background-color="#ffffff"/>
    </style:style>
    <style:style style:name="T24_10" style:family="text">
      <style:text-properties fo:background-color="#ffffff"/>
    </style:style>
    <style:style style:name="T24_11" style:family="text">
      <style:text-properties fo:background-color="#ffffff"/>
    </style:style>
    <style:style style:name="T24_12" style:family="text">
      <style:text-properties fo:background-color="#ffffff"/>
    </style:style>
    <style:style style:name="T24_13" style:family="text">
      <style:text-properties fo:background-color="#ffffff"/>
    </style:style>
    <style:style style:name="T24_14" style:family="text">
      <style:text-properties fo:background-color="#ffffff"/>
    </style:style>
    <style:style style:name="T24_15" style:family="text">
      <style:text-properties fo:background-color="#ffffff"/>
    </style:style>
    <style:style style:name="T24_16" style:family="text">
      <style:text-properties fo:background-color="#ffffff"/>
    </style:style>
    <style:style style:name="T24_17" style:family="text">
      <style:text-properties fo:background-color="#ffffff"/>
    </style:style>
    <style:style style:name="T24_18" style:family="text">
      <style:text-properties fo:background-color="#ffffff"/>
    </style:style>
    <style:style style:name="T24_19" style:family="text">
      <style:text-properties fo:background-color="#ffffff"/>
    </style:style>
    <style:style style:name="T24_20" style:family="text">
      <style:text-properties fo:background-color="#ffffff"/>
    </style:style>
    <style:style style:name="T24_21" style:family="text">
      <style:text-properties fo:background-color="#ffffff"/>
    </style:style>
    <style:style style:name="T24_22" style:family="text">
      <style:text-properties fo:background-color="#ffffff"/>
    </style:style>
    <style:style style:name="T24_23" style:family="text">
      <style:text-properties fo:background-color="#ffffff"/>
    </style:style>
    <style:style style:name="T24_24" style:family="text">
      <style:text-properties fo:background-color="#ffffff"/>
    </style:style>
    <style:style style:name="T24_25" style:family="text">
      <style:text-properties fo:background-color="#ffffff"/>
    </style:style>
    <style:style style:name="T24_26" style:family="text">
      <style:text-properties fo:background-color="#ffffff"/>
    </style:style>
    <style:style style:name="T24_27" style:family="text">
      <style:text-properties fo:background-color="#ffffff"/>
    </style:style>
    <style:style style:name="T24_28" style:family="text">
      <style:text-properties fo:background-color="#ffffff"/>
    </style:style>
    <style:style style:name="T24_29" style:family="text">
      <style:text-properties fo:background-color="#ffffff"/>
    </style:style>
    <style:style style:name="T24_30" style:family="text">
      <style:text-properties fo:background-color="#ffffff"/>
    </style:style>
    <style:style style:name="T24_31" style:family="text">
      <style:text-properties fo:background-color="#ffffff"/>
    </style:style>
    <style:style style:name="T24_32" style:family="text">
      <style:text-properties fo:background-color="#ffffff"/>
    </style:style>
    <style:style style:name="T24_33" style:family="text">
      <style:text-properties fo:background-color="#ffffff"/>
    </style:style>
    <style:style style:name="T24_34" style:family="text">
      <style:text-properties fo:background-color="#ffffff"/>
    </style:style>
    <style:style style:name="T24_35" style:family="text">
      <style:text-properties fo:background-color="#ffffff"/>
    </style:style>
    <style:style style:name="T24_36" style:family="text">
      <style:text-properties fo:background-color="#ffffff"/>
    </style:style>
    <style:style style:name="T24_37" style:family="text">
      <style:text-properties fo:background-color="#ffffff"/>
    </style:style>
    <style:style style:name="T24_38" style:family="text">
      <style:text-properties fo:background-color="#ffffff"/>
    </style:style>
    <style:style style:name="T24_39" style:family="text">
      <style:text-properties fo:background-color="#ffffff"/>
    </style:style>
    <style:style style:name="T24_40" style:family="text">
      <style:text-properties fo:background-color="#ffffff"/>
    </style:style>
    <style:style style:name="T24_41" style:family="text">
      <style:text-properties fo:background-color="#ffffff"/>
    </style:style>
    <style:style style:name="T24_42" style:family="text">
      <style:text-properties fo:background-color="#ffffff"/>
    </style:style>
    <style:style style:name="T24_43" style:family="text">
      <style:text-properties fo:background-color="#ffffff"/>
    </style:style>
    <style:style style:name="T24_44" style:family="text">
      <style:text-properties fo:background-color="#ffffff"/>
    </style:style>
    <style:style style:name="T24_45" style:family="text">
      <style:text-properties fo:background-color="#ffffff"/>
    </style:style>
    <style:style style:name="T24_46" style:family="text">
      <style:text-properties fo:background-color="#ffffff"/>
    </style:style>
    <style:style style:name="T24_47" style:family="text">
      <style:text-properties fo:background-color="#ffffff"/>
    </style:style>
    <style:style style:name="T24_48" style:family="text">
      <style:text-properties fo:background-color="#ffffff"/>
    </style:style>
    <style:style style:name="T24_49" style:family="text">
      <style:text-properties fo:background-color="#ffffff"/>
    </style:style>
    <style:style style:name="T24_50" style:family="text">
      <style:text-properties fo:background-color="#ffffff"/>
    </style:style>
    <style:style style:name="T24_51" style:family="text">
      <style:text-properties fo:background-color="#ffffff"/>
    </style:style>
    <style:style style:name="T24_52" style:family="text">
      <style:text-properties fo:background-color="#ffffff"/>
    </style:style>
    <style:style style:name="T24_53" style:family="text">
      <style:text-properties fo:background-color="#ffffff"/>
    </style:style>
    <style:style style:name="T24_54" style:family="text">
      <style:text-properties fo:background-color="#ffffff"/>
    </style:style>
    <style:style style:name="T24_55" style:family="text">
      <style:text-properties fo:background-color="#ffffff"/>
    </style:style>
    <style:style style:name="T24_56" style:family="text">
      <style:text-properties fo:background-color="#ffffff"/>
    </style:style>
    <style:style style:name="P25" style:family="paragraph" style:parent-style-name="Standard">
      <style:paragraph-properties fo:break-before="auto" fo:line-height="115%" fo:margin-top="0cm" style:writing-mode="lr-tb"/>
    </style:style>
    <style:style style:name="T25_1" style:family="text">
      <style:text-properties fo:background-color="#ffffff"/>
    </style:style>
    <style:style style:name="T25_2" style:family="text">
      <style:text-properties fo:background-color="#ffffff"/>
    </style:style>
    <style:style style:name="T25_3" style:family="text">
      <style:text-properties fo:background-color="#ffffff"/>
    </style:style>
    <style:style style:name="T25_4" style:family="text">
      <style:text-properties fo:background-color="#ffffff"/>
    </style:style>
    <style:style style:name="T25_5" style:family="text">
      <style:text-properties fo:background-color="#ffffff"/>
    </style:style>
    <style:style style:name="T25_6" style:family="text">
      <style:text-properties fo:background-color="#ffffff"/>
    </style:style>
    <style:style style:name="T25_7" style:family="text">
      <style:text-properties fo:background-color="#ffffff"/>
    </style:style>
    <style:style style:name="T25_8" style:family="text">
      <style:text-properties fo:background-color="#ffffff"/>
    </style:style>
    <style:style style:name="T25_9" style:family="text">
      <style:text-properties fo:background-color="#ffffff"/>
    </style:style>
    <style:style style:name="T25_10" style:family="text">
      <style:text-properties fo:background-color="#ffffff"/>
    </style:style>
    <style:style style:name="T25_11" style:family="text">
      <style:text-properties fo:background-color="#ffffff"/>
    </style:style>
    <style:style style:name="T25_12" style:family="text">
      <style:text-properties fo:background-color="#ffffff"/>
    </style:style>
    <style:style style:name="T25_13" style:family="text">
      <style:text-properties fo:background-color="#ffffff"/>
    </style:style>
    <style:style style:name="T25_14" style:family="text">
      <style:text-properties fo:background-color="#ffffff"/>
    </style:style>
    <style:style style:name="T25_15" style:family="text">
      <style:text-properties fo:background-color="#ffffff"/>
    </style:style>
    <style:style style:name="T25_16" style:family="text">
      <style:text-properties fo:background-color="#ffffff"/>
    </style:style>
    <style:style style:name="T25_17" style:family="text">
      <style:text-properties fo:background-color="#ffffff"/>
    </style:style>
    <style:style style:name="T25_18" style:family="text">
      <style:text-properties fo:background-color="#ffffff"/>
    </style:style>
    <style:style style:name="T25_19" style:family="text">
      <style:text-properties fo:background-color="#ffffff"/>
    </style:style>
    <style:style style:name="T25_20" style:family="text">
      <style:text-properties fo:background-color="#ffffff"/>
    </style:style>
    <style:style style:name="T25_21" style:family="text">
      <style:text-properties fo:background-color="#ffffff"/>
    </style:style>
    <style:style style:name="T25_22" style:family="text">
      <style:text-properties fo:background-color="#ffffff"/>
    </style:style>
    <style:style style:name="T25_23" style:family="text">
      <style:text-properties fo:background-color="#ffffff"/>
    </style:style>
    <style:style style:name="T25_24" style:family="text">
      <style:text-properties fo:background-color="#ffffff"/>
    </style:style>
    <style:style style:name="T25_25" style:family="text">
      <style:text-properties fo:background-color="#ffffff"/>
    </style:style>
    <style:style style:name="T25_26" style:family="text">
      <style:text-properties fo:background-color="#ffffff"/>
    </style:style>
    <style:style style:name="T25_27" style:family="text">
      <style:text-properties fo:background-color="#ffffff"/>
    </style:style>
    <style:style style:name="T25_28" style:family="text">
      <style:text-properties fo:background-color="#ffffff"/>
    </style:style>
    <style:style style:name="T25_29" style:family="text">
      <style:text-properties fo:background-color="#ffffff"/>
    </style:style>
    <style:style style:name="T25_30" style:family="text">
      <style:text-properties fo:background-color="#ffffff"/>
    </style:style>
    <style:style style:name="T25_31" style:family="text">
      <style:text-properties fo:background-color="#ffffff"/>
    </style:style>
    <style:style style:name="T25_32" style:family="text">
      <style:text-properties fo:background-color="#ffffff"/>
    </style:style>
    <style:style style:name="T25_33" style:family="text">
      <style:text-properties fo:background-color="#ffffff"/>
    </style:style>
    <style:style style:name="T25_34" style:family="text">
      <style:text-properties fo:background-color="#ffffff"/>
    </style:style>
    <style:style style:name="T25_35" style:family="text">
      <style:text-properties fo:background-color="#ffffff"/>
    </style:style>
    <style:style style:name="T25_36" style:family="text">
      <style:text-properties fo:background-color="#ffffff"/>
    </style:style>
    <style:style style:name="T25_37" style:family="text">
      <style:text-properties fo:background-color="#ffffff"/>
    </style:style>
    <style:style style:name="T25_38" style:family="text">
      <style:text-properties fo:background-color="#ffffff"/>
    </style:style>
    <style:style style:name="T25_39" style:family="text">
      <style:text-properties fo:background-color="#ffffff"/>
    </style:style>
    <style:style style:name="T25_40" style:family="text">
      <style:text-properties fo:background-color="#ffffff"/>
    </style:style>
    <style:style style:name="T25_41" style:family="text">
      <style:text-properties fo:background-color="#ffffff"/>
    </style:style>
    <style:style style:name="T25_42" style:family="text">
      <style:text-properties fo:background-color="#ffffff"/>
    </style:style>
    <style:style style:name="T25_43" style:family="text">
      <style:text-properties fo:background-color="#ffffff"/>
    </style:style>
    <style:style style:name="T25_44" style:family="text">
      <style:text-properties fo:background-color="#ffffff"/>
    </style:style>
    <style:style style:name="T25_45" style:family="text">
      <style:text-properties fo:background-color="#ffffff"/>
    </style:style>
    <style:style style:name="T25_46" style:family="text">
      <style:text-properties fo:background-color="#ffffff"/>
    </style:style>
    <style:style style:name="T25_47" style:family="text">
      <style:text-properties fo:background-color="#ffffff"/>
    </style:style>
    <style:style style:name="T25_48" style:family="text">
      <style:text-properties fo:background-color="#ffffff"/>
    </style:style>
    <style:style style:name="P26" style:family="paragraph" style:parent-style-name="Heading_20_3">
      <style:paragraph-properties fo:break-before="auto" fo:line-height="115%" fo:margin-top="0.282cm" fo:keep-with-next="always" fo:keep-together="always" style:writing-mode="lr-tb"/>
    </style:style>
    <style:style style:name="P27" style:family="paragraph" style:parent-style-name="Heading_20_3">
      <style:paragraph-properties fo:break-before="auto" fo:line-height="115%" fo:margin-top="0.282cm" fo:keep-with-next="always" fo:keep-together="always" style:writing-mode="lr-tb"/>
    </style:style>
    <style:style style:name="T27_1" style:family="text">
      <style:text-properties fo:color="#000000" style:font-name="Arial" style:font-name-asian="Arial" style:font-name-complex="Arial"/>
    </style:style>
    <style:style style:name="T27_2" style:family="text">
      <style:text-properties fo:color="#000000" style:font-name="Arial" style:font-name-asian="Arial" style:font-name-complex="Arial"/>
    </style:style>
    <style:style style:name="T27_3" style:family="text">
      <style:text-properties fo:color="#000000" style:font-name="Arial" style:font-name-asian="Arial" style:font-name-complex="Arial"/>
    </style:style>
    <style:style style:name="P28" style:family="paragraph" style:parent-style-name="Heading_20_3">
      <style:paragraph-properties fo:break-before="auto" fo:line-height="115%" fo:margin-top="0.282cm" fo:keep-with-next="always" fo:keep-together="always" style:writing-mode="lr-tb"/>
    </style:style>
    <style:style style:name="T28_1" style:family="text">
      <style:text-properties fo:background-color="#ffffff" fo:color="#000000" style:font-name="Arial" fo:font-size="11pt" style:font-name-asian="Arial" style:font-size-asian="11pt" style:font-name-complex="Arial" style:font-size-complex="11pt"/>
    </style:style>
    <style:style style:name="T28_2" style:family="text">
      <style:text-properties fo:background-color="#ffffff" fo:color="#000000" style:font-name="Arial" fo:font-size="11pt" style:font-name-asian="Arial" style:font-size-asian="11pt" style:font-name-complex="Arial" style:font-size-complex="11pt"/>
    </style:style>
    <style:style style:name="T28_3" style:family="text">
      <style:text-properties fo:background-color="#ffffff" fo:color="#000000" style:font-name="Arial" fo:font-size="11pt" style:font-name-asian="Arial" style:font-size-asian="11pt" style:font-name-complex="Arial" style:font-size-complex="11pt"/>
    </style:style>
    <style:style style:name="T28_4" style:family="text">
      <style:text-properties fo:background-color="#ffffff" fo:color="#000000" style:font-name="Arial" fo:font-size="11pt" style:font-name-asian="Arial" style:font-size-asian="11pt" style:font-name-complex="Arial" style:font-size-complex="11pt"/>
    </style:style>
    <style:style style:name="T28_5" style:family="text">
      <style:text-properties fo:background-color="#ffffff" fo:color="#000000"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28_6" style:family="text">
      <style:text-properties fo:background-color="#ffffff" fo:color="#000000"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28_7" style:family="text">
      <style:text-properties fo:background-color="#ffffff" fo:color="#000000"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28_8" style:family="text">
      <style:text-properties fo:background-color="#ffffff" fo:color="#000000"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28_9" style:family="text">
      <style:text-properties fo:background-color="#ffffff" fo:color="#000000"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28_10" style:family="text">
      <style:text-properties fo:background-color="#ffffff" fo:color="#000000"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28_11" style:family="text">
      <style:text-properties fo:background-color="#ffffff" fo:color="#000000"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28_12" style:family="text">
      <style:text-properties fo:background-color="#ffffff" fo:color="#000000"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28_13" style:family="text">
      <style:text-properties fo:background-color="#ffffff" fo:color="#000000"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28_14" style:family="text">
      <style:text-properties fo:background-color="#ffffff" fo:color="#000000"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28_15" style:family="text">
      <style:text-properties fo:background-color="#ffffff" fo:color="#000000"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28_16" style:family="text">
      <style:text-properties fo:background-color="#ffffff" fo:color="#000000"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28_17" style:family="text">
      <style:text-properties fo:background-color="#ffffff" fo:color="#000000"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28_18" style:family="text">
      <style:text-properties fo:background-color="#ffffff" fo:color="#000000"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28_19" style:family="text">
      <style:text-properties fo:background-color="#ffffff" fo:color="#000000"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28_20" style:family="text">
      <style:text-properties fo:background-color="#ffffff" fo:color="#000000"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28_21" style:family="text">
      <style:text-properties fo:background-color="#ffffff" fo:color="#000000"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28_22" style:family="text">
      <style:text-properties fo:background-color="#ffffff" fo:color="#000000"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28_23" style:family="text">
      <style:text-properties fo:background-color="#ffffff" fo:color="#000000"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28_24" style:family="text">
      <style:text-properties fo:background-color="#ffffff" fo:color="#000000"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28_25" style:family="text">
      <style:text-properties fo:background-color="#ffffff" fo:color="#000000"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28_26" style:family="text">
      <style:text-properties fo:background-color="#ffffff" fo:color="#000000"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28_27" style:family="text">
      <style:text-properties fo:background-color="#ffffff" fo:color="#000000"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28_28" style:family="text">
      <style:text-properties fo:background-color="#ffffff" fo:color="#000000"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T28_29" style:family="text">
      <style:text-properties fo:background-color="#ffffff" fo:color="#000000" style:font-name="Arial" fo:font-size="11pt" style:font-name-asian="Arial" style:font-size-asian="11pt" style:font-name-complex="Arial" style:font-size-complex="11pt" fo:font-weight="normal" style:font-weight-asian="normal" style:font-weight-complex="normal"/>
    </style:style>
    <style:style style:name="P29" style:family="paragraph" style:parent-style-name="Standard">
      <style:paragraph-properties fo:break-before="auto" fo:line-height="115%" style:writing-mode="lr-tb"/>
    </style:style>
    <style:style style:name="P30" style:family="paragraph" style:parent-style-name="Heading_20_3">
      <style:paragraph-properties fo:break-before="auto" fo:line-height="115%" fo:margin-top="0.282cm" fo:keep-with-next="always" fo:keep-together="always" style:writing-mode="lr-tb"/>
    </style:style>
    <style:style style:name="T30_1" style:family="text">
      <style:text-properties fo:color="#000000" style:font-name="Arial" style:font-name-asian="Arial" style:font-name-complex="Arial"/>
    </style:style>
    <style:style style:name="T30_2" style:family="text">
      <style:text-properties fo:color="#000000" style:font-name="Arial" style:font-name-asian="Arial" style:font-name-complex="Arial"/>
    </style:style>
    <style:style style:name="T30_3" style:family="text">
      <style:text-properties fo:color="#000000" style:font-name="Arial" style:font-name-asian="Arial" style:font-name-complex="Arial"/>
    </style:style>
    <style:style style:name="P31" style:family="paragraph" style:parent-style-name="Standard">
      <style:paragraph-properties fo:break-before="auto" fo:line-height="115%" style:writing-mode="lr-tb"/>
    </style:style>
    <style:style style:name="P32" style:family="paragraph" style:parent-style-name="Standard">
      <style:paragraph-properties fo:break-before="auto" fo:line-height="115%" style:writing-mode="lr-tb"/>
    </style:style>
    <style:style style:name="T32_1" style:family="text">
      <style:text-properties fo:background-color="#ffffff"/>
    </style:style>
    <style:style style:name="T32_2" style:family="text">
      <style:text-properties fo:background-color="#ffffff"/>
    </style:style>
    <style:style style:name="T32_3" style:family="text">
      <style:text-properties fo:background-color="#ffffff"/>
    </style:style>
    <style:style style:name="T32_4" style:family="text">
      <style:text-properties fo:background-color="#ffffff"/>
    </style:style>
    <style:style style:name="T32_5" style:family="text">
      <style:text-properties fo:background-color="#ffffff"/>
    </style:style>
    <style:style style:name="T32_6" style:family="text">
      <style:text-properties fo:background-color="#ffffff"/>
    </style:style>
    <style:style style:name="T32_7" style:family="text">
      <style:text-properties fo:background-color="#ffffff"/>
    </style:style>
    <style:style style:name="T32_8" style:family="text">
      <style:text-properties fo:background-color="#ffffff"/>
    </style:style>
    <style:style style:name="T32_9" style:family="text">
      <style:text-properties fo:background-color="#ffffff"/>
    </style:style>
    <style:style style:name="T32_10" style:family="text">
      <style:text-properties fo:background-color="#ffffff"/>
    </style:style>
    <style:style style:name="T32_11" style:family="text">
      <style:text-properties fo:background-color="#ffffff"/>
    </style:style>
    <style:style style:name="T32_12" style:family="text">
      <style:text-properties fo:background-color="#ffffff"/>
    </style:style>
    <style:style style:name="T32_13" style:family="text">
      <style:text-properties fo:background-color="#ffffff"/>
    </style:style>
    <style:style style:name="T32_14" style:family="text">
      <style:text-properties fo:background-color="#ffffff"/>
    </style:style>
    <style:style style:name="T32_15" style:family="text">
      <style:text-properties fo:background-color="#ffffff"/>
    </style:style>
    <style:style style:name="T32_16" style:family="text">
      <style:text-properties fo:background-color="#ffffff"/>
    </style:style>
    <style:style style:name="T32_17" style:family="text">
      <style:text-properties fo:background-color="#ffffff"/>
    </style:style>
    <style:style style:name="T32_18" style:family="text">
      <style:text-properties fo:background-color="#ffffff"/>
    </style:style>
    <style:style style:name="T32_19" style:family="text">
      <style:text-properties fo:background-color="#ffffff"/>
    </style:style>
    <style:style style:name="T32_20" style:family="text">
      <style:text-properties fo:background-color="#ffffff"/>
    </style:style>
    <style:style style:name="T32_21" style:family="text">
      <style:text-properties fo:background-color="#ffffff"/>
    </style:style>
    <style:style style:name="T32_22" style:family="text">
      <style:text-properties fo:background-color="#ffffff"/>
    </style:style>
    <style:style style:name="T32_23" style:family="text">
      <style:text-properties fo:background-color="#ffffff"/>
    </style:style>
    <style:style style:name="T32_24" style:family="text">
      <style:text-properties fo:background-color="#ffffff"/>
    </style:style>
    <style:style style:name="T32_25" style:family="text">
      <style:text-properties fo:background-color="#ffffff"/>
    </style:style>
    <style:style style:name="T32_26" style:family="text">
      <style:text-properties fo:background-color="#ffffff"/>
    </style:style>
    <style:style style:name="T32_27" style:family="text">
      <style:text-properties fo:background-color="#ffffff"/>
    </style:style>
    <style:style style:name="T32_28" style:family="text">
      <style:text-properties fo:background-color="#ffffff"/>
    </style:style>
    <style:style style:name="T32_29" style:family="text">
      <style:text-properties fo:background-color="#ffffff"/>
    </style:style>
    <style:style style:name="T32_30" style:family="text">
      <style:text-properties fo:background-color="#ffffff"/>
    </style:style>
    <style:style style:name="T32_31" style:family="text">
      <style:text-properties fo:background-color="#ffffff"/>
    </style:style>
    <style:style style:name="T32_32" style:family="text">
      <style:text-properties fo:background-color="#ffffff"/>
    </style:style>
    <style:style style:name="T32_33" style:family="text">
      <style:text-properties fo:background-color="#ffffff"/>
    </style:style>
    <style:style style:name="T32_34" style:family="text">
      <style:text-properties fo:background-color="#ffffff"/>
    </style:style>
    <style:style style:name="T32_35" style:family="text">
      <style:text-properties fo:background-color="#ffffff"/>
    </style:style>
    <style:style style:name="T32_36" style:family="text">
      <style:text-properties fo:background-color="#ffffff"/>
    </style:style>
    <style:style style:name="T32_37" style:family="text">
      <style:text-properties fo:background-color="#ffffff"/>
    </style:style>
    <style:style style:name="T32_38" style:family="text">
      <style:text-properties fo:background-color="#ffffff"/>
    </style:style>
    <style:style style:name="T32_39" style:family="text">
      <style:text-properties fo:background-color="#ffffff"/>
    </style:style>
    <style:style style:name="T32_40" style:family="text">
      <style:text-properties fo:background-color="#ffffff"/>
    </style:style>
    <style:style style:name="T32_41" style:family="text">
      <style:text-properties fo:background-color="#ffffff"/>
    </style:style>
    <style:style style:name="T32_42" style:family="text">
      <style:text-properties fo:background-color="#ffffff"/>
    </style:style>
    <style:style style:name="T32_43" style:family="text">
      <style:text-properties fo:background-color="#ffffff"/>
    </style:style>
    <style:style style:name="T32_44" style:family="text">
      <style:text-properties fo:background-color="#ffffff"/>
    </style:style>
    <style:style style:name="T32_45" style:family="text">
      <style:text-properties fo:background-color="#ffffff"/>
    </style:style>
    <style:style style:name="T32_46" style:family="text">
      <style:text-properties fo:background-color="#ffffff"/>
    </style:style>
    <style:style style:name="T32_47" style:family="text">
      <style:text-properties fo:background-color="#ffffff"/>
    </style:style>
    <style:style style:name="T32_48" style:family="text">
      <style:text-properties fo:background-color="#ffffff"/>
    </style:style>
    <style:style style:name="T32_49" style:family="text">
      <style:text-properties fo:background-color="#ffffff"/>
    </style:style>
    <style:style style:name="T32_50" style:family="text">
      <style:text-properties fo:background-color="#ffffff"/>
    </style:style>
    <style:style style:name="P33" style:family="paragraph" style:parent-style-name="Standard">
      <style:paragraph-properties fo:break-before="auto" fo:line-height="115%" style:writing-mode="lr-tb"/>
      <style:text-properties fo:background-color="#ffffff"/>
    </style:style>
    <style:style style:name="P34" style:family="paragraph" style:parent-style-name="Standard">
      <style:paragraph-properties fo:break-before="auto" fo:line-height="115%" style:writing-mode="lr-tb"/>
    </style:style>
    <style:style style:name="T34_1" style:family="text">
      <style:text-properties fo:background-color="#ffffff"/>
    </style:style>
    <style:style style:name="T34_2" style:family="text">
      <style:text-properties fo:background-color="#ffffff"/>
    </style:style>
    <style:style style:name="T34_3" style:family="text">
      <style:text-properties fo:background-color="#ffffff"/>
    </style:style>
    <style:style style:name="T34_4" style:family="text">
      <style:text-properties fo:background-color="#ffffff"/>
    </style:style>
    <style:style style:name="T34_5" style:family="text">
      <style:text-properties fo:background-color="#ffffff"/>
    </style:style>
    <style:style style:name="T34_6" style:family="text">
      <style:text-properties fo:background-color="#ffffff"/>
    </style:style>
    <style:style style:name="T34_7" style:family="text">
      <style:text-properties fo:background-color="#ffffff"/>
    </style:style>
    <style:style style:name="T34_8" style:family="text">
      <style:text-properties fo:background-color="#ffffff"/>
    </style:style>
    <style:style style:name="T34_9" style:family="text">
      <style:text-properties fo:background-color="#ffffff"/>
    </style:style>
    <style:style style:name="T34_10" style:family="text">
      <style:text-properties fo:background-color="#ffffff"/>
    </style:style>
    <style:style style:name="T34_11" style:family="text">
      <style:text-properties fo:background-color="#ffffff"/>
    </style:style>
    <style:style style:name="T34_12" style:family="text">
      <style:text-properties fo:background-color="#ffffff"/>
    </style:style>
    <style:style style:name="T34_13" style:family="text">
      <style:text-properties fo:background-color="#ffffff"/>
    </style:style>
    <style:style style:name="T34_14" style:family="text">
      <style:text-properties fo:background-color="#ffffff"/>
    </style:style>
    <style:style style:name="T34_15" style:family="text">
      <style:text-properties fo:background-color="#ffffff"/>
    </style:style>
    <style:style style:name="T34_16" style:family="text">
      <style:text-properties fo:background-color="#ffffff"/>
    </style:style>
    <style:style style:name="T34_17" style:family="text">
      <style:text-properties fo:background-color="#ffffff"/>
    </style:style>
    <style:style style:name="T34_18" style:family="text">
      <style:text-properties fo:background-color="#ffffff"/>
    </style:style>
    <style:style style:name="T34_19" style:family="text">
      <style:text-properties fo:background-color="#ffffff"/>
    </style:style>
    <style:style style:name="T34_20" style:family="text">
      <style:text-properties fo:background-color="#ffffff"/>
    </style:style>
    <style:style style:name="T34_21" style:family="text">
      <style:text-properties fo:background-color="#ffffff"/>
    </style:style>
    <style:style style:name="T34_22" style:family="text">
      <style:text-properties fo:background-color="#ffffff"/>
    </style:style>
    <style:style style:name="T34_23" style:family="text">
      <style:text-properties fo:background-color="#ffffff"/>
    </style:style>
    <style:style style:name="T34_24" style:family="text">
      <style:text-properties fo:background-color="#ffffff"/>
    </style:style>
    <style:style style:name="T34_25" style:family="text">
      <style:text-properties fo:background-color="#ffffff"/>
    </style:style>
    <style:style style:name="T34_26" style:family="text">
      <style:text-properties fo:background-color="#ffffff"/>
    </style:style>
    <style:style style:name="T34_27" style:family="text">
      <style:text-properties fo:background-color="#ffffff"/>
    </style:style>
    <style:style style:name="T34_28" style:family="text">
      <style:text-properties fo:background-color="#ffffff"/>
    </style:style>
    <style:style style:name="T34_29" style:family="text">
      <style:text-properties fo:background-color="#ffffff"/>
    </style:style>
    <style:style style:name="T34_30" style:family="text">
      <style:text-properties fo:background-color="#ffffff"/>
    </style:style>
    <style:style style:name="T34_31" style:family="text">
      <style:text-properties fo:background-color="#ffffff"/>
    </style:style>
    <style:style style:name="T34_32" style:family="text">
      <style:text-properties fo:background-color="#ffffff"/>
    </style:style>
    <style:style style:name="T34_33" style:family="text">
      <style:text-properties fo:background-color="#ffffff"/>
    </style:style>
    <style:style style:name="T34_34" style:family="text">
      <style:text-properties fo:background-color="#ffffff"/>
    </style:style>
    <style:style style:name="T34_35" style:family="text">
      <style:text-properties fo:background-color="#ffffff"/>
    </style:style>
    <style:style style:name="T34_36" style:family="text">
      <style:text-properties fo:background-color="#ffffff"/>
    </style:style>
    <style:style style:name="T34_37" style:family="text">
      <style:text-properties fo:background-color="#ffffff"/>
    </style:style>
    <style:style style:name="T34_38" style:family="text">
      <style:text-properties fo:background-color="#ffffff"/>
    </style:style>
    <style:style style:name="T34_39" style:family="text">
      <style:text-properties fo:background-color="#ffffff"/>
    </style:style>
    <style:style style:name="T34_40" style:family="text">
      <style:text-properties fo:background-color="#ffffff"/>
    </style:style>
    <style:style style:name="T34_41" style:family="text">
      <style:text-properties fo:background-color="#ffffff"/>
    </style:style>
    <style:style style:name="T34_42" style:family="text">
      <style:text-properties fo:background-color="#ffffff"/>
    </style:style>
    <style:style style:name="P35" style:family="paragraph" style:parent-style-name="Standard">
      <style:paragraph-properties fo:break-before="auto" fo:line-height="115%" style:writing-mode="lr-tb"/>
    </style:style>
    <style:style style:name="P36" style:family="paragraph" style:parent-style-name="Heading_20_3">
      <style:paragraph-properties fo:break-before="auto" fo:line-height="115%" fo:margin-top="0.282cm" fo:keep-with-next="always" fo:keep-together="always" style:writing-mode="lr-tb"/>
    </style:style>
    <style:style style:name="T36_1" style:family="text">
      <style:text-properties fo:color="#000000" style:font-name="Arial" style:font-name-asian="Arial" style:font-name-complex="Arial"/>
    </style:style>
    <style:style style:name="T36_2" style:family="text">
      <style:text-properties fo:color="#000000" style:font-name="Arial" style:font-name-asian="Arial" style:font-name-complex="Arial"/>
    </style:style>
    <style:style style:name="T36_3" style:family="text">
      <style:text-properties fo:color="#000000" style:font-name="Arial" style:font-name-asian="Arial" style:font-name-complex="Arial"/>
    </style:style>
    <style:style style:name="P37" style:family="paragraph" style:parent-style-name="Standard">
      <style:paragraph-properties fo:break-before="auto" fo:line-height="115%" fo:margin-top="0cm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T37_6" style:family="text"/>
    <style:style style:name="T37_7" style:family="text"/>
    <style:style style:name="T37_8" style:family="text"/>
    <style:style style:name="T37_9" style:family="text"/>
    <style:style style:name="T37_10" style:family="text"/>
    <style:style style:name="T37_11" style:family="text"/>
    <style:style style:name="T37_12" style:family="text"/>
    <style:style style:name="T37_13" style:family="text"/>
    <style:style style:name="T37_14" style:family="text"/>
    <style:style style:name="T37_15" style:family="text"/>
    <style:style style:name="T37_16" style:family="text"/>
    <style:style style:name="T37_17" style:family="text"/>
    <style:style style:name="T37_18" style:family="text"/>
    <style:style style:name="T37_19" style:family="text"/>
    <style:style style:name="T37_20" style:family="text"/>
    <style:style style:name="T37_21" style:family="text"/>
    <style:style style:name="T37_22" style:family="text"/>
    <style:style style:name="T37_23" style:family="text"/>
    <style:style style:name="T37_24" style:family="text"/>
    <style:style style:name="P38" style:family="paragraph" style:parent-style-name="Standard">
      <style:paragraph-properties fo:break-before="auto" fo:line-height="115%" fo:margin-top="0cm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T38_6" style:family="text"/>
    <style:style style:name="T38_7" style:family="text"/>
    <style:style style:name="T38_8" style:family="text"/>
    <style:style style:name="T38_9" style:family="text"/>
    <style:style style:name="T38_10" style:family="text"/>
    <style:style style:name="T38_11" style:family="text"/>
    <style:style style:name="T38_12" style:family="text"/>
    <style:style style:name="T38_13" style:family="text"/>
    <style:style style:name="T38_14" style:family="text"/>
    <style:style style:name="T38_15" style:family="text"/>
    <style:style style:name="T38_16" style:family="text"/>
    <style:style style:name="T38_17" style:family="text"/>
    <style:style style:name="T38_18" style:family="text"/>
    <style:style style:name="T38_19" style:family="text"/>
    <style:style style:name="T38_20" style:family="text"/>
    <style:style style:name="T38_21" style:family="text"/>
    <style:style style:name="T38_22" style:family="text"/>
    <style:style style:name="T38_23" style:family="text"/>
    <style:style style:name="T38_24" style:family="text"/>
    <style:style style:name="T38_25" style:family="text"/>
    <style:style style:name="T38_26" style:family="text"/>
    <style:style style:name="T38_27" style:family="text"/>
    <style:style style:name="T38_28" style:family="text"/>
    <style:style style:name="T38_29" style:family="text"/>
    <style:style style:name="T38_30" style:family="text"/>
    <style:style style:name="P39" style:family="paragraph" style:parent-style-name="Standard">
      <style:paragraph-properties fo:break-before="auto" fo:line-height="115%" fo:margin-top="0cm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T39_5" style:family="text"/>
    <style:style style:name="T39_6" style:family="text"/>
    <style:style style:name="T39_7" style:family="text"/>
    <style:style style:name="T39_8" style:family="text"/>
    <style:style style:name="T39_9" style:family="text"/>
    <style:style style:name="T39_10" style:family="text"/>
    <style:style style:name="T39_11" style:family="text"/>
    <style:style style:name="T39_12" style:family="text"/>
    <style:style style:name="T39_13" style:family="text"/>
    <style:style style:name="T39_14" style:family="text"/>
    <style:style style:name="T39_15" style:family="text"/>
    <style:style style:name="T39_16" style:family="text"/>
    <style:style style:name="T39_17" style:family="text"/>
    <style:style style:name="T39_18" style:family="text"/>
    <style:style style:name="T39_19" style:family="text"/>
    <style:style style:name="T39_20" style:family="text"/>
    <style:style style:name="T39_21" style:family="text"/>
    <style:style style:name="T39_22" style:family="text"/>
    <style:style style:name="T39_23" style:family="text"/>
    <style:style style:name="T39_24" style:family="text"/>
    <style:style style:name="T39_25" style:family="text"/>
    <style:style style:name="T39_26" style:family="text"/>
    <style:style style:name="T39_27" style:family="text"/>
    <style:style style:name="T39_28" style:family="text"/>
    <style:style style:name="T39_29" style:family="text"/>
    <style:style style:name="T39_30" style:family="text"/>
    <style:style style:name="P40" style:family="paragraph" style:parent-style-name="Standard">
      <style:paragraph-properties fo:break-before="auto" fo:line-height="115%" fo:margin-top="0cm" style:writing-mode="lr-tb"/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T40_5" style:family="text"/>
    <style:style style:name="T40_6" style:family="text"/>
    <style:style style:name="T40_7" style:family="text"/>
    <style:style style:name="T40_8" style:family="text"/>
    <style:style style:name="T40_9" style:family="text"/>
    <style:style style:name="T40_10" style:family="text"/>
    <style:style style:name="T40_11" style:family="text"/>
    <style:style style:name="T40_12" style:family="text"/>
    <style:style style:name="T40_13" style:family="text"/>
    <style:style style:name="T40_14" style:family="text"/>
    <style:style style:name="T40_15" style:family="text"/>
    <style:style style:name="T40_16" style:family="text"/>
    <style:style style:name="T40_17" style:family="text"/>
    <style:style style:name="T40_18" style:family="text"/>
    <style:style style:name="T40_19" style:family="text"/>
    <style:style style:name="T40_20" style:family="text"/>
    <style:style style:name="T40_21" style:family="text"/>
    <style:style style:name="T40_22" style:family="text"/>
    <style:style style:name="T40_23" style:family="text"/>
    <style:style style:name="T40_24" style:family="text"/>
    <style:style style:name="T40_25" style:family="text"/>
    <style:style style:name="T40_26" style:family="text"/>
    <style:style style:name="T40_27" style:family="text"/>
    <style:style style:name="T40_28" style:family="text"/>
    <style:style style:name="T40_29" style:family="text"/>
    <style:style style:name="T40_30" style:family="text"/>
    <style:style style:name="T40_31" style:family="text"/>
    <style:style style:name="T40_32" style:family="text"/>
    <style:style style:name="T40_33" style:family="text"/>
    <style:style style:name="T40_34" style:family="text"/>
    <style:style style:name="T40_35" style:family="text"/>
    <style:style style:name="T40_36" style:family="text"/>
    <style:style style:name="P41" style:family="paragraph" style:parent-style-name="Standard">
      <style:paragraph-properties fo:break-before="auto" fo:line-height="115%" fo:margin-top="0cm" fo:margin-bottom="0cm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/>
    <style:style style:name="T41_8" style:family="text"/>
    <style:style style:name="T41_9" style:family="text"/>
    <style:style style:name="T41_10" style:family="text"/>
    <style:style style:name="T41_11" style:family="text"/>
    <style:style style:name="T41_12" style:family="text"/>
    <style:style style:name="T41_13" style:family="text"/>
    <style:style style:name="T41_14" style:family="text"/>
    <style:style style:name="T41_15" style:family="text"/>
    <style:style style:name="T41_16" style:family="text"/>
    <style:style style:name="T41_17" style:family="text"/>
    <style:style style:name="T41_18" style:family="text"/>
    <style:style style:name="T41_19" style:family="text"/>
    <style:style style:name="T41_20" style:family="text"/>
    <style:style style:name="T41_21" style:family="text"/>
    <style:style style:name="T41_22" style:family="text"/>
    <style:style style:name="T41_23" style:family="text"/>
    <style:style style:name="T41_24" style:family="text"/>
    <style:style style:name="T41_25" style:family="text"/>
    <style:style style:name="T41_26" style:family="text"/>
  </office:automatic-styles>
  <office:body>
    <office:text>
      <text:p text:style-name="P1"><text:bookmark-start text:name="h.j2rbxagp18i5"/><text:bookmark-end text:name="h.j2rbxagp18i5"/><text:span text:style-name="T1_1">Emery</text:span><text:span text:style-name="T1_2"><text:s/></text:span><text:span text:style-name="T1_3">Briar</text:span><text:span text:style-name="T1_4"><text:s/></text:span></text:p>
      <text:p text:style-name="P2"/>
      <text:p text:style-name="P3"><text:span text:style-name="T3_1">You</text:span><text:span text:style-name="T3_2"><text:s/></text:span><text:span text:style-name="T3_3">are</text:span><text:span text:style-name="T3_4"><text:s/></text:span><text:span text:style-name="T3_5">Emery</text:span><text:span text:style-name="T3_6"><text:s/></text:span><text:span text:style-name="T3_7">Briar</text:span><text:span text:style-name="T3_8">,<text:s/></text:span><text:span text:style-name="T3_9">the</text:span><text:span text:style-name="T3_10"><text:s/></text:span><text:span text:style-name="T3_11">greatest</text:span><text:span text:style-name="T3_12"><text:s/></text:span><text:span text:style-name="T3_13">candlestick</text:span><text:span text:style-name="T3_14"><text:s/></text:span><text:span text:style-name="T3_15">maker</text:span><text:span text:style-name="T3_16"><text:s/></text:span><text:span text:style-name="T3_17">in</text:span><text:span text:style-name="T3_18"><text:s/></text:span><text:span text:style-name="T3_19">all</text:span><text:span text:style-name="T3_20"><text:s/></text:span><text:span text:style-name="T3_21">of</text:span><text:span text:style-name="T3_22"><text:s/></text:span><text:span text:style-name="T3_23">Luton</text:span><text:span text:style-name="T3_24">.<text:s/></text:span><text:span text:style-name="T3_25">Well</text:span><text:span text:style-name="T3_26"><text:s/></text:span><text:span text:style-name="T3_27">technically</text:span><text:span text:style-name="T3_28"><text:s/></text:span><text:span text:style-name="T3_29">you</text:span><text:span text:style-name="T3_30">’</text:span><text:span text:style-name="T3_31">re</text:span><text:span text:style-name="T3_32"><text:s/></text:span><text:span text:style-name="T3_33">the</text:span><text:span text:style-name="T3_34"><text:s/></text:span><text:span text:style-name="T3_35">only</text:span><text:span text:style-name="T3_36"><text:s/></text:span><text:span text:style-name="T3_37">candlestick</text:span><text:span text:style-name="T3_38"><text:s/></text:span><text:span text:style-name="T3_39">maker</text:span><text:span text:style-name="T3_40"><text:s/></text:span><text:span text:style-name="T3_41">in</text:span><text:span text:style-name="T3_42"><text:s/></text:span><text:span text:style-name="T3_43">all</text:span><text:span text:style-name="T3_44"><text:s/></text:span><text:span text:style-name="T3_45">of</text:span><text:span text:style-name="T3_46"><text:s/></text:span><text:span text:style-name="T3_47">Luton</text:span><text:span text:style-name="T3_48">.<text:s/></text:span><text:span text:style-name="T3_49">You</text:span><text:span text:style-name="T3_50">’</text:span><text:span text:style-name="T3_51">re</text:span><text:span text:style-name="T3_52"><text:s/></text:span><text:span text:style-name="T3_53">also</text:span><text:span text:style-name="T3_54"><text:s/></text:span><text:span text:style-name="T3_55">a</text:span><text:span text:style-name="T3_56"><text:s/></text:span><text:span text:style-name="T3_57">terrible</text:span><text:span text:style-name="T3_58"><text:s/></text:span><text:span text:style-name="T3_59">candlestick</text:span><text:span text:style-name="T3_60"><text:s/></text:span><text:span text:style-name="T3_61">maker</text:span><text:span text:style-name="T3_62">,<text:s/></text:span><text:span text:style-name="T3_63">but</text:span><text:span text:style-name="T3_64"><text:s/></text:span><text:span text:style-name="T3_65">it</text:span><text:span text:style-name="T3_66">’</text:span><text:span text:style-name="T3_67">s</text:span><text:span text:style-name="T3_68"><text:s/></text:span><text:span text:style-name="T3_69">a</text:span><text:span text:style-name="T3_70"><text:s/></text:span><text:span text:style-name="T3_71">great</text:span><text:span text:style-name="T3_72"><text:s/></text:span><text:span text:style-name="T3_73">cover</text:span><text:span text:style-name="T3_74"><text:s/></text:span><text:span text:style-name="T3_75">for</text:span><text:span text:style-name="T3_76"><text:s/></text:span><text:span text:style-name="T3_77">your</text:span><text:span text:style-name="T3_78"><text:s/></text:span><text:span text:style-name="T3_79">real</text:span><text:span text:style-name="T3_80"><text:s/></text:span><text:span text:style-name="T3_81">passion</text:span><text:span text:style-name="T3_82"><text:s/></text:span><text:span text:style-name="T3_83">of</text:span><text:span text:style-name="T3_84"><text:s/></text:span><text:span text:style-name="T3_85">potion</text:span><text:span text:style-name="T3_86"><text:s/></text:span><text:span text:style-name="T3_87">making</text:span><text:span text:style-name="T3_88">.<text:s/></text:span><text:span text:style-name="T3_89">Unfortunately</text:span><text:span text:style-name="T3_90">,<text:s/></text:span><text:span text:style-name="T3_91">potion</text:span><text:span text:style-name="T3_92"><text:s/></text:span><text:span text:style-name="T3_93">making</text:span><text:span text:style-name="T3_94"><text:s/></text:span><text:span text:style-name="T3_95">is</text:span><text:span text:style-name="T3_96"><text:s/></text:span><text:span text:style-name="T3_97">strictly</text:span><text:span text:style-name="T3_98"><text:s/></text:span><text:span text:style-name="T3_99">outlawed</text:span><text:span text:style-name="T3_100"><text:s/></text:span><text:span text:style-name="T3_101">in</text:span><text:span text:style-name="T3_102"><text:s/></text:span><text:span text:style-name="T3_103">the</text:span><text:span text:style-name="T3_104"><text:s/></text:span><text:span text:style-name="T3_105">town</text:span><text:span text:style-name="T3_106"><text:s/></text:span><text:span text:style-name="T3_107">but</text:span><text:span text:style-name="T3_108"><text:s/></text:span><text:span text:style-name="T3_109">you</text:span><text:span text:style-name="T3_110"><text:s/></text:span><text:span text:style-name="T3_111">hope</text:span><text:span text:style-name="T3_112"><text:s/></text:span><text:span text:style-name="T3_113">to</text:span><text:span text:style-name="T3_114"><text:s/></text:span><text:span text:style-name="T3_115">change</text:span><text:span text:style-name="T3_116"><text:s/></text:span><text:span text:style-name="T3_117">that</text:span><text:span text:style-name="T3_118">.</text:span></text:p>
      <text:p text:style-name="P4"/>
      <text:p text:style-name="P5"><text:span text:style-name="T5_1">You</text:span><text:span text:style-name="T5_2"><text:s/></text:span><text:span text:style-name="T5_3">dislike</text:span><text:span text:style-name="T5_4"><text:s/></text:span><text:span text:style-name="T5_5">your</text:span><text:span text:style-name="T5_6"><text:s/></text:span><text:span text:style-name="T5_7">candlestick</text:span><text:span text:style-name="T5_8"><text:s/></text:span><text:span text:style-name="T5_9">making</text:span><text:span text:style-name="T5_10"><text:s/></text:span><text:span text:style-name="T5_11">business</text:span><text:span text:style-name="T5_12"><text:s/></text:span><text:span text:style-name="T5_13">and</text:span><text:span text:style-name="T5_14"><text:s/></text:span><text:span text:style-name="T5_15">it</text:span><text:span text:style-name="T5_16"><text:s/></text:span><text:span text:style-name="T5_17">more</text:span><text:span text:style-name="T5_18"><text:s/></text:span><text:span text:style-name="T5_19">often</text:span><text:span text:style-name="T5_20"><text:s/></text:span><text:span text:style-name="T5_21">costs</text:span><text:span text:style-name="T5_22"><text:s/></text:span><text:span text:style-name="T5_23">you</text:span><text:span text:style-name="T5_24"><text:s/></text:span><text:span text:style-name="T5_25">money</text:span><text:span text:style-name="T5_26"><text:s/></text:span><text:span text:style-name="T5_27">rather</text:span><text:span text:style-name="T5_28"><text:s/></text:span><text:span text:style-name="T5_29">than</text:span><text:span text:style-name="T5_30"><text:s/></text:span><text:span text:style-name="T5_31">it</text:span><text:span text:style-name="T5_32"><text:s/></text:span><text:span text:style-name="T5_33">makes</text:span><text:span text:style-name="T5_34">.<text:s/></text:span><text:span text:style-name="T5_35">It</text:span><text:span text:style-name="T5_36"><text:s/></text:span><text:span text:style-name="T5_37">would</text:span><text:span text:style-name="T5_38"><text:s/></text:span><text:span text:style-name="T5_39">make</text:span><text:span text:style-name="T5_40"><text:s/></text:span><text:span text:style-name="T5_41">you</text:span><text:span text:style-name="T5_42"><text:s/></text:span><text:span text:style-name="T5_43">so</text:span><text:span text:style-name="T5_44"><text:s/></text:span><text:span text:style-name="T5_45">happy</text:span><text:span text:style-name="T5_46"><text:s/></text:span><text:span text:style-name="T5_47">if</text:span><text:span text:style-name="T5_48"><text:s/></text:span><text:span text:style-name="T5_49">you</text:span><text:span text:style-name="T5_50"><text:s/></text:span><text:span text:style-name="T5_51">could</text:span><text:span text:style-name="T5_52"><text:s/></text:span><text:span text:style-name="T5_53">get</text:span><text:span text:style-name="T5_54"><text:s/></text:span><text:span text:style-name="T5_55">sell</text:span><text:span text:style-name="T5_56"><text:s/></text:span><text:span text:style-name="T5_57">it</text:span><text:span text:style-name="T5_58"><text:s/></text:span><text:span text:style-name="T5_59">off</text:span><text:span text:style-name="T5_60"><text:s/></text:span><text:span text:style-name="T5_61">to</text:span><text:span text:style-name="T5_62"><text:s/></text:span><text:span text:style-name="T5_63">someone</text:span><text:span text:style-name="T5_64"><text:s/></text:span><text:span text:style-name="T5_65">and</text:span><text:span text:style-name="T5_66"><text:s/></text:span><text:span text:style-name="T5_67">get</text:span><text:span text:style-name="T5_68"><text:s/></text:span><text:span text:style-name="T5_69">some</text:span><text:span text:style-name="T5_70"><text:s/></text:span><text:span text:style-name="T5_71">cash</text:span><text:span text:style-name="T5_72"><text:s/></text:span><text:span text:style-name="T5_73">to</text:span><text:span text:style-name="T5_74"><text:s/></text:span><text:span text:style-name="T5_75">focus</text:span><text:span text:style-name="T5_76"><text:s/></text:span><text:span text:style-name="T5_77">on</text:span><text:span text:style-name="T5_78"><text:s/></text:span><text:span text:style-name="T5_79">your</text:span><text:span text:style-name="T5_80"><text:s/></text:span><text:span text:style-name="T5_81">potion</text:span><text:span text:style-name="T5_82"><text:s/></text:span><text:span text:style-name="T5_83">making</text:span><text:span text:style-name="T5_84">.</text:span></text:p>
      <text:p text:style-name="P6"/>
      <text:p text:style-name="P7"><text:span text:style-name="T7_1">Unfortunately</text:span><text:span text:style-name="T7_2">,<text:s/></text:span><text:span text:style-name="T7_3">potion</text:span><text:span text:style-name="T7_4"><text:s/></text:span><text:span text:style-name="T7_5">making</text:span><text:span text:style-name="T7_6"><text:s/></text:span><text:span text:style-name="T7_7">is</text:span><text:span text:style-name="T7_8"><text:s/></text:span><text:span text:style-name="T7_9">currently</text:span><text:span text:style-name="T7_10"><text:s/></text:span><text:span text:style-name="T7_11">illegal</text:span><text:span text:style-name="T7_12">.<text:s/></text:span><text:span text:style-name="T7_13">You</text:span><text:span text:style-name="T7_14">’</text:span><text:span text:style-name="T7_15">d</text:span><text:span text:style-name="T7_16"><text:s/></text:span><text:span text:style-name="T7_17">like</text:span><text:span text:style-name="T7_18"><text:s/></text:span><text:span text:style-name="T7_19">to</text:span><text:span text:style-name="T7_20"><text:s/></text:span><text:span text:style-name="T7_21">see</text:span><text:span text:style-name="T7_22"><text:s/></text:span><text:span text:style-name="T7_23">it</text:span><text:span text:style-name="T7_24"><text:s/></text:span><text:span text:style-name="T7_25">struck</text:span><text:span text:style-name="T7_26"><text:s/></text:span><text:span text:style-name="T7_27">from</text:span><text:span text:style-name="T7_28"><text:s/></text:span><text:span text:style-name="T7_29">the</text:span><text:span text:style-name="T7_30"><text:s/></text:span><text:span text:style-name="T7_31">town</text:span><text:span text:style-name="T7_32"><text:s/></text:span><text:span text:style-name="T7_33">charter</text:span><text:span text:style-name="T7_34"><text:s/></text:span><text:span text:style-name="T7_35">but</text:span><text:span text:style-name="T7_36"><text:s/></text:span><text:span text:style-name="T7_37">don</text:span><text:span text:style-name="T7_38">’</text:span><text:span text:style-name="T7_39">t</text:span><text:span text:style-name="T7_40"><text:s/></text:span><text:span text:style-name="T7_41">quite</text:span><text:span text:style-name="T7_42"><text:s/></text:span><text:span text:style-name="T7_43">know</text:span><text:span text:style-name="T7_44"><text:s/></text:span><text:span text:style-name="T7_45">how</text:span><text:span text:style-name="T7_46"><text:s/></text:span><text:span text:style-name="T7_47">you</text:span><text:span text:style-name="T7_48"><text:s/></text:span><text:span text:style-name="T7_49">would</text:span><text:span text:style-name="T7_50"><text:s/></text:span><text:span text:style-name="T7_51">get</text:span><text:span text:style-name="T7_52"><text:s/></text:span><text:span text:style-name="T7_53">Donatus</text:span><text:span text:style-name="T7_54"><text:s/></text:span><text:span text:style-name="T7_55">McVicar</text:span><text:span text:style-name="T7_56"><text:s/></text:span><text:span text:style-name="T7_57">to</text:span><text:span text:style-name="T7_58"><text:s/></text:span><text:span text:style-name="T7_59">do</text:span><text:span text:style-name="T7_60"><text:s/></text:span><text:span text:style-name="T7_61">so</text:span><text:span text:style-name="T7_62"><text:s/></text:span><text:span text:style-name="T7_63">without</text:span><text:span text:style-name="T7_64"><text:s/></text:span><text:span text:style-name="T7_65">looking</text:span><text:span text:style-name="T7_66"><text:s/></text:span><text:span text:style-name="T7_67">guilty</text:span><text:span text:style-name="T7_68">.</text:span></text:p>
      <text:p text:style-name="P8"/>
      <text:p text:style-name="P9"><text:span text:style-name="T9_1">You</text:span><text:span text:style-name="T9_2"><text:s/></text:span><text:span text:style-name="T9_3">recently</text:span><text:span text:style-name="T9_4"><text:s/></text:span><text:span text:style-name="T9_5">developed</text:span><text:span text:style-name="T9_6"><text:s/></text:span><text:span text:style-name="T9_7">a</text:span><text:span text:style-name="T9_8"><text:s/></text:span><text:span text:style-name="T9_9">new</text:span><text:span text:style-name="T9_10"><text:s/></text:span><text:span text:style-name="T9_11">type</text:span><text:span text:style-name="T9_12"><text:s/></text:span><text:span text:style-name="T9_13">of</text:span><text:span text:style-name="T9_14"><text:s/></text:span><text:span text:style-name="T9_15">potion</text:span><text:span text:style-name="T9_16"><text:s/></text:span><text:span text:style-name="T9_17">that</text:span><text:span text:style-name="T9_18"><text:s/></text:span><text:span text:style-name="T9_19">seems</text:span><text:span text:style-name="T9_20"><text:s/></text:span><text:span text:style-name="T9_21">to</text:span><text:span text:style-name="T9_22"><text:s/></text:span><text:span text:style-name="T9_23">make</text:span><text:span text:style-name="T9_24"><text:s/></text:span><text:span text:style-name="T9_25">people</text:span><text:span text:style-name="T9_26"><text:s/></text:span><text:span text:style-name="T9_27">very</text:span><text:span text:style-name="T9_28"><text:s/></text:span><text:span text:style-name="T9_29">healthy</text:span><text:span text:style-name="T9_30">.<text:s/></text:span><text:span text:style-name="T9_31">You</text:span><text:span text:style-name="T9_32">’</text:span><text:span text:style-name="T9_33">ve</text:span><text:span text:style-name="T9_34"><text:s/></text:span><text:span text:style-name="T9_35">slipped</text:span><text:span text:style-name="T9_36"><text:s/></text:span><text:span text:style-name="T9_37">it</text:span><text:span text:style-name="T9_38"><text:s/></text:span><text:span text:style-name="T9_39">into</text:span><text:span text:style-name="T9_40"><text:s/></text:span><text:span text:style-name="T9_41">the</text:span><text:span text:style-name="T9_42"><text:s/></text:span><text:span text:style-name="T9_43">drinks</text:span><text:span text:style-name="T9_44"><text:s/></text:span><text:span text:style-name="T9_45">of</text:span><text:span text:style-name="T9_46"><text:s/></text:span><text:span text:style-name="T9_47">a</text:span><text:span text:style-name="T9_48"><text:s/></text:span><text:span text:style-name="T9_49">few</text:span><text:span text:style-name="T9_50"><text:s/></text:span><text:span text:style-name="T9_51">people</text:span><text:span text:style-name="T9_52"><text:s/></text:span><text:span text:style-name="T9_53">around</text:span><text:span text:style-name="T9_54"><text:s/></text:span><text:span text:style-name="T9_55">town</text:span><text:span text:style-name="T9_56"><text:s/></text:span><text:span text:style-name="T9_57">and</text:span><text:span text:style-name="T9_58"><text:s/></text:span><text:span text:style-name="T9_59">they</text:span><text:span text:style-name="T9_60"><text:s/></text:span><text:span text:style-name="T9_61">seem</text:span><text:span text:style-name="T9_62"><text:s/></text:span><text:span text:style-name="T9_63">to</text:span><text:span text:style-name="T9_64"><text:s/></text:span><text:span text:style-name="T9_65">stop</text:span><text:span text:style-name="T9_66"><text:s/></text:span><text:span text:style-name="T9_67">getting</text:span><text:span text:style-name="T9_68"><text:s/></text:span><text:span text:style-name="T9_69">sick</text:span><text:span text:style-name="T9_70">.<text:s/></text:span><text:span text:style-name="T9_71">Unfortunately</text:span><text:span text:style-name="T9_72">,<text:s/></text:span><text:span text:style-name="T9_73">in</text:span><text:span text:style-name="T9_74"><text:s/></text:span><text:span text:style-name="T9_75">order</text:span><text:span text:style-name="T9_76"><text:s/></text:span><text:span text:style-name="T9_77">to</text:span><text:span text:style-name="T9_78"><text:s/></text:span><text:span text:style-name="T9_79">make</text:span><text:span text:style-name="T9_80"><text:s/></text:span><text:span text:style-name="T9_81">this</text:span><text:span text:style-name="T9_82"><text:s/></text:span><text:span text:style-name="T9_83">new</text:span><text:span text:style-name="T9_84"><text:s/></text:span><text:span text:style-name="T9_85">potion</text:span><text:span text:style-name="T9_86"><text:s/></text:span><text:span text:style-name="T9_87">you</text:span><text:span text:style-name="T9_88"><text:s/></text:span><text:span text:style-name="T9_89">need</text:span><text:span text:style-name="T9_90"><text:s/></text:span><text:span text:style-name="T9_91">to</text:span><text:span text:style-name="T9_92"><text:s/></text:span><text:span text:style-name="T9_93">steal</text:span><text:span text:style-name="T9_94"><text:s/></text:span><text:span text:style-name="T9_95">ingredients</text:span><text:span text:style-name="T9_96"><text:s/></text:span><text:span text:style-name="T9_97">from</text:span><text:span text:style-name="T9_98"><text:s/></text:span><text:span text:style-name="T9_99">the</text:span><text:span text:style-name="T9_100"><text:s/></text:span><text:span text:style-name="T9_101">cellars</text:span><text:span text:style-name="T9_102"><text:s/></text:span><text:span text:style-name="T9_103">of</text:span><text:span text:style-name="T9_104"><text:s/></text:span><text:span text:style-name="T9_105">richer</text:span><text:span text:style-name="T9_106"><text:s/></text:span><text:span text:style-name="T9_107">folk</text:span><text:span text:style-name="T9_108"><text:s/></text:span><text:span text:style-name="T9_109">in</text:span><text:span text:style-name="T9_110"><text:s/></text:span><text:span text:style-name="T9_111">town</text:span><text:span text:style-name="T9_112">.<text:s/></text:span><text:span text:style-name="T9_113">Namely</text:span><text:span text:style-name="T9_114"><text:s/></text:span><text:span text:style-name="T9_115">Mr</text:span><text:span text:style-name="T9_116"><text:s/></text:span><text:span text:style-name="T9_117">Gilbert</text:span><text:span text:style-name="T9_118"><text:s/></text:span><text:span text:style-name="T9_119">Sleeb</text:span><text:span text:style-name="T9_120">.<text:s/></text:span></text:p>
      <text:p text:style-name="P10"/>
      <text:p text:style-name="P11"><text:span text:style-name="T11_1">You</text:span><text:span text:style-name="T11_2"><text:s/></text:span><text:span text:style-name="T11_3">are</text:span><text:span text:style-name="T11_4"><text:s/></text:span><text:span text:style-name="T11_5">going</text:span><text:span text:style-name="T11_6"><text:s/></text:span><text:span text:style-name="T11_7">to</text:span><text:span text:style-name="T11_8"><text:s/></text:span><text:span text:style-name="T11_9">need</text:span><text:span text:style-name="T11_10"><text:s/></text:span><text:span text:style-name="T11_11">a</text:span><text:span text:style-name="T11_12"><text:s/></text:span><text:span text:style-name="T11_13">constant</text:span><text:span text:style-name="T11_14"><text:s/></text:span><text:span text:style-name="T11_15">source</text:span><text:span text:style-name="T11_16"><text:s/></text:span><text:span text:style-name="T11_17">of</text:span><text:span text:style-name="T11_18"><text:s/></text:span><text:span text:style-name="T11_19">ingredients</text:span><text:span text:style-name="T11_20"><text:s/></text:span><text:span text:style-name="T11_21">for</text:span><text:span text:style-name="T11_22"><text:s/></text:span><text:span text:style-name="T11_23">your</text:span><text:span text:style-name="T11_24"><text:s/></text:span><text:span text:style-name="T11_25">future</text:span><text:span text:style-name="T11_26"><text:s/></text:span><text:span text:style-name="T11_27">endeavours</text:span><text:span text:style-name="T11_28">,<text:s/></text:span><text:span text:style-name="T11_29">so</text:span><text:span text:style-name="T11_30"><text:s/></text:span><text:span text:style-name="T11_31">ideally</text:span><text:span text:style-name="T11_32"><text:s/></text:span><text:span text:style-name="T11_33">you</text:span><text:span text:style-name="T11_34"><text:s/></text:span><text:span text:style-name="T11_35">want</text:span><text:span text:style-name="T11_36"><text:s/></text:span><text:span text:style-name="T11_37">to</text:span><text:span text:style-name="T11_38"><text:s/></text:span><text:span text:style-name="T11_39">make</text:span><text:span text:style-name="T11_40"><text:s/></text:span><text:span text:style-name="T11_41">a</text:span><text:span text:style-name="T11_42"><text:s/></text:span><text:span text:style-name="T11_43">deal</text:span><text:span text:style-name="T11_44"><text:s/></text:span><text:span text:style-name="T11_45">with</text:span><text:span text:style-name="T11_46"><text:s/></text:span><text:span text:style-name="T11_47">Sleeb</text:span><text:span text:style-name="T11_48">.<text:s/></text:span><text:span text:style-name="T11_49">This</text:span><text:span text:style-name="T11_50"><text:s/></text:span><text:span text:style-name="T11_51">may</text:span><text:span text:style-name="T11_52"><text:s/></text:span><text:span text:style-name="T11_53">first</text:span><text:span text:style-name="T11_54"><text:s/></text:span><text:span text:style-name="T11_55">require</text:span><text:span text:style-name="T11_56"><text:s/></text:span><text:span text:style-name="T11_57">some</text:span><text:span text:style-name="T11_58"><text:s/></text:span><text:span text:style-name="T11_59">leverage</text:span><text:span text:style-name="T11_60"><text:s/></text:span><text:span text:style-name="T11_61">on</text:span><text:span text:style-name="T11_62"><text:s/></text:span><text:span text:style-name="T11_63">him</text:span><text:span text:style-name="T11_64">,<text:s/></text:span><text:span text:style-name="T11_65">though</text:span><text:span text:style-name="T11_66">!<text:s/></text:span><text:span text:style-name="T11_67">You</text:span><text:span text:style-name="T11_68"><text:s/></text:span><text:span text:style-name="T11_69">think</text:span><text:span text:style-name="T11_70"><text:s/></text:span><text:span text:style-name="T11_71">Nathaniel</text:span><text:span text:style-name="T11_72"><text:s/></text:span><text:span text:style-name="T11_73">might</text:span><text:span text:style-name="T11_74"><text:s/></text:span><text:span text:style-name="T11_75">have</text:span><text:span text:style-name="T11_76"><text:s/></text:span><text:span text:style-name="T11_77">some</text:span><text:span text:style-name="T11_78"><text:s/></text:span><text:span text:style-name="T11_79">useful</text:span><text:span text:style-name="T11_80"><text:s/></text:span><text:span text:style-name="T11_81">information</text:span><text:span text:style-name="T11_82"><text:s/></text:span><text:span text:style-name="T11_83">on</text:span><text:span text:style-name="T11_84"><text:s/></text:span><text:span text:style-name="T11_85">Sleeb</text:span><text:span text:style-name="T11_86">.</text:span></text:p>
      <text:p text:style-name="P12"/>
      <text:p text:style-name="P13"><text:span text:style-name="T13_1">You</text:span><text:span text:style-name="T13_2"><text:s/></text:span><text:span text:style-name="T13_3">happen</text:span><text:span text:style-name="T13_4"><text:s/></text:span><text:span text:style-name="T13_5">to</text:span><text:span text:style-name="T13_6"><text:s/></text:span><text:span text:style-name="T13_7">have</text:span><text:span text:style-name="T13_8"><text:s/></text:span><text:span text:style-name="T13_9">in</text:span><text:span text:style-name="T13_10"><text:s/></text:span><text:span text:style-name="T13_11">your</text:span><text:span text:style-name="T13_12"><text:s/></text:span><text:span text:style-name="T13_13">possession</text:span><text:span text:style-name="T13_14"><text:s/></text:span><text:span text:style-name="T13_15">an</text:span><text:span text:style-name="T13_16"><text:s/></text:span><text:span text:style-name="T13_17">erotic</text:span><text:span text:style-name="T13_18"><text:s/></text:span><text:span text:style-name="T13_19">painting</text:span><text:span text:style-name="T13_20"><text:s/></text:span><text:span text:style-name="T13_21">of</text:span><text:span text:style-name="T13_22"><text:s/></text:span><text:span text:style-name="T13_23">Agnes</text:span><text:span text:style-name="T13_24"><text:s/></text:span><text:span text:style-name="T13_25">Smallwood</text:span><text:span text:style-name="T13_26"><text:s/></text:span><text:span text:style-name="T13_27">that</text:span><text:span text:style-name="T13_28"><text:s/></text:span><text:span text:style-name="T13_29">you</text:span><text:span text:style-name="T13_30"><text:s/></text:span><text:span text:style-name="T13_31">managed</text:span><text:span text:style-name="T13_32"><text:s/></text:span><text:span text:style-name="T13_33">to</text:span><text:span text:style-name="T13_34"><text:s/></text:span><text:span text:style-name="T13_35">barter</text:span><text:span text:style-name="T13_36"><text:s/></text:span><text:span text:style-name="T13_37">off</text:span><text:span text:style-name="T13_38"><text:s/></text:span><text:span text:style-name="T13_39">Susannah</text:span><text:span text:style-name="T13_40"><text:s/></text:span><text:span text:style-name="T13_41">Silvester</text:span><text:span text:style-name="T13_42">.<text:s/></text:span><text:span text:style-name="T13_43">Obviously</text:span><text:span text:style-name="T13_44"><text:s/></text:span><text:span text:style-name="T13_45">it</text:span><text:span text:style-name="T13_46"><text:s/></text:span><text:span text:style-name="T13_47">would</text:span><text:span text:style-name="T13_48"><text:s/></text:span><text:span text:style-name="T13_49">be</text:span><text:span text:style-name="T13_50"><text:s/></text:span><text:span text:style-name="T13_51">very</text:span><text:span text:style-name="T13_52"><text:s/></text:span><text:span text:style-name="T13_53">embarrassing</text:span><text:span text:style-name="T13_54"><text:s/></text:span><text:span text:style-name="T13_55">to</text:span><text:span text:style-name="T13_56"><text:s/></text:span><text:span text:style-name="T13_57">the</text:span><text:span text:style-name="T13_58"><text:s/></text:span><text:span text:style-name="T13_59">Duchess</text:span><text:span text:style-name="T13_60"><text:s/></text:span><text:span text:style-name="T13_61">if</text:span><text:span text:style-name="T13_62"><text:s/></text:span><text:span text:style-name="T13_63">it</text:span><text:span text:style-name="T13_64"><text:s/></text:span><text:span text:style-name="T13_65">got</text:span><text:span text:style-name="T13_66"><text:s/></text:span><text:span text:style-name="T13_67">out</text:span><text:span text:style-name="T13_68">,<text:s/></text:span><text:span text:style-name="T13_69">so</text:span><text:span text:style-name="T13_70"><text:s/></text:span><text:span text:style-name="T13_71">it</text:span><text:span text:style-name="T13_72"><text:s/></text:span><text:span text:style-name="T13_73">could</text:span><text:span text:style-name="T13_74"><text:s/></text:span><text:span text:style-name="T13_75">be</text:span><text:span text:style-name="T13_76"><text:s/></text:span><text:span text:style-name="T13_77">a</text:span><text:span text:style-name="T13_78"><text:s/></text:span><text:span text:style-name="T13_79">useful</text:span><text:span text:style-name="T13_80"><text:s/></text:span><text:span text:style-name="T13_81">bargaining</text:span><text:span text:style-name="T13_82"><text:s/></text:span><text:span text:style-name="T13_83">chip</text:span><text:span text:style-name="T13_84">.<text:s/></text:span></text:p>
      <text:p text:style-name="P14"/>
      <text:p text:style-name="P15"><text:span text:style-name="T15_1">You</text:span><text:span text:style-name="T15_2"><text:s/></text:span><text:span text:style-name="T15_3">are</text:span><text:span text:style-name="T15_4"><text:s/></text:span><text:span text:style-name="T15_5">also</text:span><text:span text:style-name="T15_6"><text:s/></text:span><text:span text:style-name="T15_7">currently</text:span><text:span text:style-name="T15_8"><text:s/></text:span><text:span text:style-name="T15_9">owed</text:span><text:span text:style-name="T15_10"><text:s/>4<text:s/></text:span><text:span text:style-name="T15_11">pounds</text:span><text:span text:style-name="T15_12"><text:s/></text:span><text:span text:style-name="T15_13">by</text:span><text:span text:style-name="T15_14"><text:s/></text:span><text:span text:style-name="T15_15">Helen</text:span><text:span text:style-name="T15_16"><text:s/></text:span><text:span text:style-name="T15_17">Blythe</text:span><text:span text:style-name="T15_18"><text:s/></text:span><text:span text:style-name="T15_19">in</text:span><text:span text:style-name="T15_20"><text:s/></text:span><text:span text:style-name="T15_21">relation</text:span><text:span text:style-name="T15_22"><text:s/></text:span><text:span text:style-name="T15_23">to</text:span><text:span text:style-name="T15_24"><text:s/></text:span><text:span text:style-name="T15_25">her</text:span><text:span text:style-name="T15_26"><text:s/></text:span><text:span text:style-name="T15_27">husband</text:span><text:span text:style-name="T15_28">’</text:span><text:span text:style-name="T15_29">s</text:span><text:span text:style-name="T15_30"><text:s/></text:span><text:span text:style-name="T15_31">gambling</text:span><text:span text:style-name="T15_32"><text:s/></text:span><text:span text:style-name="T15_33">debt</text:span><text:span text:style-name="T15_34">.<text:s/></text:span><text:span text:style-name="T15_35">She</text:span><text:span text:style-name="T15_36"><text:s/></text:span><text:span text:style-name="T15_37">owes</text:span><text:span text:style-name="T15_38"><text:s/></text:span><text:span text:style-name="T15_39">you</text:span><text:span text:style-name="T15_40">,<text:s/></text:span><text:span text:style-name="T15_41">so</text:span><text:span text:style-name="T15_42"><text:s/></text:span><text:span text:style-name="T15_43">if</text:span><text:span text:style-name="T15_44"><text:s/></text:span><text:span text:style-name="T15_45">she</text:span><text:span text:style-name="T15_46"><text:s/></text:span><text:span text:style-name="T15_47">can</text:span><text:span text:style-name="T15_48">’</text:span><text:span text:style-name="T15_49">t</text:span><text:span text:style-name="T15_50"><text:s/></text:span><text:span text:style-name="T15_51">fully</text:span><text:span text:style-name="T15_52"><text:s/></text:span><text:span text:style-name="T15_53">settle</text:span><text:span text:style-name="T15_54"><text:s/></text:span><text:span text:style-name="T15_55">the</text:span><text:span text:style-name="T15_56"><text:s/></text:span><text:span text:style-name="T15_57">debt</text:span><text:span text:style-name="T15_58"><text:s/></text:span><text:span text:style-name="T15_59">through</text:span><text:span text:style-name="T15_60"><text:s/></text:span><text:span text:style-name="T15_61">monetary</text:span><text:span text:style-name="T15_62"><text:s/></text:span><text:span text:style-name="T15_63">means</text:span><text:span text:style-name="T15_64">,<text:s/></text:span><text:span text:style-name="T15_65">perhaps</text:span><text:span text:style-name="T15_66"><text:s/></text:span><text:span text:style-name="T15_67">she</text:span><text:span text:style-name="T15_68"><text:s/></text:span><text:span text:style-name="T15_69">can</text:span><text:span text:style-name="T15_70"><text:s/></text:span><text:span text:style-name="T15_71">start</text:span><text:span text:style-name="T15_72"><text:s/></text:span><text:span text:style-name="T15_73">paying</text:span><text:span text:style-name="T15_74"><text:s/></text:span><text:span text:style-name="T15_75">it</text:span><text:span text:style-name="T15_76"><text:s/></text:span><text:span text:style-name="T15_77">off</text:span><text:span text:style-name="T15_78"><text:s/></text:span><text:span text:style-name="T15_79">with</text:span><text:span text:style-name="T15_80"><text:s/></text:span><text:span text:style-name="T15_81">information</text:span><text:span text:style-name="T15_82"><text:s/></text:span><text:span text:style-name="T15_83">of</text:span><text:span text:style-name="T15_84"><text:s/></text:span><text:span text:style-name="T15_85">by</text:span><text:span text:style-name="T15_86"><text:s/></text:span><text:span text:style-name="T15_87">helping</text:span><text:span text:style-name="T15_88"><text:s/></text:span><text:span text:style-name="T15_89">you</text:span><text:span text:style-name="T15_90"><text:s/></text:span><text:span text:style-name="T15_91">achieve</text:span><text:span text:style-name="T15_92"><text:s/></text:span><text:span text:style-name="T15_93">your</text:span><text:span text:style-name="T15_94"><text:s/></text:span><text:span text:style-name="T15_95">objectives</text:span><text:span text:style-name="T15_96">!</text:span></text:p>
      <text:p text:style-name="P16"/>
      <text:p text:style-name="P17"><text:span text:style-name="T17_1">Witch</text:span><text:span text:style-name="T17_2"><text:s/></text:span><text:span text:style-name="T17_3">burning</text:span><text:span text:style-name="T17_4"><text:s/></text:span><text:span text:style-name="T17_5">is</text:span><text:span text:style-name="T17_6"><text:s/></text:span><text:span text:style-name="T17_7">a</text:span><text:span text:style-name="T17_8"><text:s/></text:span><text:span text:style-name="T17_9">very</text:span><text:span text:style-name="T17_10"><text:s/></text:span><text:span text:style-name="T17_11">hot</text:span><text:span text:style-name="T17_12"><text:s/></text:span><text:span text:style-name="T17_13">button</text:span><text:span text:style-name="T17_14"><text:s/></text:span><text:span text:style-name="T17_15">issue</text:span><text:span text:style-name="T17_16"><text:s/></text:span><text:span text:style-name="T17_17">right</text:span><text:span text:style-name="T17_18"><text:s/></text:span><text:span text:style-name="T17_19">now</text:span><text:span text:style-name="T17_20"><text:s/></text:span><text:span text:style-name="T17_21">in</text:span><text:span text:style-name="T17_22"><text:s/></text:span><text:span text:style-name="T17_23">Luton</text:span><text:span text:style-name="T17_24">.<text:s/></text:span><text:span text:style-name="T17_25">Personally</text:span><text:span text:style-name="T17_26">,<text:s/></text:span><text:span text:style-name="T17_27">you</text:span><text:span text:style-name="T17_28"><text:s/></text:span><text:span text:style-name="T17_29">think</text:span><text:span text:style-name="T17_30"><text:s/></text:span><text:span text:style-name="T17_31">all</text:span><text:span text:style-name="T17_32"><text:s/></text:span><text:span text:style-name="T17_33">such</text:span><text:span text:style-name="T17_34"><text:s/></text:span><text:span text:style-name="T17_35">subjects</text:span><text:span text:style-name="T17_36"><text:s/></text:span><text:span text:style-name="T17_37">of</text:span><text:span text:style-name="T17_38"><text:s/></text:span><text:span text:style-name="T17_39">Satan</text:span><text:span text:style-name="T17_40"><text:s/></text:span><text:span text:style-name="T17_41">should</text:span><text:span text:style-name="T17_42"><text:s/></text:span><text:span text:style-name="T17_43">get</text:span><text:span text:style-name="T17_44"><text:s/></text:span><text:span text:style-name="T17_45">a</text:span><text:span text:style-name="T17_46"><text:s/></text:span><text:span text:style-name="T17_47">proper</text:span><text:span text:style-name="T17_48"><text:s/></text:span><text:span text:style-name="T17_49">burning</text:span><text:span text:style-name="T17_50"><text:s/></text:span><text:span text:style-name="T17_51">and</text:span><text:span text:style-name="T17_52"><text:s/></text:span><text:span text:style-name="T17_53">if</text:span><text:span text:style-name="T17_54"><text:s/></text:span><text:span text:style-name="T17_55">anyone</text:span><text:span text:style-name="T17_56"><text:s/></text:span><text:span text:style-name="T17_57">asks</text:span><text:span text:style-name="T17_58">,<text:s/></text:span><text:span text:style-name="T17_59">you</text:span><text:span text:style-name="T17_60"><text:s/></text:span><text:span text:style-name="T17_61">will</text:span><text:span text:style-name="T17_62"><text:s/></text:span><text:span text:style-name="T17_63">voice</text:span><text:span text:style-name="T17_64"><text:s/></text:span><text:span text:style-name="T17_65">this</text:span><text:span text:style-name="T17_66"><text:s/></text:span><text:span text:style-name="T17_67">opinion</text:span><text:span text:style-name="T17_68">.</text:span></text:p>
      <text:p text:style-name="P18"/>
      <text:p text:style-name="P19"><text:span text:style-name="T19_1">In</text:span><text:span text:style-name="T19_2"><text:s/></text:span><text:span text:style-name="T19_3">other</text:span><text:span text:style-name="T19_4"><text:s/></text:span><text:span text:style-name="T19_5">recent</text:span><text:span text:style-name="T19_6"><text:s/></text:span><text:span text:style-name="T19_7">news</text:span><text:span text:style-name="T19_8">:</text:span></text:p>
      <text:p text:style-name="P20"/>
      <text:list text:style-name="LS1" xml:id="list0">
        <text:list-item>
          <text:p text:style-name="P21"><text:span text:style-name="T21_1">While</text:span><text:span text:style-name="T21_2"><text:s/></text:span><text:span text:style-name="T21_3">chatting</text:span><text:span text:style-name="T21_4"><text:s/></text:span><text:span text:style-name="T21_5">to</text:span><text:span text:style-name="T21_6"><text:s/></text:span><text:span text:style-name="T21_7">Evelyn</text:span><text:span text:style-name="T21_8"><text:s/></text:span><text:span text:style-name="T21_9">Archer</text:span><text:span text:style-name="T21_10"><text:s/></text:span><text:span text:style-name="T21_11">she</text:span><text:span text:style-name="T21_12"><text:s/></text:span><text:span text:style-name="T21_13">mentioned</text:span><text:span text:style-name="T21_14"><text:s/></text:span><text:span text:style-name="T21_15">something</text:span><text:span text:style-name="T21_16"><text:s/></text:span><text:span text:style-name="T21_17">about</text:span><text:span text:style-name="T21_18"><text:s/></text:span><text:span text:style-name="T21_19">her</text:span><text:span text:style-name="T21_20"><text:s/></text:span><text:span text:style-name="T21_21">husband</text:span><text:span text:style-name="T21_22"><text:s/></text:span><text:span text:style-name="T21_23">going</text:span><text:span text:style-name="T21_24"><text:s/></text:span><text:span text:style-name="T21_25">to</text:span><text:span text:style-name="T21_26"><text:s/></text:span><text:span text:style-name="T21_27">Cambridge</text:span><text:span text:style-name="T21_28"><text:s/></text:span><text:span text:style-name="T21_29">and</text:span><text:span text:style-name="T21_30"><text:s/></text:span><text:span text:style-name="T21_31">recently</text:span><text:span text:style-name="T21_32"><text:s/></text:span><text:span text:style-name="T21_33">discovering</text:span><text:span text:style-name="T21_34"><text:s/></text:span><text:span text:style-name="T21_35">that</text:span><text:span text:style-name="T21_36"><text:s/></text:span><text:span text:style-name="T21_37">some</text:span><text:span text:style-name="T21_38"><text:s/></text:span><text:span text:style-name="T21_39">other</text:span><text:span text:style-name="T21_40"><text:s/></text:span><text:span text:style-name="T21_41">Lutonian</text:span><text:span text:style-name="T21_42"><text:s/></text:span><text:span text:style-name="T21_43">went</text:span><text:span text:style-name="T21_44"><text:s/></text:span><text:span text:style-name="T21_45">there</text:span><text:span text:style-name="T21_46"><text:s/></text:span><text:span text:style-name="T21_47">too</text:span><text:span text:style-name="T21_48">.</text:span></text:p>
        </text:list-item>
        <text:list-item>
          <text:p text:style-name="P22"><text:span text:style-name="T22_1">You</text:span><text:span text:style-name="T22_2"><text:s/></text:span><text:span text:style-name="T22_3">have</text:span><text:span text:style-name="T22_4"><text:s/></text:span><text:span text:style-name="T22_5">brought</text:span><text:span text:style-name="T22_6"><text:s/></text:span><text:span text:style-name="T22_7">a</text:span><text:span text:style-name="T22_8"><text:s/></text:span><text:span text:style-name="T22_9">large</text:span><text:span text:style-name="T22_10"><text:s/></text:span><text:span text:style-name="T22_11">stock</text:span><text:span text:style-name="T22_12"><text:s/></text:span><text:span text:style-name="T22_13">of</text:span><text:span text:style-name="T22_14"><text:s/></text:span><text:span text:style-name="T22_15">potions</text:span><text:span text:style-name="T22_16"><text:s/></text:span><text:span text:style-name="T22_17">to</text:span><text:span text:style-name="T22_18"><text:s/></text:span><text:span text:style-name="T22_19">the</text:span><text:span text:style-name="T22_20"><text:s/></text:span><text:span text:style-name="T22_21">festivities</text:span><text:span text:style-name="T22_22"><text:s/></text:span><text:span text:style-name="T22_23">with</text:span><text:span text:style-name="T22_24"><text:s/></text:span><text:span text:style-name="T22_25">the</text:span><text:span text:style-name="T22_26"><text:s/></text:span><text:span text:style-name="T22_27">hope</text:span><text:span text:style-name="T22_28"><text:s/></text:span><text:span text:style-name="T22_29">of</text:span><text:span text:style-name="T22_30"><text:s/></text:span><text:span text:style-name="T22_31">selling</text:span><text:span text:style-name="T22_32"><text:s/></text:span><text:span text:style-name="T22_33">as</text:span><text:span text:style-name="T22_34"><text:s/></text:span><text:span text:style-name="T22_35">many</text:span><text:span text:style-name="T22_36"><text:s/></text:span><text:span text:style-name="T22_37">as</text:span><text:span text:style-name="T22_38"><text:s/></text:span><text:span text:style-name="T22_39">possible</text:span><text:span text:style-name="T22_40">.<text:s/></text:span><text:span text:style-name="T22_41">Just</text:span><text:span text:style-name="T22_42"><text:s/></text:span><text:span text:style-name="T22_43">don</text:span><text:span text:style-name="T22_44">’</text:span><text:span text:style-name="T22_45">t</text:span><text:span text:style-name="T22_46"><text:s/></text:span><text:span text:style-name="T22_47">get</text:span><text:span text:style-name="T22_48"><text:s/></text:span><text:span text:style-name="T22_49">caught</text:span><text:span text:style-name="T22_50"><text:s/></text:span><text:span text:style-name="T22_51">by</text:span><text:span text:style-name="T22_52"><text:s/></text:span><text:span text:style-name="T22_53">the</text:span><text:span text:style-name="T22_54"><text:s/></text:span><text:span text:style-name="T22_55">authorities</text:span><text:span text:style-name="T22_56">!</text:span></text:p>
        </text:list-item>
        <text:list-item>
          <text:p text:style-name="P23"><text:span text:style-name="T23_1">You</text:span><text:span text:style-name="T23_2"><text:s/></text:span><text:span text:style-name="T23_3">have</text:span><text:span text:style-name="T23_4"><text:s/></text:span><text:span text:style-name="T23_5">developed</text:span><text:span text:style-name="T23_6"><text:s/></text:span><text:span text:style-name="T23_7">a</text:span><text:span text:style-name="T23_8"><text:s/></text:span><text:span text:style-name="T23_9">close</text:span><text:span text:style-name="T23_10"><text:s/></text:span><text:span text:style-name="T23_11">relationship</text:span><text:span text:style-name="T23_12"><text:s/></text:span><text:span text:style-name="T23_13">with</text:span><text:span text:style-name="T23_14"><text:s/></text:span><text:span text:style-name="T23_15">Bessie</text:span><text:span text:style-name="T23_16"><text:s/></text:span><text:span text:style-name="T23_17">Farthing</text:span><text:span text:style-name="T23_18"><text:s/></text:span><text:span text:style-name="T23_19">recently</text:span><text:span text:style-name="T23_20">.<text:s/></text:span><text:span text:style-name="T23_21">She</text:span><text:span text:style-name="T23_22"><text:s/></text:span><text:span text:style-name="T23_23">grows</text:span><text:span text:style-name="T23_24"><text:s/></text:span><text:span text:style-name="T23_25">rare</text:span><text:span text:style-name="T23_26"><text:s/></text:span><text:span text:style-name="T23_27">plants</text:span><text:span text:style-name="T23_28"><text:s/></text:span><text:span text:style-name="T23_29">and</text:span><text:span text:style-name="T23_30"><text:s/></text:span><text:span text:style-name="T23_31">herbs</text:span><text:span text:style-name="T23_32"><text:s/></text:span><text:span text:style-name="T23_33">and</text:span><text:span text:style-name="T23_34"><text:s/></text:span><text:span text:style-name="T23_35">sells</text:span><text:span text:style-name="T23_36"><text:s/></text:span><text:span text:style-name="T23_37">them</text:span><text:span text:style-name="T23_38"><text:s/></text:span><text:span text:style-name="T23_39">to</text:span><text:span text:style-name="T23_40"><text:s/></text:span><text:span text:style-name="T23_41">you</text:span><text:span text:style-name="T23_42"><text:s/></text:span><text:span text:style-name="T23_43">for</text:span><text:span text:style-name="T23_44"><text:s/></text:span><text:span text:style-name="T23_45">use</text:span><text:span text:style-name="T23_46"><text:s/></text:span><text:span text:style-name="T23_47">in</text:span><text:span text:style-name="T23_48"><text:s/></text:span><text:span text:style-name="T23_49">potion</text:span><text:span text:style-name="T23_50"><text:s/></text:span><text:span text:style-name="T23_51">making</text:span><text:span text:style-name="T23_52">.<text:s/></text:span><text:span text:style-name="T23_53">Her</text:span><text:span text:style-name="T23_54"><text:s/></text:span><text:span text:style-name="T23_55">husband</text:span><text:span text:style-name="T23_56"><text:s/></text:span><text:span text:style-name="T23_57">doesn</text:span><text:span text:style-name="T23_58">’</text:span><text:span text:style-name="T23_59">t</text:span><text:span text:style-name="T23_60"><text:s/></text:span><text:span text:style-name="T23_61">know</text:span><text:span text:style-name="T23_62"><text:s/></text:span><text:span text:style-name="T23_63">about</text:span><text:span text:style-name="T23_64"><text:s/></text:span><text:span text:style-name="T23_65">it</text:span><text:span text:style-name="T23_66">,<text:s/></text:span><text:span text:style-name="T23_67">though</text:span><text:span text:style-name="T23_68">,<text:s/></text:span><text:span text:style-name="T23_69">so</text:span><text:span text:style-name="T23_70"><text:s/></text:span><text:span text:style-name="T23_71">best</text:span><text:span text:style-name="T23_72"><text:s/></text:span><text:span text:style-name="T23_73">not</text:span><text:span text:style-name="T23_74"><text:s/></text:span><text:span text:style-name="T23_75">reveal</text:span><text:span text:style-name="T23_76"><text:s/></text:span><text:span text:style-name="T23_77">this</text:span><text:span text:style-name="T23_78"><text:s/></text:span><text:span text:style-name="T23_79">to</text:span><text:span text:style-name="T23_80"><text:s/></text:span><text:span text:style-name="T23_81">him</text:span><text:span text:style-name="T23_82">!</text:span></text:p>
        </text:list-item>
        <text:list-item>
          <text:p text:style-name="P24"><text:span text:style-name="T24_1">You</text:span><text:span text:style-name="T24_2"><text:s/></text:span><text:span text:style-name="T24_3">saw</text:span><text:span text:style-name="T24_4"><text:s/></text:span><text:span text:style-name="T24_5">Rebecca</text:span><text:span text:style-name="T24_6"><text:s/></text:span><text:span text:style-name="T24_7">Rowland</text:span><text:span text:style-name="T24_8"><text:s/></text:span><text:span text:style-name="T24_9">reading</text:span><text:span text:style-name="T24_10"><text:s/></text:span><text:span text:style-name="T24_11">something</text:span><text:span text:style-name="T24_12"><text:s/></text:span><text:span text:style-name="T24_13">that</text:span><text:span text:style-name="T24_14"><text:s/></text:span><text:span text:style-name="T24_15">appeared</text:span><text:span text:style-name="T24_16"><text:s/></text:span><text:span text:style-name="T24_17">to</text:span><text:span text:style-name="T24_18"><text:s/></text:span><text:span text:style-name="T24_19">be</text:span><text:span text:style-name="T24_20"><text:s/></text:span><text:span text:style-name="T24_21">in</text:span><text:span text:style-name="T24_22"><text:s/></text:span><text:span text:style-name="T24_23">Ancient</text:span><text:span text:style-name="T24_24"><text:s/></text:span><text:span text:style-name="T24_25">Greek</text:span><text:span text:style-name="T24_26"><text:s/></text:span><text:span text:style-name="T24_27">or</text:span><text:span text:style-name="T24_28"><text:s/></text:span><text:span text:style-name="T24_29">Hebrew</text:span><text:span text:style-name="T24_30">.<text:s/></text:span><text:span text:style-name="T24_31">You</text:span><text:span text:style-name="T24_32"><text:s/></text:span><text:span text:style-name="T24_33">were</text:span><text:span text:style-name="T24_34"><text:s/></text:span><text:span text:style-name="T24_35">a</text:span><text:span text:style-name="T24_36"><text:s/></text:span><text:span text:style-name="T24_37">tad</text:span><text:span text:style-name="T24_38"><text:s/></text:span><text:span text:style-name="T24_39">jealous</text:span><text:span text:style-name="T24_40"><text:s/></text:span><text:span text:style-name="T24_41">of</text:span><text:span text:style-name="T24_42"><text:s/></text:span><text:span text:style-name="T24_43">her</text:span><text:span text:style-name="T24_44"><text:s/></text:span><text:span text:style-name="T24_45">clear</text:span><text:span text:style-name="T24_46"><text:s/></text:span><text:span text:style-name="T24_47">mastery</text:span><text:span text:style-name="T24_48"><text:s/></text:span><text:span text:style-name="T24_49">of</text:span><text:span text:style-name="T24_50"><text:s/></text:span><text:span text:style-name="T24_51">the</text:span><text:span text:style-name="T24_52"><text:s/></text:span><text:span text:style-name="T24_53">challenging</text:span><text:span text:style-name="T24_54"><text:s/></text:span><text:span text:style-name="T24_55">language</text:span><text:span text:style-name="T24_56">.</text:span></text:p>
        </text:list-item>
        <text:list-item>
          <text:p text:style-name="P25"><text:span text:style-name="T25_1">You</text:span><text:span text:style-name="T25_2"><text:s/></text:span><text:span text:style-name="T25_3">managed</text:span><text:span text:style-name="T25_4"><text:s/></text:span><text:span text:style-name="T25_5">to</text:span><text:span text:style-name="T25_6"><text:s/></text:span><text:span text:style-name="T25_7">actually</text:span><text:span text:style-name="T25_8"><text:s/></text:span><text:span text:style-name="T25_9">sell</text:span><text:span text:style-name="T25_10"><text:s/></text:span><text:span text:style-name="T25_11">some</text:span><text:span text:style-name="T25_12"><text:s/></text:span><text:span text:style-name="T25_13">candles</text:span><text:span text:style-name="T25_14"><text:s/></text:span><text:span text:style-name="T25_15">this</text:span><text:span text:style-name="T25_16"><text:s/></text:span><text:span text:style-name="T25_17">evening</text:span><text:span text:style-name="T25_18">!<text:s/></text:span><text:span text:style-name="T25_19">You</text:span><text:span text:style-name="T25_20"><text:s/></text:span><text:span text:style-name="T25_21">sold</text:span><text:span text:style-name="T25_22"><text:s/></text:span><text:span text:style-name="T25_23">the</text:span><text:span text:style-name="T25_24"><text:s/></text:span><text:span text:style-name="T25_25">only</text:span><text:span text:style-name="T25_26"><text:s/></text:span><text:span text:style-name="T25_27">candles</text:span><text:span text:style-name="T25_28"><text:s/></text:span><text:span text:style-name="T25_29">you</text:span><text:span text:style-name="T25_30"><text:s/></text:span><text:span text:style-name="T25_31">brought</text:span><text:span text:style-name="T25_32"><text:s/></text:span><text:span text:style-name="T25_33">with</text:span><text:span text:style-name="T25_34"><text:s/></text:span><text:span text:style-name="T25_35">you</text:span><text:span text:style-name="T25_36"><text:s/></text:span><text:span text:style-name="T25_37">to</text:span><text:span text:style-name="T25_38"><text:s/></text:span><text:span text:style-name="T25_39">Isabel</text:span><text:span text:style-name="T25_40"><text:s/></text:span><text:span text:style-name="T25_41">Williams</text:span><text:span text:style-name="T25_42"><text:s/></text:span><text:span text:style-name="T25_43">and</text:span><text:span text:style-name="T25_44"><text:s/></text:span><text:span text:style-name="T25_45">Agnes</text:span><text:span text:style-name="T25_46"><text:s/></text:span><text:span text:style-name="T25_47">Smallwood</text:span><text:span text:style-name="T25_48">.</text:span></text:p>
        </text:list-item>
      </text:list>
      <text:h text:style-name="P26" text:outline-level="10"><text:bookmark-start text:name="h.2zvrmg9n0kzq"/><text:bookmark-end text:name="h.2zvrmg9n0kzq"/></text:h>
      <text:h text:style-name="P27" text:outline-level="10"><text:bookmark-start text:name="h.lqf5ur11oxfc"/><text:bookmark-end text:name="h.lqf5ur11oxfc"/><text:span text:style-name="T27_1">Other</text:span><text:span text:style-name="T27_2"><text:s/></text:span><text:span text:style-name="T27_3">People</text:span></text:h>
      <text:h text:style-name="P28" text:outline-level="10"><text:bookmark-start text:name="h.gebvi46st5v9"/><text:bookmark-end text:name="h.gebvi46st5v9"/><text:span text:style-name="T28_1">Bessie</text:span><text:span text:style-name="T28_2"><text:s/></text:span><text:span text:style-name="T28_3">Farthing</text:span><text:span text:style-name="T28_4"><text:s/></text:span><text:span text:style-name="T28_5">-<text:s/></text:span><text:span text:style-name="T28_6">you</text:span><text:span text:style-name="T28_7"><text:s/></text:span><text:span text:style-name="T28_8">often</text:span><text:span text:style-name="T28_9"><text:s/></text:span><text:span text:style-name="T28_10">buy</text:span><text:span text:style-name="T28_11"><text:s/></text:span><text:span text:style-name="T28_12">herbs</text:span><text:span text:style-name="T28_13"><text:s/></text:span><text:span text:style-name="T28_14">and</text:span><text:span text:style-name="T28_15"><text:s/></text:span><text:span text:style-name="T28_16">plants</text:span><text:span text:style-name="T28_17"><text:s/></text:span><text:span text:style-name="T28_18">from</text:span><text:span text:style-name="T28_19"><text:s/></text:span><text:span text:style-name="T28_20">her</text:span><text:span text:style-name="T28_21"><text:s/></text:span><text:span text:style-name="T28_22">needed</text:span><text:span text:style-name="T28_23"><text:s/></text:span><text:span text:style-name="T28_24">for</text:span><text:span text:style-name="T28_25"><text:s/></text:span><text:span text:style-name="T28_26">your</text:span><text:span text:style-name="T28_27"><text:s/></text:span><text:span text:style-name="T28_28">alchemy</text:span><text:span text:style-name="T28_29">.</text:span></text:h>
      <text:p text:style-name="P29"/>
      <text:h text:style-name="P30" text:outline-level="10"><text:bookmark-start text:name="h.rnxozcaykxjo"/><text:bookmark-end text:name="h.rnxozcaykxjo"/><text:span text:style-name="T30_1">Interesting</text:span><text:span text:style-name="T30_2"><text:s/></text:span><text:span text:style-name="T30_3">Trivia</text:span></text:h>
      <text:p text:style-name="P31"/>
      <text:p text:style-name="P32"><text:span text:style-name="T32_1">You</text:span><text:span text:style-name="T32_2"><text:s/></text:span><text:span text:style-name="T32_3">are</text:span><text:span text:style-name="T32_4"><text:s/></text:span><text:span text:style-name="T32_5">on</text:span><text:span text:style-name="T32_6"><text:s/></text:span><text:span text:style-name="T32_7">the</text:span><text:span text:style-name="T32_8"><text:s/></text:span><text:span text:style-name="T32_9">Yuletide</text:span><text:span text:style-name="T32_10"><text:s/></text:span><text:span text:style-name="T32_11">organising</text:span><text:span text:style-name="T32_12"><text:s/></text:span><text:span text:style-name="T32_13">committee</text:span><text:span text:style-name="T32_14"><text:s/></text:span><text:span text:style-name="T32_15">responsible</text:span><text:span text:style-name="T32_16"><text:s/></text:span><text:span text:style-name="T32_17">for</text:span><text:span text:style-name="T32_18"><text:s/></text:span><text:span text:style-name="T32_19">this</text:span><text:span text:style-name="T32_20"><text:s/></text:span><text:span text:style-name="T32_21">festival</text:span><text:span text:style-name="T32_22">.<text:s/></text:span><text:span text:style-name="T32_23">Other</text:span><text:span text:style-name="T32_24"><text:s/></text:span><text:span text:style-name="T32_25">members</text:span><text:span text:style-name="T32_26"><text:s/></text:span><text:span text:style-name="T32_27">include</text:span><text:span text:style-name="T32_28"><text:s/></text:span><text:span text:style-name="T32_29">Isabel</text:span><text:span text:style-name="T32_30"><text:s/></text:span><text:span text:style-name="T32_31">Williams</text:span><text:span text:style-name="T32_32"><text:s/>,<text:s/></text:span><text:span text:style-name="T32_33">Bessie</text:span><text:span text:style-name="T32_34"><text:s/></text:span><text:span text:style-name="T32_35">Farthing</text:span><text:span text:style-name="T32_36">,<text:s/></text:span><text:span text:style-name="T32_37">Lucy</text:span><text:span text:style-name="T32_38"><text:s/></text:span><text:span text:style-name="T32_39">Gadrill</text:span><text:span text:style-name="T32_40">,<text:s/></text:span><text:span text:style-name="T32_41">Felicity</text:span><text:span text:style-name="T32_42"><text:s/></text:span><text:span text:style-name="T32_43">Rosencrantz</text:span><text:span text:style-name="T32_44"><text:s/></text:span><text:span text:style-name="T32_45">and</text:span><text:span text:style-name="T32_46"><text:s/></text:span><text:span text:style-name="T32_47">Evelyn</text:span><text:span text:style-name="T32_48"><text:s/></text:span><text:span text:style-name="T32_49">Archer</text:span><text:span text:style-name="T32_50">.</text:span></text:p>
      <text:p text:style-name="P33"/>
      <text:p text:style-name="P34"><text:span text:style-name="T34_1">Bessie</text:span><text:span text:style-name="T34_2"><text:s/></text:span><text:span text:style-name="T34_3">has</text:span><text:span text:style-name="T34_4"><text:s/></text:span><text:span text:style-name="T34_5">mentioned</text:span><text:span text:style-name="T34_6"><text:s/></text:span><text:span text:style-name="T34_7">to</text:span><text:span text:style-name="T34_8"><text:s/></text:span><text:span text:style-name="T34_9">you</text:span><text:span text:style-name="T34_10"><text:s/></text:span><text:span text:style-name="T34_11">that</text:span><text:span text:style-name="T34_12"><text:s/></text:span><text:span text:style-name="T34_13">her</text:span><text:span text:style-name="T34_14"><text:s/></text:span><text:span text:style-name="T34_15">other</text:span><text:span text:style-name="T34_16"><text:s/></text:span><text:span text:style-name="T34_17">customers</text:span><text:span text:style-name="T34_18"><text:s/></text:span><text:span text:style-name="T34_19">include</text:span><text:span text:style-name="T34_20"><text:s/></text:span><text:span text:style-name="T34_21">Lucy</text:span><text:span text:style-name="T34_22"><text:s/></text:span><text:span text:style-name="T34_23">Gadrill</text:span><text:span text:style-name="T34_24">,<text:s/></text:span><text:span text:style-name="T34_25">Lettice</text:span><text:span text:style-name="T34_26"><text:s/></text:span><text:span text:style-name="T34_27">Ludsthorp</text:span><text:span text:style-name="T34_28">,<text:s/></text:span><text:span text:style-name="T34_29">Felicity</text:span><text:span text:style-name="T34_30"><text:s/></text:span><text:span text:style-name="T34_31">Rosencrantz</text:span><text:span text:style-name="T34_32">,<text:s/></text:span><text:span text:style-name="T34_33">Isabel</text:span><text:span text:style-name="T34_34"><text:s/></text:span><text:span text:style-name="T34_35">Williams</text:span><text:span text:style-name="T34_36"><text:s/></text:span><text:span text:style-name="T34_37">and</text:span><text:span text:style-name="T34_38"><text:s/></text:span><text:span text:style-name="T34_39">Cecilia</text:span><text:span text:style-name="T34_40"><text:s/></text:span><text:span text:style-name="T34_41">Crispinson</text:span><text:span text:style-name="T34_42">.</text:span></text:p>
      <text:p text:style-name="P35"/>
      <text:h text:style-name="P36" text:outline-level="10"><text:bookmark-start text:name="h.pbd33ukfqkg0"/><text:bookmark-end text:name="h.pbd33ukfqkg0"/><text:span text:style-name="T36_1">Your</text:span><text:span text:style-name="T36_2"><text:s/></text:span><text:span text:style-name="T36_3">Goals</text:span></text:h>
      <text:list text:style-name="LS2" xml:id="list5">
        <text:list-item>
          <text:p text:style-name="P37"><text:span text:style-name="T37_1">Try</text:span><text:span text:style-name="T37_2"><text:s/></text:span><text:span text:style-name="T37_3">to</text:span><text:span text:style-name="T37_4"><text:s/></text:span><text:span text:style-name="T37_5">sell</text:span><text:span text:style-name="T37_6"><text:s/></text:span><text:span text:style-name="T37_7">your</text:span><text:span text:style-name="T37_8"><text:s/></text:span><text:span text:style-name="T37_9">candlestick</text:span><text:span text:style-name="T37_10"><text:s/></text:span><text:span text:style-name="T37_11">business</text:span><text:span text:style-name="T37_12"><text:s/></text:span><text:span text:style-name="T37_13">to</text:span><text:span text:style-name="T37_14"><text:s/></text:span><text:span text:style-name="T37_15">someone</text:span><text:span text:style-name="T37_16"><text:s/></text:span><text:span text:style-name="T37_17">for</text:span><text:span text:style-name="T37_18"><text:s/></text:span><text:span text:style-name="T37_19">at</text:span><text:span text:style-name="T37_20"><text:s/></text:span><text:span text:style-name="T37_21">least</text:span><text:span text:style-name="T37_22"><text:s/>5<text:s/></text:span><text:span text:style-name="T37_23">pounds</text:span><text:span text:style-name="T37_24">.</text:span></text:p>
        </text:list-item>
        <text:list-item>
          <text:p text:style-name="P38"><text:span text:style-name="T38_1">Sell</text:span><text:span text:style-name="T38_2"><text:s/></text:span><text:span text:style-name="T38_3">potions</text:span><text:span text:style-name="T38_4"><text:s/></text:span><text:span text:style-name="T38_5">to</text:span><text:span text:style-name="T38_6"><text:s/></text:span><text:span text:style-name="T38_7">at</text:span><text:span text:style-name="T38_8"><text:s/></text:span><text:span text:style-name="T38_9">least</text:span><text:span text:style-name="T38_10"><text:s/></text:span><text:span text:style-name="T38_11">four</text:span><text:span text:style-name="T38_12"><text:s/></text:span><text:span text:style-name="T38_13">people</text:span><text:span text:style-name="T38_14"><text:s/></text:span><text:span text:style-name="T38_15">for</text:span><text:span text:style-name="T38_16"><text:s/></text:span><text:span text:style-name="T38_17">a</text:span><text:span text:style-name="T38_18"><text:s/></text:span><text:span text:style-name="T38_19">total</text:span><text:span text:style-name="T38_20"><text:s/></text:span><text:span text:style-name="T38_21">of</text:span><text:span text:style-name="T38_22"><text:s/></text:span><text:span text:style-name="T38_23">at</text:span><text:span text:style-name="T38_24"><text:s/></text:span><text:span text:style-name="T38_25">least</text:span><text:span text:style-name="T38_26"><text:s/></text:span><text:span text:style-name="T38_27">a</text:span><text:span text:style-name="T38_28"><text:s/></text:span><text:span text:style-name="T38_29">pound</text:span><text:span text:style-name="T38_30">.</text:span></text:p>
        </text:list-item>
        <text:list-item>
          <text:p text:style-name="P39"><text:span text:style-name="T39_1">Convince</text:span><text:span text:style-name="T39_2"><text:s/></text:span><text:span text:style-name="T39_3">Donatus</text:span><text:span text:style-name="T39_4"><text:s/></text:span><text:span text:style-name="T39_5">McVicar</text:span><text:span text:style-name="T39_6"><text:s/></text:span><text:span text:style-name="T39_7">to</text:span><text:span text:style-name="T39_8"><text:s/></text:span><text:span text:style-name="T39_9">strike</text:span><text:span text:style-name="T39_10"><text:s/></text:span><text:span text:style-name="T39_11">potion</text:span><text:span text:style-name="T39_12"><text:s/></text:span><text:span text:style-name="T39_13">making</text:span><text:span text:style-name="T39_14"><text:s/></text:span><text:span text:style-name="T39_15">from</text:span><text:span text:style-name="T39_16"><text:s/></text:span><text:span text:style-name="T39_17">the</text:span><text:span text:style-name="T39_18"><text:s/></text:span><text:span text:style-name="T39_19">towns</text:span><text:span text:style-name="T39_20"><text:s/></text:span><text:span text:style-name="T39_21">laws</text:span><text:span text:style-name="T39_22"><text:s/></text:span><text:span text:style-name="T39_23">as</text:span><text:span text:style-name="T39_24"><text:s/></text:span><text:span text:style-name="T39_25">an</text:span><text:span text:style-name="T39_26"><text:s/></text:span><text:span text:style-name="T39_27">illegal</text:span><text:span text:style-name="T39_28"><text:s/></text:span><text:span text:style-name="T39_29">activity</text:span><text:span text:style-name="T39_30">.</text:span></text:p>
        </text:list-item>
        <text:list-item>
          <text:p text:style-name="P40"><text:span text:style-name="T40_1">Hide</text:span><text:span text:style-name="T40_2"><text:s/></text:span><text:span text:style-name="T40_3">your</text:span><text:span text:style-name="T40_4"><text:s/></text:span><text:span text:style-name="T40_5">stealing</text:span><text:span text:style-name="T40_6"><text:s/></text:span><text:span text:style-name="T40_7">from</text:span><text:span text:style-name="T40_8"><text:s/></text:span><text:span text:style-name="T40_9">Sleeb</text:span><text:span text:style-name="T40_10"><text:s/></text:span><text:span text:style-name="T40_11">or</text:span><text:span text:style-name="T40_12"><text:s/></text:span><text:span text:style-name="T40_13">make</text:span><text:span text:style-name="T40_14"><text:s/></text:span><text:span text:style-name="T40_15">an</text:span><text:span text:style-name="T40_16"><text:s/></text:span><text:span text:style-name="T40_17">arrangement</text:span><text:span text:style-name="T40_18"><text:s/></text:span><text:span text:style-name="T40_19">with</text:span><text:span text:style-name="T40_20"><text:s/></text:span><text:span text:style-name="T40_21">him</text:span><text:span text:style-name="T40_22"><text:s/></text:span><text:span text:style-name="T40_23">about</text:span><text:span text:style-name="T40_24"><text:s/></text:span><text:span text:style-name="T40_25">it</text:span><text:span text:style-name="T40_26">.<text:s/></text:span><text:span text:style-name="T40_27">You</text:span><text:span text:style-name="T40_28"><text:s/></text:span><text:span text:style-name="T40_29">will</text:span><text:span text:style-name="T40_30"><text:s/></text:span><text:span text:style-name="T40_31">need</text:span><text:span text:style-name="T40_32"><text:s/></text:span><text:span text:style-name="T40_33">some</text:span><text:span text:style-name="T40_34"><text:s/></text:span><text:span text:style-name="T40_35">leverage</text:span><text:span text:style-name="T40_36">.</text:span></text:p>
        </text:list-item>
        <text:list-item>
          <text:p text:style-name="P41"><text:span text:style-name="T41_1">Solve</text:span><text:span text:style-name="T41_2"><text:s/></text:span><text:span text:style-name="T41_3">the</text:span><text:span text:style-name="T41_4"><text:s/></text:span><text:span text:style-name="T41_5">murder</text:span><text:span text:style-name="T41_6"><text:s/></text:span><text:span text:style-name="T41_7">of</text:span><text:span text:style-name="T41_8"><text:s/></text:span><text:span text:style-name="T41_9">Duke</text:span><text:span text:style-name="T41_10"><text:s/></text:span><text:span text:style-name="T41_11">Smallwood</text:span><text:span text:style-name="T41_12">.<text:s/></text:span><text:span text:style-name="T41_13">You</text:span><text:span text:style-name="T41_14">’</text:span><text:span text:style-name="T41_15">ve</text:span><text:span text:style-name="T41_16"><text:s/></text:span><text:span text:style-name="T41_17">always</text:span><text:span text:style-name="T41_18"><text:s/></text:span><text:span text:style-name="T41_19">liked</text:span><text:span text:style-name="T41_20"><text:s/></text:span><text:span text:style-name="T41_21">a</text:span><text:span text:style-name="T41_22"><text:s/></text:span><text:span text:style-name="T41_23">good</text:span><text:span text:style-name="T41_24"><text:s/></text:span><text:span text:style-name="T41_25">whodunnit</text:span><text:span text:style-name="T41_26">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2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